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bebebe"/>
    </style:style>
    <style:style style:name="gr5" style:family="graphic" style:parent-style-name="standard">
      <style:graphic-properties draw:stroke="none" draw:fill="solid" draw:fill-color="#ffa500"/>
    </style:style>
    <style:style style:name="gr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7" style:family="graphic" style:parent-style-name="standard">
      <style:graphic-properties draw:stroke="none" draw:fill="solid" draw:fill-color="#4d4d4d"/>
    </style:style>
    <style:style style:name="gr8"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9" style:family="graphic" style:parent-style-name="standard">
      <style:graphic-properties draw:stroke="none" draw:fill="solid" draw:fill-color="#ffffff"/>
    </style:style>
    <style:style style:name="gr10" style:family="graphic" style:parent-style-name="standard">
      <style:graphic-properties draw:stroke="none" draw:fill="solid" draw:fill-color="#ebebeb"/>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00000"/>
    </style:style>
    <style:style style:name="P4" style:family="paragraph">
      <loext:graphic-properties draw:fill="solid" draw:fill-color="#bebebe"/>
    </style:style>
    <style:style style:name="P5" style:family="paragraph">
      <loext:graphic-properties draw:fill="solid" draw:fill-color="#ffa500"/>
    </style:style>
    <style:style style:name="P6" style:family="paragraph">
      <loext:graphic-properties draw:fill="none"/>
    </style:style>
    <style:style style:name="P7" style:family="paragraph">
      <loext:graphic-properties draw:fill="solid" draw:fill-color="#4d4d4d"/>
    </style:style>
    <style:style style:name="P8" style:family="paragraph">
      <style:paragraph-properties fo:text-align="center"/>
    </style:style>
    <style:style style:name="P9" style:family="paragraph">
      <loext:graphic-properties draw:fill="solid" draw:fill-color="#ebebeb"/>
      <style:paragraph-properties fo:text-align="center" style:writing-mode="lr-tb"/>
      <style:text-properties style:font-name="Helvetica Neue" fo:font-size="36pt" style:font-size-asian="36pt" style:font-size-complex="36pt"/>
    </style:style>
    <style:style style:name="T1" style:family="text">
      <style:text-properties style:font-name="Helvetica Neue"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30.666cm" svg:height="19.432cm" svg:x="1.692cm" svg:y="1.447cm" svg:viewBox="0 0 30667 19433" draw:points="0,19433 30667,19433 30667,0 0,0">
          <text:p/>
        </draw:polygon>
        <draw:polygon draw:style-name="gr3" draw:text-style-name="P3" draw:layer="layout" svg:width="4.182cm" svg:height="6.163cm" svg:x="3.783cm" svg:y="13.833cm" svg:viewBox="0 0 4183 6164" draw:points="0,6164 4183,6164 4183,0 0,0">
          <text:p/>
        </draw:polygon>
        <draw:polygon draw:style-name="gr4" draw:text-style-name="P4" draw:layer="layout" svg:width="4.181cm" svg:height="12.785cm" svg:x="7.965cm" svg:y="7.211cm" svg:viewBox="0 0 4182 12786" draw:points="0,12786 4182,12786 4182,0 0,0">
          <text:p/>
        </draw:polygon>
        <draw:polygon draw:style-name="gr5" draw:text-style-name="P5" draw:layer="layout" svg:width="4.182cm" svg:height="13.708cm" svg:x="12.146cm" svg:y="6.288cm" svg:viewBox="0 0 4183 13709" draw:points="0,13709 4183,13709 4183,0 0,0">
          <text:p/>
        </draw:polygon>
        <draw:polygon draw:style-name="gr3" draw:text-style-name="P3" draw:layer="layout" svg:width="4.181cm" svg:height="4.053cm" svg:x="17.722cm" svg:y="15.943cm" svg:viewBox="0 0 4182 4054" draw:points="0,4054 4182,4054 4182,0 0,0">
          <text:p/>
        </draw:polygon>
        <draw:polygon draw:style-name="gr4" draw:text-style-name="P4" draw:layer="layout" svg:width="4.182cm" svg:height="4.19cm" svg:x="21.903cm" svg:y="15.806cm" svg:viewBox="0 0 4183 4191" draw:points="0,4191 4183,4191 4183,0 0,0">
          <text:p/>
        </draw:polygon>
        <draw:polygon draw:style-name="gr5" draw:text-style-name="P5" draw:layer="layout" svg:width="4.182cm" svg:height="5.329cm" svg:x="26.085cm" svg:y="14.667cm" svg:viewBox="0 0 4183 5330" draw:points="0,5330 4183,5330 4183,0 0,0">
          <text:p/>
        </draw:polygon>
        <draw:line draw:style-name="gr6" draw:text-style-name="P6" draw:layer="layout" svg:x1="3.783cm" svg:y1="12.736cm" svg:x2="7.965cm" svg:y2="12.736cm">
          <text:p/>
        </draw:line>
        <draw:line draw:style-name="gr6" draw:text-style-name="P6" draw:layer="layout" svg:x1="5.874cm" svg:y1="12.736cm" svg:x2="5.874cm" svg:y2="14.93cm">
          <text:p/>
        </draw:line>
        <draw:line draw:style-name="gr6" draw:text-style-name="P6" draw:layer="layout" svg:x1="3.783cm" svg:y1="14.93cm" svg:x2="7.965cm" svg:y2="14.93cm">
          <text:p/>
        </draw:line>
        <draw:line draw:style-name="gr6" draw:text-style-name="P6" draw:layer="layout" svg:x1="7.965cm" svg:y1="5.423cm" svg:x2="12.146cm" svg:y2="5.423cm">
          <text:p/>
        </draw:line>
        <draw:line draw:style-name="gr6" draw:text-style-name="P6" draw:layer="layout" svg:x1="10.056cm" svg:y1="5.423cm" svg:x2="10.056cm" svg:y2="8.998cm">
          <text:p/>
        </draw:line>
        <draw:line draw:style-name="gr6" draw:text-style-name="P6" draw:layer="layout" svg:x1="7.965cm" svg:y1="8.998cm" svg:x2="12.146cm" svg:y2="8.998cm">
          <text:p/>
        </draw:line>
        <draw:line draw:style-name="gr6" draw:text-style-name="P6" draw:layer="layout" svg:x1="12.146cm" svg:y1="4.417cm" svg:x2="16.328cm" svg:y2="4.417cm">
          <text:p/>
        </draw:line>
        <draw:line draw:style-name="gr6" draw:text-style-name="P6" draw:layer="layout" svg:x1="14.237cm" svg:y1="4.417cm" svg:x2="14.237cm" svg:y2="8.16cm">
          <text:p/>
        </draw:line>
        <draw:line draw:style-name="gr6" draw:text-style-name="P6" draw:layer="layout" svg:x1="12.146cm" svg:y1="8.16cm" svg:x2="16.328cm" svg:y2="8.16cm">
          <text:p/>
        </draw:line>
        <draw:line draw:style-name="gr6" draw:text-style-name="P6" draw:layer="layout" svg:x1="17.722cm" svg:y1="15.053cm" svg:x2="21.903cm" svg:y2="15.053cm">
          <text:p/>
        </draw:line>
        <draw:line draw:style-name="gr6" draw:text-style-name="P6" draw:layer="layout" svg:x1="19.813cm" svg:y1="15.053cm" svg:x2="19.813cm" svg:y2="16.832cm">
          <text:p/>
        </draw:line>
        <draw:line draw:style-name="gr6" draw:text-style-name="P6" draw:layer="layout" svg:x1="17.722cm" svg:y1="16.832cm" svg:x2="21.903cm" svg:y2="16.832cm">
          <text:p/>
        </draw:line>
        <draw:line draw:style-name="gr6" draw:text-style-name="P6" draw:layer="layout" svg:x1="21.903cm" svg:y1="14.783cm" svg:x2="26.085cm" svg:y2="14.783cm">
          <text:p/>
        </draw:line>
        <draw:line draw:style-name="gr6" draw:text-style-name="P6" draw:layer="layout" svg:x1="23.994cm" svg:y1="14.783cm" svg:x2="23.994cm" svg:y2="16.829cm">
          <text:p/>
        </draw:line>
        <draw:line draw:style-name="gr6" draw:text-style-name="P6" draw:layer="layout" svg:x1="21.903cm" svg:y1="16.829cm" svg:x2="26.085cm" svg:y2="16.829cm">
          <text:p/>
        </draw:line>
        <draw:line draw:style-name="gr6" draw:text-style-name="P6" draw:layer="layout" svg:x1="26.085cm" svg:y1="13.499cm" svg:x2="30.267cm" svg:y2="13.499cm">
          <text:p/>
        </draw:line>
        <draw:line draw:style-name="gr6" draw:text-style-name="P6" draw:layer="layout" svg:x1="28.176cm" svg:y1="13.499cm" svg:x2="28.176cm" svg:y2="15.834cm">
          <text:p/>
        </draw:line>
        <draw:line draw:style-name="gr6" draw:text-style-name="P6" draw:layer="layout" svg:x1="26.085cm" svg:y1="15.834cm" svg:x2="30.267cm" svg:y2="15.834cm">
          <text:p/>
        </draw:line>
        <draw:path draw:style-name="gr7" draw:text-style-name="P7" draw:layer="layout" svg:width="0.404cm" svg:height="0.6cm" svg:x="1.081cm" svg:y="19.696cm" svg:viewBox="0 0 405 601" svg:d="M405 300v16 16l-1 16-1 15-1 15-2 14-2 13-3 13-3 12-3 12-3 11-4 11-3 11-4 9-5 10-4 9-5 9-5 8-5 7-5 8-6 7-6 6-7 6-6 6-6 5-7 5-6 4-7 4-7 4-7 3-8 3-8 3-7 2-8 2-8 2-8 1-8 1-8 1h-9l-8 1-8-1h-9l-8-1-8-1-8-1-8-2-8-2-7-2-8-3-7-3-8-3-7-4-7-4-6-4-7-5-6-5-6-6-6-6-6-6-5-7-6-8-5-7-5-8-4-9-4-9-5-9-3-10-4-11-4-10-3-12-3-11-2-13-3-12-2-14-1-14-2-15-1-15-1-16v-16-16-18-16l1-16 1-16 2-15 1-14 2-14 3-13 2-12 3-12 3-11 4-11 4-11 3-9 5-10 4-9 5-8 4-8 6-8 5-7 6-7 5-6 6-6 6-5 7-5 6-5 7-4 7-4 7-3 8-3 7-3 8-2 7-2 8-2 8-1 8-2 9-1 8-1h9 9 8 8l8 1 8 1 8 2 8 1 7 2 8 2 7 2 8 3 7 3 7 3 7 4 7 4 6 5 7 5 6 5 7 6 5 6 6 7 5 7 5 8 5 8 5 8 4 9 4 10 4 9 4 11 3 11 4 11 3 12 3 12 2 13 2 14 2 14 1 15 1 16 1 16v16zM329 300v-14-13l-1-13-1-12v-12l-1-11-1-11-1-10-2-10-2-10-1-9-2-8-2-9-2-8-3-7-2-7-3-7-3-6-3-6-3-6-3-6-4-5-3-4-4-5-4-4-4-4-4-3-5-3-4-3-4-2-5-2-5-2-5-2-5-2-5-1-6-1h-5l-6-1-6-1h-5-7l-6 1-6 1h-5l-6 1-6 1-5 2-5 2-5 2-5 2-5 3-4 2-4 3-5 4-4 4-4 4-4 4-4 5-3 5-3 5-3 6-4 6-2 6-3 7-2 7-3 8-2 8-2 8-2 9-2 9-1 9-2 10-1 10-1 11-1 12-1 11v12l-1 13v13 14 13 13l1 12v12l1 11 1 12 1 11 1 10 2 10 1 10 2 9 2 8 2 9 2 7 3 8 2 7 3 7 3 7 3 6 3 6 3 5 4 5 4 5 4 4 3 5 4 3 5 4 4 3 4 3 5 3 5 2 5 2 5 2 5 1 5 2 6 1h5l6 1h6l6 1 6-1h6l5-1h5l6-1 5-2 5-1 5-2 5-2 5-2 4-3 5-3 4-3 4-4 4-3 4-5 4-4 4-5 3-5 3-5 4-6 3-6 3-7 2-7 3-7 3-8 2-7 2-9 2-8 2-9 1-10 2-10 1-10 1-11 1-12 1-11 1-12 1-12v-13z">
          <text:p/>
        </draw:path>
        <draw:polygon draw:style-name="gr7" draw:text-style-name="P7" draw:layer="layout" svg:width="0.365cm" svg:height="0.582cm" svg:x="1.112cm" svg:y="16.172cm" svg:viewBox="0 0 366 583" draw:points="0,583 0,520 149,520 149,71 17,165 17,94 155,0 224,0 224,520 366,520 366,583">
          <text:p/>
        </draw:polygon>
        <draw:polygon draw:style-name="gr7" draw:text-style-name="P7" draw:layer="layout" svg:width="0.386cm" svg:height="0.591cm" svg:x="1.09cm" svg:y="12.63cm" svg:viewBox="0 0 387 592" draw:points="0,592 0,540 5,530 9,521 14,512 19,503 24,494 29,486 34,478 40,469 45,462 51,454 58,447 64,440 70,433 76,426 83,419 89,412 96,406 102,400 109,394 116,388 122,382 129,376 136,370 142,364 149,358 156,353 162,347 169,342 175,337 182,332 188,327 195,321 201,316 207,311 213,306 219,301 225,296 230,291 236,286 241,280 247,275 251,270 256,265 262,260 266,254 270,249 274,243 278,238 281,232 285,227 288,221 291,215 293,209 296,203 297,197 299,190 300,184 301,177 301,170 302,163 301,158 301,153 301,149 300,144 299,140 299,135 298,131 297,127 296,123 294,120 292,116 291,112 289,109 287,105 285,102 282,99 280,96 278,93 275,90 273,88 269,85 267,83 263,81 260,79 256,75 253,74 249,72 245,71 242,69 237,68 233,67 230,65 225,65 221,64 217,63 213,62 208,62 203,61 199,61 194,61 190,61 185,61 181,62 177,62 172,63 168,64 164,64 160,65 156,66 152,67 148,69 144,70 141,72 137,73 134,75 130,78 127,80 123,82 120,85 117,87 114,90 111,92 109,95 106,98 103,101 101,104 98,107 96,111 94,114 92,118 90,122 88,126 87,129 85,134 84,138 83,142 82,146 81,151 80,156 80,160 3,153 5,147 6,141 7,135 8,129 10,123 12,117 14,111 16,106 18,100 21,94 24,89 27,84 30,78 33,72 37,67 41,63 45,58 49,54 54,49 58,45 63,41 68,37 74,33 79,30 85,26 91,23 97,20 103,17 109,14 116,12 123,10 130,8 137,6 145,4 152,3 160,2 169,1 177,0 185,0 194,0 203,0 211,0 219,1 227,2 235,2 243,4 250,5 257,7 266,8 273,10 279,12 286,15 292,17 298,20 304,23 309,26 315,30 320,33 325,37 329,41 334,45 339,49 343,54 347,59 350,64 354,69 357,74 360,80 363,86 365,92 368,98 370,104 372,111 373,117 375,124 376,131 377,138 377,145 378,153 378,160 378,166 377,172 377,178 376,183 375,189 374,195 372,200 371,206 369,211 367,216 365,221 363,227 360,232 358,237 355,242 352,247 349,252 346,257 342,262 339,267 335,272 332,276 328,281 324,286 320,290 316,295 312,299 308,304 303,309 298,313 294,317 289,322 285,326 280,331 275,335 270,340 265,344 260,348 254,353 249,357 244,361 239,365 234,370 229,374 224,378 219,382 214,387 208,390 203,395 198,399 193,403 188,407 183,412 178,416 174,420 169,424 164,428 159,432 154,437 150,441 146,445 141,449 137,454 133,458 129,462 125,466 121,471 117,475 114,479 110,484 106,488 103,492 100,497 97,501 94,506 91,510 89,515 86,520 84,524 82,529 387,529 387,592">
          <text:p/>
        </draw:polygon>
        <draw:polygon draw:style-name="gr7" draw:text-style-name="P7" draw:layer="layout" svg:width="0.401cm" svg:height="0.599cm" svg:x="1.08cm" svg:y="9.097cm" svg:viewBox="0 0 402 600" draw:points="402,431 402,439 402,447 401,455 400,462 399,469 398,476 396,483 394,490 392,497 389,503 386,509 383,515 380,521 377,527 373,532 369,537 365,542 361,547 356,552 351,556 346,560 341,564 335,568 329,572 322,575 316,578 309,581 302,584 295,587 288,589 281,591 273,593 265,595 257,596 248,597 240,599 231,599 222,600 213,600 204,600 193,600 183,600 173,599 163,598 154,597 145,596 136,594 128,592 120,590 112,587 105,584 98,581 91,578 85,575 79,571 73,568 67,564 62,560 57,556 52,552 47,547 42,542 38,538 34,533 31,528 27,523 24,517 21,512 18,507 16,501 13,496 11,490 9,484 7,478 6,472 4,466 3,460 2,455 1,449 0,443 77,436 78,440 78,444 79,449 80,453 82,457 83,462 84,466 85,470 87,474 89,478 91,481 93,485 95,488 97,492 100,495 102,498 104,502 107,505 110,508 113,510 116,513 120,516 123,518 127,520 130,522 134,524 138,526 142,528 146,530 151,532 155,533 160,534 165,535 170,536 175,537 181,538 186,538 192,539 198,539 204,539 215,539 225,538 235,536 245,534 254,532 263,529 271,525 278,521 285,516 292,511 298,505 303,499 308,492 312,485 316,477 319,468 321,459 323,450 325,439 325,429 325,423 325,417 323,411 322,405 320,400 319,395 317,390 315,385 312,381 309,377 307,373 303,370 300,366 297,363 294,360 290,357 286,354 282,351 278,349 274,347 270,345 265,342 261,341 257,339 252,337 247,336 242,335 237,334 233,333 228,332 223,331 218,330 213,330 209,329 204,329 199,329 195,328 190,328 186,328 182,328 140,328 140,263 180,263 184,263 189,263 193,263 197,263 201,262 206,262 210,261 215,261 219,260 224,259 228,258 233,257 237,256 241,255 246,253 250,251 254,250 258,248 261,246 265,244 269,241 273,239 276,236 279,233 283,230 285,227 289,224 291,220 294,216 296,213 299,209 301,204 303,200 304,195 306,190 307,184 308,179 308,174 309,168 309,162 308,153 308,144 306,136 304,128 302,120 299,113 295,106 291,100 286,94 281,88 275,83 269,79 262,74 255,71 247,68 239,66 230,63 220,62 210,61 200,61 190,61 181,62 172,63 163,65 155,67 147,70 140,73 133,77 126,81 120,86 114,92 109,97 104,103 100,110 96,117 92,124 90,132 88,140 86,148 85,158 10,152 11,144 12,137 13,129 15,122 17,116 19,109 22,103 25,97 28,91 31,85 34,79 38,74 42,68 46,63 49,58 54,54 58,50 63,45 68,41 73,38 78,34 83,30 89,27 94,24 100,21 106,18 112,16 118,13 125,11 131,9 138,8 144,6 151,5 158,3 165,2 172,1 179,1 186,0 193,0 200,0 210,0 219,0 228,1 237,2 246,3 254,5 262,6 270,8 277,10 284,12 291,15 298,18 304,20 311,23 316,27 322,30 328,33 333,37 338,41 343,45 347,50 351,54 355,58 359,63 362,68 365,73 368,78 371,83 373,88 375,94 377,100 379,106 381,111 382,117 383,123 385,129 385,135 386,141 386,148 386,154 386,159 386,164 386,169 385,174 385,179 384,184 383,189 382,194 381,198 379,203 378,208 376,212 374,216 372,220 370,224 368,228 365,232 363,236 360,240 357,243 354,247 351,250 347,254 344,257 340,260 337,263 332,266 328,268 323,271 318,274 314,276 309,279 304,281 299,283 293,285 288,287 282,289 276,290 270,292 263,293 263,295 270,296 277,297 283,298 290,299 296,301 302,303 308,304 314,306 319,309 325,311 331,313 335,316 340,319 345,322 349,324 353,328 357,331 361,334 365,337 368,341 372,345 375,349 378,353 381,357 383,361 386,365 388,369 390,373 392,378 394,383 395,387 397,392 398,397 399,401 400,406 401,411 401,416 402,421 402,426">
          <text:p/>
        </draw:polygon>
        <draw:path draw:style-name="gr7" draw:text-style-name="P7" draw:layer="layout" svg:width="0.427cm" svg:height="0.582cm" svg:x="1.067cm" svg:y="5.573cm" svg:viewBox="0 0 428 583" svg:d="M345 450v133h-71v-133h-274v-58l267-392h78v392h83v58zM274 84v1l-1 1v2l-1 1v1l-1 1v1l-1 1-1 1-1 1v2l-1 1-1 1-1 2v1l-1 1-1 2-1 2-1 1-1 1v2l-1 2-1 1-1 2-1 1-1 2-1 1v2l-1 1-1 2-1 1-1 1v1l-1 2-1 1v1l-1 1-149 220h-1v1l-1 1v1h-1v1l-1 1-1 1-1 1-1 1v1l-1 1-1 1v2l-2 1v1l-1 1-1 1-1 2v1l-1 1-1 1-1 1-1 1-1 1v1l-1 1-1 1-1 1-1 1-1 1v1l-1 1-1 1v1l-1 1-1 1-1 1v1h205z">
          <text:p/>
        </draw:path>
        <draw:polygon draw:style-name="gr7" draw:text-style-name="P7" draw:layer="layout" svg:width="0.402cm" svg:height="0.591cm" svg:x="1.081cm" svg:y="2.04cm" svg:viewBox="0 0 403 592" draw:points="403,393 403,402 403,411 402,419 401,427 400,435 398,443 397,451 394,459 392,466 390,474 387,481 384,488 381,495 377,501 373,508 369,514 365,520 360,526 356,531 350,536 345,541 339,546 334,551 327,555 320,559 314,563 307,567 300,571 292,574 284,577 277,580 269,582 260,584 252,586 243,588 234,589 225,590 215,591 205,591 195,592 186,591 177,591 169,590 160,590 152,589 144,588 137,586 129,584 122,583 115,581 108,578 102,576 96,574 90,571 84,568 78,565 73,562 67,558 63,555 58,551 53,547 48,544 44,539 40,535 36,531 33,526 29,522 26,517 23,512 20,507 17,502 15,497 12,492 10,486 8,481 6,475 5,470 3,464 2,459 0,453 76,444 77,448 78,451 79,454 80,457 81,461 83,464 84,467 85,470 87,473 89,477 90,479 92,483 94,485 96,488 98,491 101,494 103,496 106,499 108,502 111,504 114,506 117,509 120,511 124,513 127,515 131,517 134,519 138,520 142,522 146,523 150,525 155,526 160,527 164,528 169,529 174,529 180,530 185,530 191,530 197,530 203,530 208,530 214,530 219,529 224,528 230,527 235,526 240,525 245,523 250,522 254,520 259,518 263,516 267,513 271,511 275,508 279,505 283,502 286,499 289,496 293,492 296,488 299,484 302,480 305,476 307,472 310,467 312,463 314,458 316,453 317,448 319,443 320,437 321,431 324,426 324,420 325,414 325,408 326,401 326,395 326,390 325,384 325,379 324,374 324,369 321,364 320,360 319,355 318,350 316,346 314,341 312,337 310,333 308,329 305,325 303,321 300,317 297,314 294,310 291,307 288,304 284,300 281,298 277,295 273,292 269,290 265,287 260,285 256,283 252,281 247,280 242,278 237,276 232,275 227,274 221,274 216,273 210,273 204,272 199,272 195,272 191,272 188,273 184,273 181,273 177,273 174,274 171,274 167,275 164,275 161,276 158,277 155,278 152,279 149,279 146,280 143,281 141,282 138,284 135,285 132,286 130,287 127,288 125,290 122,291 120,292 117,294 115,295 113,297 111,298 108,300 106,301 104,303 102,304 100,306 98,308 96,309 94,311 92,312 90,314 17,314 37,0 369,0 369,64 105,64 94,249 97,246 102,243 106,240 111,237 116,235 121,232 126,230 132,227 137,225 143,223 149,220 156,219 162,217 169,215 176,214 183,213 190,212 198,212 206,212 214,212 222,212 231,212 239,213 247,214 255,215 263,216 270,218 278,220 285,222 292,225 299,227 306,230 312,233 318,237 325,241 331,244 337,249 342,253 347,257 352,262 357,267 361,272 366,278 370,283 374,288 378,294 381,300 384,307 387,313 390,320 392,327 394,333 397,340 398,348 400,355 401,362 402,370 403,377 403,385">
          <text:p/>
        </draw:polygon>
        <draw:line draw:style-name="gr8" draw:text-style-name="P6" draw:layer="layout" svg:x1="1.596cm" svg:y1="19.996cm" svg:x2="1.692cm" svg:y2="19.996cm">
          <text:p/>
        </draw:line>
        <draw:line draw:style-name="gr8" draw:text-style-name="P6" draw:layer="layout" svg:x1="1.596cm" svg:y1="16.463cm" svg:x2="1.692cm" svg:y2="16.463cm">
          <text:p/>
        </draw:line>
        <draw:line draw:style-name="gr8" draw:text-style-name="P6" draw:layer="layout" svg:x1="1.596cm" svg:y1="12.93cm" svg:x2="1.692cm" svg:y2="12.93cm">
          <text:p/>
        </draw:line>
        <draw:line draw:style-name="gr8" draw:text-style-name="P6" draw:layer="layout" svg:x1="1.596cm" svg:y1="9.397cm" svg:x2="1.692cm" svg:y2="9.397cm">
          <text:p/>
        </draw:line>
        <draw:line draw:style-name="gr8" draw:text-style-name="P6" draw:layer="layout" svg:x1="1.596cm" svg:y1="5.864cm" svg:x2="1.692cm" svg:y2="5.864cm">
          <text:p/>
        </draw:line>
        <draw:line draw:style-name="gr8" draw:text-style-name="P6" draw:layer="layout" svg:x1="1.596cm" svg:y1="2.331cm" svg:x2="1.692cm" svg:y2="2.331cm">
          <text:p/>
        </draw:line>
        <draw:line draw:style-name="gr8" draw:text-style-name="P6" draw:layer="layout" svg:x1="10.056cm" svg:y1="20.976cm" svg:x2="10.056cm" svg:y2="20.879cm">
          <text:p/>
        </draw:line>
        <draw:line draw:style-name="gr8" draw:text-style-name="P6" draw:layer="layout" svg:x1="23.994cm" svg:y1="20.976cm" svg:x2="23.994cm" svg:y2="20.879cm">
          <text:p/>
        </draw:line>
        <draw:path draw:style-name="gr7" draw:text-style-name="P7" draw:layer="layout" svg:width="0.405cm" svg:height="0.6cm" svg:x="9.501cm" svg:y="21.044cm" svg:viewBox="0 0 406 601" svg:d="M406 301l-1 17v16l-1 15-1 15-2 15-1 13-4 14-2 12-3 13-3 11-3 12-3 11-4 10-4 10-4 9-5 9-5 9-5 8-5 8-5 7-6 7-5 7-6 6-6 5-7 5-6 5-7 5-7 4-7 3-8 4-7 2-8 3-7 2-8 3-8 1-8 1-8 1-8 1-9 1h-8-9l-8-1-8-1-8-1-8-1-8-1-8-3-7-2-8-3-7-2-7-4-8-3-7-4-6-5-7-5-6-5-6-5-6-6-6-7-5-7-6-7-5-8-4-8-5-9-5-8-4-10-4-10-3-10-4-11-3-11-3-12-3-12-2-13-2-13-2-14-1-15-1-15-1-15v-16-17-17-17l1-16 1-15 1-16 2-15 2-13 2-13 3-12 3-12 3-12 4-11 4-10 3-10 5-9 4-9 5-9 4-8 6-7 5-7 6-7 5-7 6-5 6-6 7-5 6-4 7-5 7-3 7-4 8-2 7-3 8-2 8-2 7-3 8-1 9-1 8-1 8-1 9-1h8 9l8 1 8 1 8 1 8 1 8 1 8 3 7 2 7 2 8 3 7 2 7 4 7 3 7 5 6 4 6 5 7 6 5 5 6 7 6 7 5 7 5 7 5 8 5 9 4 9 4 9 4 10 4 10 3 11 4 12 3 12 2 12 4 13 2 13 2 15 1 16 1 15 1 16v17zM329 301v-13l-1-13v-13-13l-1-12-1-11-1-11-2-11-1-10-1-9-2-9-2-9-2-8-2-8-3-8-2-7-3-7-3-6-3-6-3-6-3-5-4-5-3-5-4-4-4-4-4-4-4-3-4-4-5-2-5-3-4-2-5-2-5-2-5-1-5-1-6-1-5-1-6-1h-6-6-6-6l-6 1-6 1-5 1-6 1-5 1-5 2-5 2-5 2-5 3-4 3-5 3-4 3-4 4-4 4-4 4-3 5-4 5-4 6-3 5-3 6-2 7-3 7-3 7-2 7-2 8-2 9-2 8-2 9-1 10-2 10-1 10-1 12-1 11-1 12v12l-1 13v13 13 13 13l1 12v12l1 12 1 11 1 11 1 10 2 10 1 9 2 9 2 9 2 8 2 8 3 7 2 8 3 7 3 6 3 6 3 6 3 6 4 5 3 4 4 5 4 4 4 4 5 3 4 4 4 3 5 2 5 2 5 2 5 2 5 2 5 1 6 1 5 1 6 1h6 6 6 5l6-1 6-1 5-1 5-1 5-2 5-2 5-2 5-2 5-2 4-3 4-4 5-3 3-4 4-4 4-5 4-4 3-5 3-6 4-6 3-6 3-6 2-7 3-8 2-7 3-8 2-8 2-9 2-9 1-9 2-10 1-10 1-11 2-11v-12l1-12v-12l1-13z">
          <text:p/>
        </draw:path>
        <draw:polygon draw:style-name="gr7" draw:text-style-name="P7" draw:layer="layout" svg:width="0.593cm" svg:height="0.456cm" svg:x="9.995cm" svg:y="21.18cm" svg:viewBox="0 0 594 457" draw:points="261,457 261,172 261,166 261,159 261,153 260,148 260,142 259,137 259,132 258,127 258,122 257,117 256,113 255,109 254,105 253,101 251,98 250,94 248,91 247,88 245,85 243,82 241,80 239,77 236,75 234,73 232,71 229,69 227,67 224,66 221,64 218,63 214,62 211,61 208,60 204,60 200,59 196,58 192,58 188,58 184,57 179,57 174,58 170,58 166,58 161,59 157,60 153,61 148,62 144,64 141,65 137,67 133,69 129,71 126,73 122,76 119,78 116,81 113,84 109,87 107,91 104,94 101,98 99,101 96,105 94,109 92,114 90,118 88,122 87,127 85,132 83,137 82,142 81,148 79,153 79,159 78,165 77,171 77,177 77,183 76,190 76,196 76,457 2,457 2,104 2,101 2,98 2,95 2,92 2,90 2,86 2,84 2,81 2,78 2,74 2,72 2,68 2,65 2,62 2,59 2,56 2,54 2,51 2,48 2,45 1,42 1,40 1,37 1,34 1,32 1,30 1,27 1,25 1,23 0,21 0,19 0,18 0,16 0,14 0,13 0,12 0,11 0,10 0,9 0,8 70,8 70,9 70,10 70,11 70,12 71,13 71,15 71,16 71,18 71,19 71,21 71,23 71,25 71,27 71,29 71,31 71,34 71,36 72,38 72,40 72,43 72,45 72,48 72,50 72,52 72,55 73,57 73,60 73,62 73,64 73,67 73,69 73,72 73,74 73,76 73,78 73,80 73,81 73,83 73,85 75,85 77,81 78,77 81,74 83,70 85,66 87,63 89,60 91,56 94,53 96,50 99,46 101,44 103,41 106,38 108,35 111,33 114,30 117,28 120,25 123,23 126,21 129,19 133,17 136,15 140,13 143,12 147,10 151,9 155,7 159,6 163,5 167,4 171,3 176,2 180,2 185,1 190,1 195,0 200,0 205,0 215,0 225,1 234,2 242,3 251,5 258,7 266,10 273,13 279,17 286,20 291,25 296,30 302,34 306,40 311,46 314,53 318,61 321,68 324,76 327,85 328,85 330,81 332,77 334,74 336,70 338,66 341,63 343,60 345,56 348,53 350,50 353,46 355,44 358,41 361,38 364,35 367,33 370,30 373,28 376,25 379,23 384,21 387,19 391,17 394,15 398,13 402,12 405,10 409,9 414,7 417,6 422,5 426,4 430,3 435,2 440,2 444,1 449,1 454,0 459,0 465,0 471,0 478,0 484,1 490,2 496,2 502,3 507,5 513,6 518,7 523,9 528,11 532,13 537,15 541,18 545,21 549,24 553,27 557,30 560,33 563,37 567,41 569,45 572,50 575,54 577,59 579,64 581,69 583,75 585,81 586,86 588,93 589,99 590,105 591,112 592,119 593,126 593,134 594,141 594,150 594,158 594,457 520,457 520,172 520,166 520,159 520,153 520,148 519,142 519,137 518,132 518,127 517,122 516,117 515,113 514,109 513,105 512,101 511,98 509,94 508,91 506,88 504,85 502,82 500,80 498,77 496,75 494,73 491,71 489,69 486,67 483,66 480,64 477,63 474,62 470,61 467,60 463,60 459,59 455,58 452,58 447,58 443,57 439,57 434,58 429,58 425,58 421,59 416,60 412,61 408,62 404,63 400,65 396,67 392,68 388,70 385,73 381,75 377,78 374,80 371,83 368,86 365,89 362,93 360,96 357,100 355,104 353,108 350,112 349,117 347,121 345,126 343,131 342,136 340,141 339,147 338,152 337,158 336,164 336,170 335,177 335,183 335,190 335,196 335,457">
          <text:p/>
        </draw:polygon>
        <draw:polygon draw:style-name="gr7" draw:text-style-name="P7" draw:layer="layout" svg:width="0.402cm" svg:height="0.591cm" svg:x="23.44cm" svg:y="21.053cm" svg:viewBox="0 0 403 592" draw:points="403,393 403,402 402,410 402,419 401,427 399,435 398,443 396,450 394,458 392,466 390,473 387,480 384,488 380,495 377,502 373,508 369,514 365,520 360,526 355,532 350,537 345,542 339,547 333,552 327,556 321,560 314,564 307,568 300,571 293,575 285,577 277,580 269,583 261,585 252,587 244,588 235,590 225,591 216,591 206,592 196,592 187,592 178,591 169,591 161,590 153,589 145,588 137,587 130,585 123,583 116,581 109,579 102,577 96,574 90,571 84,569 79,565 73,562 68,559 63,555 58,552 54,548 49,544 45,540 41,536 37,531 33,527 30,522 27,517 23,512 21,508 17,503 15,497 12,492 10,487 8,480 6,475 4,469 3,464 2,458 0,453 76,444 77,447 78,450 79,454 81,457 82,460 83,463 85,467 86,470 88,473 89,476 91,479 93,483 95,486 97,489 99,492 101,494 104,497 106,500 109,502 112,505 114,507 118,509 121,511 124,514 127,516 131,517 135,519 139,521 143,523 147,524 151,526 156,527 160,528 165,529 170,529 175,530 180,530 186,531 192,531 198,531 203,531 209,531 215,530 220,530 225,529 230,528 235,527 240,526 245,524 250,522 255,521 259,518 264,516 268,514 272,511 276,509 280,506 283,503 287,499 290,496 294,492 297,489 300,485 302,480 305,476 308,471 310,467 312,462 314,457 316,453 318,447 319,442 321,437 322,431 323,425 324,419 325,413 325,407 325,401 325,395 325,389 325,384 325,379 324,374 323,369 322,364 321,359 320,354 318,350 317,345 315,341 313,336 311,332 308,328 306,324 304,321 301,317 298,313 295,310 292,306 289,303 285,300 282,297 278,294 274,292 270,289 266,287 261,285 257,283 252,281 247,279 242,278 238,276 233,275 227,274 222,273 216,273 211,272 205,272 199,272 196,272 192,272 188,272 185,272 181,273 178,273 175,273 171,274 168,274 165,275 162,276 159,277 156,277 153,278 150,279 147,280 144,281 141,282 138,283 136,284 133,285 130,287 128,288 125,289 123,291 120,292 118,293 116,295 113,296 111,298 109,299 107,301 105,302 103,304 101,305 99,307 97,309 95,310 93,312 91,314 17,314 38,0 369,0 369,63 105,63 94,248 98,245 102,242 107,239 112,237 117,234 121,231 127,229 132,227 138,224 144,222 150,220 156,218 163,217 169,215 177,214 184,213 191,212 199,212 206,211 215,211 223,211 232,212 240,212 248,213 256,214 264,216 271,218 278,219 286,222 293,224 300,227 306,230 313,233 319,237 325,240 331,244 336,248 342,253 347,257 352,262 356,267 361,272 366,277 369,283 373,288 377,294 380,300 384,306 387,313 390,319 392,326 394,333 396,340 398,347 399,354 401,362 402,369 402,377 403,385">
          <text:p/>
        </draw:polygon>
        <draw:polygon draw:style-name="gr7" draw:text-style-name="P7" draw:layer="layout" svg:width="0.594cm" svg:height="0.456cm" svg:x="23.933cm" svg:y="21.18cm" svg:viewBox="0 0 595 457" draw:points="263,457 263,172 263,166 262,159 262,153 262,148 262,142 261,137 261,132 260,127 259,122 259,117 258,113 257,109 256,105 254,101 253,98 251,94 250,91 248,88 247,85 244,82 243,80 241,77 238,75 236,73 233,71 231,69 228,67 225,66 222,64 219,63 216,62 213,61 209,60 206,60 202,59 198,58 194,58 190,58 185,57 181,57 176,58 172,58 167,58 163,59 158,60 154,61 150,62 146,64 142,65 138,67 134,69 131,71 127,73 124,76 121,78 117,81 114,84 111,87 108,91 105,94 103,98 100,101 98,105 96,109 94,114 92,118 90,122 88,127 86,132 85,137 83,142 81,148 80,153 79,159 79,165 78,171 78,177 77,183 77,190 77,196 77,457 3,457 3,104 3,101 3,98 3,95 3,92 3,90 3,86 3,84 2,81 2,78 2,74 2,72 2,68 2,65 2,62 2,59 2,56 2,54 2,51 2,48 2,45 2,42 2,40 2,37 2,34 2,32 1,30 1,27 1,25 1,23 1,21 1,19 1,18 1,16 1,14 1,13 1,12 1,11 1,10 0,9 0,8 71,8 71,9 71,10 71,11 71,12 71,13 71,15 71,16 71,18 72,19 72,21 72,23 72,25 72,27 72,29 72,31 72,34 72,36 72,38 72,40 73,43 73,45 73,48 73,50 73,52 73,55 73,57 73,60 73,62 74,64 74,67 74,69 74,72 74,74 74,76 74,78 74,80 74,81 74,83 74,85 75,85 77,81 79,77 81,74 85,70 87,66 89,63 91,60 93,56 96,53 98,50 100,46 103,44 105,41 108,38 110,35 113,33 116,30 118,28 122,25 124,23 128,21 131,19 134,17 138,15 141,13 145,12 148,10 152,9 156,7 160,6 164,5 169,4 173,3 177,2 182,2 187,1 192,1 196,0 202,0 207,0 217,0 226,1 236,2 244,3 252,5 260,7 268,10 274,13 281,17 287,20 293,25 298,30 303,34 308,40 312,46 316,53 320,61 323,68 326,76 328,85 330,85 332,81 334,77 336,74 338,70 340,66 342,63 345,60 347,56 350,53 352,50 354,46 357,44 360,41 363,38 365,35 368,33 371,30 375,28 378,25 381,23 384,21 388,19 391,17 395,15 399,13 402,12 406,10 410,9 414,7 418,6 422,5 427,4 431,3 436,2 440,2 445,1 450,1 455,0 460,0 465,0 472,0 478,0 485,1 491,2 497,2 503,3 508,5 514,6 519,7 523,9 528,11 533,13 538,15 542,18 546,21 550,24 554,27 557,30 561,33 564,37 567,41 570,45 573,50 575,54 578,59 580,64 582,69 584,75 586,81 587,86 589,93 590,99 591,105 592,112 593,119 593,126 594,134 594,141 595,150 595,158 595,457 521,457 521,172 521,166 521,159 521,153 520,148 520,142 520,137 519,132 519,127 518,122 517,117 516,113 515,109 514,105 513,101 511,98 510,94 508,91 507,88 505,85 503,82 501,80 499,77 497,75 494,73 492,71 489,69 486,67 484,66 481,64 478,63 474,62 471,61 468,60 464,60 460,59 456,58 452,58 448,58 444,57 439,57 435,58 430,58 425,58 421,59 417,60 413,61 408,62 405,63 400,65 396,67 393,68 389,70 386,73 382,75 379,78 376,80 372,83 370,86 367,89 364,93 362,96 359,100 357,104 354,108 352,112 350,117 348,121 346,126 345,131 343,136 342,141 341,147 340,152 339,158 338,164 338,170 337,177 336,183 336,190 336,196 336,457">
          <text:p/>
        </draw:polygon>
        <draw:path draw:style-name="gr3" draw:text-style-name="P3" draw:layer="layout" svg:width="0.519cm" svg:height="0.582cm" svg:x="15.317cm" svg:y="21.908cm" svg:viewBox="0 0 520 583" svg:d="M520 287v14l-1 14-1 14-1 13-2 13-4 13-3 12-3 12-4 12-3 11-5 11-5 10-5 10-6 10-6 10-6 9-6 8-7 9-7 9-7 7-8 7-8 7-9 7-8 6-9 6-9 5-10 5-9 5-11 5-10 3-10 4-11 4-11 2-10 3-11 2-12 1-11 2-12 1h-11-12-236v-583h211 13l14 1h13l12 2 13 1 12 2 12 2 12 3 12 3 11 3 12 4 10 3 11 5 10 5 10 5 10 5 9 5 9 7 9 6 8 7 8 7 7 8 8 8 7 8 6 9 6 9 6 9 6 10 5 11 4 10 5 11 4 12 3 12 3 12 4 13 2 13 1 13 1 14 1 14zM397 287l-1-10v-10l-1-9-1-10-1-8-2-9-1-8-3-8-2-8-2-7-3-7-3-7-4-7-3-6-4-6-4-6-4-6-4-5-5-5-5-5-5-4-5-5-6-4-5-4-6-3-6-4-6-3-7-3-7-2-7-2-7-3-7-2-7-1-7-2-8-1-7-1-8-1h-8l-8-1h-9-86v394h103 8 7l7-1 7-1 7-1 7-1 6-2 7-2 6-2 6-3 6-2 6-3 6-3 6-4 6-4 5-4 5-4 5-4 5-5 4-4 5-6 4-5 4-6 4-6 4-6 3-7 4-6 3-7 3-8 2-7 3-7 2-9 2-8 2-8 1-9 2-8v-10l1-9v-9z">
          <text:p/>
        </draw:path>
        <draw:path draw:style-name="gr3" draw:text-style-name="P3" draw:layer="layout" svg:width="0.116cm" svg:height="0.613cm" svg:x="15.931cm" svg:y="21.877cm" svg:viewBox="0 0 117 614" svg:d="M0 86v-86h117v86zM0 614v-448h117v448z">
          <text:p/>
        </draw:path>
        <draw:polygon draw:style-name="gr3" draw:text-style-name="P3" draw:layer="layout" svg:width="0.406cm" svg:height="0.465cm" svg:x="16.137cm" svg:y="22.034cm" svg:viewBox="0 0 407 466" draw:points="407,327 407,333 407,340 406,346 405,352 404,357 402,363 401,369 399,374 396,380 394,385 391,390 388,395 384,399 381,404 377,408 373,413 369,417 364,421 360,425 355,429 350,432 344,435 338,438 332,442 326,444 320,447 313,450 305,452 298,454 291,456 283,458 275,460 268,461 260,462 251,463 243,464 234,465 225,465 216,466 206,466 198,466 189,466 181,465 174,465 166,464 158,463 151,463 143,462 136,461 129,460 122,458 116,457 109,455 103,453 97,451 91,449 85,447 80,444 74,442 69,439 64,436 59,433 54,430 50,426 45,423 41,419 37,415 33,411 30,407 26,402 23,398 19,393 16,388 13,382 11,377 8,371 6,365 3,359 2,352 0,346 102,330 103,334 104,338 105,341 107,344 108,347 109,350 111,353 112,356 114,358 116,361 117,363 119,365 121,367 123,369 125,371 128,373 130,374 132,376 135,377 137,378 140,380 142,381 145,382 148,383 151,384 154,384 157,385 160,386 164,386 167,387 170,387 174,388 178,388 182,388 186,388 189,389 193,389 198,389 202,389 206,389 210,389 214,389 218,389 222,389 225,388 229,388 232,388 236,388 240,387 243,387 246,386 250,386 253,385 256,384 259,384 262,383 265,382 267,381 270,380 273,379 275,378 278,376 280,375 282,374 284,372 286,370 288,369 290,367 291,365 292,363 294,361 295,359 296,357 297,354 298,352 298,349 299,346 299,344 299,341 299,338 299,334 299,331 299,328 298,325 297,322 296,320 295,317 293,315 291,313 289,310 287,308 285,307 283,304 280,303 277,301 274,299 272,298 268,296 265,295 261,294 258,292 254,291 250,290 247,289 243,288 238,287 234,286 230,285 225,284 220,283 216,281 211,281 206,280 201,278 196,277 191,276 186,275 180,274 175,273 170,272 164,270 158,269 153,267 147,266 142,265 136,263 131,262 125,260 120,258 114,256 109,255 104,253 98,251 93,249 89,246 84,244 79,241 74,239 70,236 66,233 61,230 57,227 54,223 50,220 46,216 43,212 39,208 36,204 33,200 31,195 28,191 26,186 24,181 23,175 21,169 20,163 19,157 18,151 18,144 18,137 18,131 18,125 19,118 20,113 21,107 22,102 24,96 26,91 27,86 30,80 33,75 36,71 38,66 42,62 45,57 49,53 53,49 57,45 62,42 66,38 71,35 77,31 82,28 87,25 93,22 99,20 105,17 112,15 119,13 126,11 133,9 140,8 148,5 156,4 164,3 172,2 180,1 189,1 198,1 207,0 214,1 221,1 228,1 235,2 242,2 249,3 255,4 262,5 268,7 275,8 281,10 287,12 293,13 299,15 304,17 311,19 316,22 322,24 327,27 332,30 337,33 341,36 346,39 351,43 355,47 359,50 363,54 366,59 370,63 373,67 377,72 380,77 383,82 385,87 388,92 390,98 392,104 394,110 395,116 397,122 293,133 292,130 292,127 291,124 290,121 289,118 288,116 287,113 285,111 284,109 283,106 281,104 279,102 278,100 276,99 274,97 272,95 270,94 268,92 266,91 264,90 262,88 260,87 257,86 255,85 252,84 250,84 247,83 244,82 242,82 239,81 236,81 233,80 230,80 227,80 224,79 220,79 217,79 214,79 210,79 207,79 199,79 191,79 184,80 177,80 171,81 165,83 159,84 154,86 149,87 145,90 141,92 138,94 134,97 132,100 129,104 128,107 126,111 125,115 124,120 124,125 124,128 124,130 125,133 126,136 126,139 127,141 128,143 129,145 131,147 133,149 134,151 136,153 138,154 140,156 143,158 145,159 148,160 151,162 153,163 157,164 160,165 163,167 166,168 170,169 174,170 177,171 181,172 185,173 189,174 193,175 198,176 202,176 207,177 211,178 216,180 220,181 225,182 230,183 235,184 240,185 246,187 253,188 259,189 265,191 271,192 277,194 283,195 289,197 295,199 301,201 308,202 314,205 319,207 325,209 330,211 335,214 341,216 346,219 351,222 355,225 360,228 364,232 369,235 372,239 376,243 380,247 383,251 387,255 390,260 393,265 395,270 398,275 400,281 402,286 403,292 405,299 406,305 407,313 407,320">
          <text:p/>
        </draw:polygon>
        <draw:polygon draw:style-name="gr3" draw:text-style-name="P3" draw:layer="layout" svg:width="0.262cm" svg:height="0.56cm" svg:x="16.588cm" svg:y="21.938cm" svg:viewBox="0 0 263 561" draw:points="164,561 154,561 144,560 135,558 126,557 118,554 111,551 103,547 96,543 90,539 84,533 79,527 75,521 70,514 67,506 64,498 61,489 59,480 58,470 57,460 57,448 57,185 0,185 0,105 63,105 99,0 172,0 172,105 258,105 258,185 172,185 172,417 172,423 172,429 173,435 174,441 175,446 176,450 178,454 180,459 182,462 184,465 187,468 190,471 193,473 196,475 200,477 204,478 208,479 213,480 217,480 223,481 225,481 227,481 229,480 231,480 233,480 235,480 237,480 239,480 240,479 242,479 244,479 246,478 248,478 250,478 252,477 254,477 256,476 258,476 260,476 263,475 263,547 258,548 254,550 250,551 244,552 239,553 235,554 230,555 226,556 221,557 216,557 211,558 206,558 201,559 196,559 191,560 186,560 180,561 175,561 169,561">
          <text:p/>
        </draw:polygon>
        <draw:path draw:style-name="gr3" draw:text-style-name="P3" draw:layer="layout" svg:width="0.451cm" svg:height="0.464cm" svg:x="16.885cm" svg:y="22.035cm" svg:viewBox="0 0 452 465" svg:d="M138 465h-6l-6-1h-6-6l-6-2h-6l-6-2-5-1-5-1-5-2-5-2-5-2-5-2-4-2-5-3-4-3-4-2-4-4-4-3-3-3-4-3-3-4-4-5-4-4-2-4-3-5-2-4-3-5-2-5-2-5-2-5-1-5-2-5-1-6-1-5-1-6v-6l-1-6v-7-6-8-7l1-8 1-7 1-6 1-7 2-6 2-6 3-6 2-5 3-6 3-5 4-5 3-5 5-4 4-4 4-5 4-4 5-3 4-3 5-4 5-3 6-3 5-3 5-2 6-2 6-3 6-1 6-2 6-2 7-1 7-2 6-1 7-1 7-1 7-1h7l7-1h7 7l97-2v-22-5l-1-5v-4-5l-1-4v-4l-1-4v-3l-1-4-1-3-1-3-1-3-1-3-1-3-1-3-1-3-2-2-1-3-2-2-1-2-2-2-2-2-2-1-2-2-2-2-2-1-2-1-2-1-3-2h-2l-3-1-2-1-3-1h-2l-3-1h-3-3l-3-1h-3-3-3-2l-3 1h-3-2-3l-3 1h-2l-2 1h-3l-2 1h-2l-2 1-2 1-2 1-2 1-2 1-2 1-1 2-2 1-2 2-1 1-2 2-2 2-1 2-1 2-1 2-2 2-1 3-1 2-1 2-1 3v3l-2 3v2l-1 4v3l-1 3v4l-1 3-122-5 1-6 1-6 2-6 1-5 2-6 3-5 2-5 2-5 2-5 3-5 3-5 3-4 3-5 3-4 4-4 4-5 4-4 4-3 4-4 5-4 4-3 6-4 4-3 6-3 6-2 5-3 7-3 6-2 6-2 7-2 7-2 7-2 8-1 7-1 8-1 8-2h9l8-1h9 9 8 8l9 1h7l8 2 7 1 7 1 7 1 7 2 7 2 6 2 6 3 6 2 6 3 6 3 5 4 6 3 5 4 4 3 5 4 4 5 5 4 4 4 4 5 3 5 3 5 4 5 2 6 3 5 3 6 2 6 2 6 2 7 1 6 2 8 1 7 1 7v7l1 7v8 163 3 3 3 3 3 3 3l1 2v3 2 3l1 2v2 3l1 2 1 2v2l1 2 1 1v2l1 2 1 1 1 2 1 2 1 1 1 1 1 1 2 1 1 1 2 1 1 1 2 1h1l2 1h2l2 1h2 2 2l3 1 2-1h3 2 3 2l3-1h3 2l3-1h2v64h-2l-2 1h-2l-2 1h-2l-2 1h-1-2l-2 1h-1l-2 1h-2-2l-1 1h-2l-2 1h-1-2-1l-2 1h-2-1-2-2l-2 1h-1-2-2-2l-2 1h-2-1-3-2-2-2-2-2-3-2-9-8l-7-1-8-2-6-2-7-2-5-3-6-3-5-4-4-4-4-5-4-5-3-5-3-7-3-6-2-6-2-7-2-7-1-8-1-8h-2l-5 8-5 8-6 7-5 7-6 7-6 6-6 7-7 5-7 6-7 5-7 4-8 4-8 3-8 3-9 3-9 2-9 2-9 1-10 1zM274 248l-60 1h-4-3l-4 1h-4l-3 1h-4-3l-4 1h-3l-4 1h-3l-3 1h-3l-3 1-3 1-3 1-3 1-3 1-2 2-3 1-2 2-3 1-2 2-2 2-2 2-2 2-2 2-2 2-1 3-2 3-1 2-2 4-1 3v3l-1 4-1 4v4l-1 4v4 5 6l1 6v6l1 5 1 5 2 4 2 5 2 4 3 3 2 3 3 3 4 3 3 2 4 2 4 2 3 1 5 1 4 1h5l4 1 5-1h4 5l4-1 4-1 4-1 4-1 4-1 4-2 3-2 4-2 3-2 4-2 3-2 3-3 3-2 3-3 2-3 3-3 3-3 2-3 3-3 2-3 2-4 2-3 2-4 2-4 1-4 2-3 1-4 2-5 1-4 1-4 1-4 1-4v-4l1-4v-5l1-4v-4z">
          <text:p/>
        </draw:path>
        <draw:polygon draw:style-name="gr3" draw:text-style-name="P3" draw:layer="layout" svg:width="0.408cm" svg:height="0.456cm" svg:x="17.387cm" svg:y="22.034cm" svg:viewBox="0 0 409 457" draw:points="293,457 293,207 293,201 293,196 292,192 292,187 292,182 291,177 291,172 290,168 289,163 288,159 288,155 287,151 286,146 285,142 283,139 282,135 280,132 279,128 277,125 275,122 273,119 271,116 269,113 266,110 264,108 261,105 259,103 256,101 253,99 250,97 247,96 244,94 240,93 237,92 233,91 230,90 225,90 221,89 217,89 213,89 209,89 204,89 201,90 197,90 193,91 189,92 185,93 182,95 178,97 174,98 171,100 168,102 165,104 162,107 159,109 156,112 153,115 150,118 148,121 145,125 143,128 140,132 138,135 136,139 134,144 132,147 130,152 129,156 127,161 126,166 124,170 123,175 122,180 122,185 121,190 120,196 120,201 119,207 119,212 119,218 119,457 3,457 3,110 3,107 3,104 3,102 3,98 3,96 3,93 3,90 3,87 3,84 2,79 2,77 2,73 2,71 2,67 2,65 2,62 2,59 2,56 2,53 2,50 2,48 2,45 1,42 1,40 1,37 1,35 1,32 1,30 1,28 1,26 1,24 1,22 1,19 1,18 0,16 0,14 0,13 0,12 0,10 0,9 110,9 111,10 111,11 111,13 111,14 111,16 111,17 112,19 112,21 112,23 112,25 112,28 112,30 112,32 113,34 113,37 113,39 113,42 113,44 113,47 114,49 114,52 114,55 114,57 114,60 115,62 115,65 115,68 115,71 115,73 115,76 115,78 115,81 115,84 116,87 116,89 116,91 116,93 116,95 116,97 116,99 117,99 122,89 127,79 133,70 138,61 144,54 150,47 156,40 163,34 170,29 177,24 184,19 191,15 199,12 207,9 215,6 224,4 233,2 242,1 251,1 261,0 269,1 277,1 285,2 292,2 299,4 305,5 312,7 318,9 324,11 329,14 335,17 340,19 345,23 350,26 355,29 359,33 365,37 368,41 372,46 376,50 379,55 383,60 386,65 389,70 391,75 394,81 396,87 398,93 400,99 402,106 403,112 404,118 405,125 407,132 408,138 408,145 409,152 409,159 409,166 409,174 409,457">
          <text:p/>
        </draw:polygon>
        <draw:polygon draw:style-name="gr3" draw:text-style-name="P3" draw:layer="layout" svg:width="0.413cm" svg:height="0.464cm" svg:x="17.881cm" svg:y="22.035cm" svg:viewBox="0 0 414 465" draw:points="213,465 203,465 193,464 183,463 173,462 163,461 154,459 145,456 137,454 128,451 120,448 112,445 105,441 97,437 90,433 84,428 77,423 71,417 65,412 59,406 54,400 49,394 44,388 38,381 34,374 30,367 26,360 22,352 19,345 16,337 13,328 11,320 9,311 6,302 5,293 3,283 2,274 1,264 0,254 0,245 0,234 0,223 0,212 1,202 2,192 4,182 5,172 7,162 9,153 12,144 15,135 17,126 21,118 24,110 28,102 32,95 36,88 42,80 47,74 52,67 57,61 63,56 68,50 75,45 81,40 88,35 95,30 102,27 109,23 116,19 124,16 132,13 141,10 149,7 158,6 167,4 176,3 186,1 195,0 205,0 215,0 224,0 232,0 240,1 248,2 256,3 264,4 271,6 278,7 285,9 292,11 299,14 305,17 312,19 318,22 324,25 329,29 335,32 340,36 345,39 350,43 355,47 360,52 364,56 368,60 372,65 376,70 380,75 383,80 387,85 390,90 393,96 396,102 398,107 400,113 403,119 405,125 406,131 408,137 410,143 411,149 294,155 292,148 291,142 289,136 287,130 285,124 282,119 279,114 276,109 273,104 269,100 265,96 260,93 255,90 251,87 245,85 239,83 233,82 227,80 220,80 213,80 204,80 195,81 187,83 179,86 172,89 166,94 159,98 154,104 149,111 144,118 140,126 137,135 133,144 131,155 128,165 126,177 125,189 124,202 123,216 123,230 124,259 127,285 131,309 138,329 146,346 156,360 168,370 181,378 197,383 214,384 221,384 227,384 233,382 239,381 245,379 250,377 255,374 260,371 265,368 270,364 274,359 278,355 282,349 285,344 288,338 290,331 293,324 295,317 296,309 297,301 414,307 413,313 412,319 411,325 409,331 407,337 405,343 403,349 400,355 398,361 395,366 392,372 389,377 385,382 382,388 378,393 374,398 369,403 365,407 360,412 355,416 350,422 345,425 339,429 334,433 328,437 322,440 315,443 309,446 302,449 295,452 288,454 280,456 273,459 265,460 257,461 248,463 240,464 231,464 223,465">
          <text:p/>
        </draw:polygon>
        <draw:path draw:style-name="gr3" draw:text-style-name="P3" draw:layer="layout" svg:width="0.409cm" svg:height="0.464cm" svg:x="18.352cm" svg:y="22.035cm" svg:viewBox="0 0 410 465" svg:d="M209 465h-10l-9-1h-9l-9-2-9-1-8-1-9-2-8-2-8-3-8-2-8-3-7-3-7-4-7-4-7-4-6-5-7-5-6-6-5-5-6-6-5-6-5-6-5-7-5-7-4-7-4-7-4-8-3-8-4-8-2-9-3-9-3-9-2-10-2-10-1-10-2-10-1-11-1-11v-12-11-13-12l1-12 2-11 1-11 2-11 2-10 3-10 2-9 4-9 4-9 3-8 4-8 5-7 4-8 5-6 5-7 5-6 6-6 5-6 6-5 6-5 7-5 6-4 7-4 7-4 6-3 8-4 7-2 8-3 7-2 8-3 8-1 8-2 8-1 8-1 8-1 8-1h8 9 11l10 1h10l10 2 9 2 9 2 8 2 8 3 8 3 8 3 7 4 7 5 7 4 7 4 6 5 6 6 6 5 5 6 5 6 5 7 5 7 5 7 4 7 4 7 3 8 4 8 3 8 3 9 2 9 3 9 2 9 2 10 1 10 2 9 1 11 1 10 1 10v11l1 11v11 3h-288v6 5 6 5l1 5 1 6v5l1 5 1 5 1 5 1 5 1 4 1 4 2 5 1 4 2 4 2 4 2 4 2 4 2 3 2 4 3 3 2 3 3 3 3 3 3 3 3 2 3 3 3 2 4 2 3 2 4 2 4 1 4 1 5 2 4 1h4l5 1h5 6 6 6l5-1 5-1 6-1 5-2 4-1 5-2 4-2 4-3 4-3 3-3 4-3 3-4 3-4 2-4 3-4 2-5 2-5 2-5 109 9-2 4-1 4-2 4-2 4-2 4-2 4-2 4-3 4-2 5-3 4-3 4-3 4-3 4-3 4-3 4-4 5-4 3-4 4-4 4-5 4-4 4-5 3-5 4-5 3-6 3-5 3-6 3-6 2-7 3-6 2-7 2-7 2-7 2-8 2-8 1-8 1-9 1h-8l-10 1zM209 73h-4-3l-3 1h-4-3l-4 1-3 1-3 1-3 1-3 1-3 1-3 2-3 1-3 2-3 2-3 2-2 2-2 2-3 3-2 2-3 3-2 3-2 3-2 3-1 3-2 3-2 4-2 4-1 4-1 4-2 4-1 4-1 5-1 5-1 5-1 5v5l-1 5v6 5h174l-1-10-1-10-1-10-3-8-2-9-3-8-3-7-3-7-4-6-5-6-4-5-6-4-5-5-6-3-6-3-6-3-6-1-7-2-7-1z">
          <text:p/>
        </draw:path>
        <draw:path draw:style-name="gr3" draw:text-style-name="P3" draw:layer="layout" svg:width="0.582cm" svg:height="0.517cm" svg:x="0.193cm" svg:y="14.025cm" svg:viewBox="0 0 583 518" svg:d="M417 0h9l8 1 9 1 8 1 7 2 8 2 7 2 7 3 7 3 6 3 6 4 6 4 6 4 6 4 5 5 5 5 5 5 4 6 5 6 4 6 4 6 3 6 4 7 3 7 3 7 3 7 3 8 2 7 2 8 2 8 2 9 2 8 1 8 1 10 1 9 1 8 1 9v9 9 9 292h-583v-267-10-10l1-10v-10l1-9 1-9 1-9 1-8 2-9 2-9 2-8 2-8 2-7 2-7 3-7 3-7 3-6 3-7 3-6 4-5 3-5 5-6 3-4 5-5 4-4 5-4 5-4 5-4 5-3 6-3 5-3 6-2 7-2 6-2 6-2 7-1 7-1 7-1h7 7 10l9 1 9 1 9 2 9 3 8 3 8 3 8 4 7 5 7 5 7 6 6 7 6 6 5 8 4 8 5 9 4 9 3 10 3 10 3 11 2-14 2-13 3-12 4-12 4-11 5-11 5-9 6-9 6-9 7-8 8-7 8-6 8-5 9-5 9-5 10-3 11-3 10-1 11-1zM164 157h-8l-7 1-7 1-6 1-6 3-5 4-5 3-5 4-4 4-3 5-3 5-3 6-2 6-4 7-2 7-1 7-1 8-1 9-1 9v10 139h146v-140l-1-10v-10l-1-9-1-8-2-8-2-7-2-7-3-6-3-5-3-5-4-4-4-4-5-4-5-3-5-3-5-3-6-1-7-1-6-1zM408 123h-5-4-4l-5 1-4 1-3 1-4 1-4 1-3 2-3 2-3 2-3 2-3 2-3 2-2 2-3 3-2 3-2 3-3 3-2 3-1 3-2 4-2 4-1 3-2 4-1 4-1 4-1 4-1 4-1 4-1 5v4l-1 4-1 5v4l-1 5v4 5 5 5 155h167v-159-5-5-5l-1-4v-5-4l-1-5-1-4v-4l-1-4-1-4-1-4-1-4-1-4-2-3-1-4-1-3-2-5-2-3-2-3-2-3-2-3-2-2-3-3-2-2-3-3-3-2-3-2-3-2-3-2-3-1-4-2-4-1-4-1-3-1-5-1-4-1h-5-4z">
          <text:p/>
        </draw:path>
        <draw:path draw:style-name="gr3" draw:text-style-name="P3" draw:layer="layout" svg:width="0.613cm" svg:height="0.117cm" svg:x="0.162cm" svg:y="13.811cm" svg:viewBox="0 0 614 118" svg:d="M86 118h-86v-118h86zM614 118h-447v-118h447z">
          <text:p/>
        </draw:path>
        <draw:path draw:style-name="gr3" draw:text-style-name="P3" draw:layer="layout" svg:width="0.464cm" svg:height="0.451cm" svg:x="0.32cm" svg:y="13.267cm" svg:viewBox="0 0 465 452" svg:d="M231 0h10l10 1 10 1 10 1 9 1 9 2 10 2 9 3 9 2 8 3 9 3 8 3 7 4 8 3 8 5 7 4 8 5 7 5 6 5 7 6 6 5 5 7 6 6 5 7 5 6 5 8 4 7 4 8 4 8 4 9 3 8 3 9 2 9 2 10 2 10 2 10 1 10 1 11v11l1 11-1 11v10l-1 10-1 10-2 10-2 10-2 9-2 9-3 9-3 8-4 8-4 8-4 8-4 7-5 7-5 7-5 7-5 7-6 6-6 6-6 5-7 5-6 5-8 5-7 4-8 4-8 4-8 4-8 3-8 3-9 3-8 2-10 2-9 2-9 2-10 1-9 1-10 1h-11-10-10-10l-9-1-10-1-9-1-9-2-9-1-9-2-8-3-9-2-8-3-8-3-9-4-7-4-8-4-7-4-7-5-7-5-6-5-7-5-6-6-6-6-5-6-5-7-5-7-5-7-4-8-4-8-4-8-4-8-3-9-3-9-3-9-2-9-2-10-1-10-2-11v-11l-1-11v-11-11l1-12v-11l2-11 1-11 2-10 2-9 3-10 3-9 3-8 4-9 4-8 4-8 4-7 5-7 5-7 5-7 5-6 6-6 6-5 7-5 6-6 7-4 7-4 7-5 7-3 8-4 8-3 8-3 8-3 9-2 9-2 9-3 9-2 9-1 9-1 10-1 9-1 10-1zM231 123h-15l-15 1-14 1-13 2-12 3-11 2-10 4-9 4-9 4-7 5-8 6-6 5-5 7-4 7-5 7-3 8-2 8-2 9-1 9v10 10l1 9 2 9 2 9 4 8 4 8 4 7 6 6 6 6 7 6 8 5 8 5 10 4 10 4 11 3 12 2 13 2 13 2h15l15 1h8l8-1h7 8l7-1 6-1 7-1 6-1 6-1 6-1 6-2 5-2 6-1 5-2 4-2 5-2 5-3 4-2 4-2 4-3 4-3 3-3 3-3 3-3 3-3 3-3 2-3 3-4 2-3 3-4 1-4 2-4 1-4 1-4 1-3 1-5v-4l1-4v-4-5-5-5l-1-5v-5l-1-4-1-5-1-4-1-4-2-5-1-3-3-4-2-4-3-4-2-4-3-3-3-3-3-3-3-4-3-2-4-3-4-3-4-3-4-2-5-2-5-2-4-2-5-2-6-2-5-1-6-2-6-1-6-2-6-1h-7l-6-1-7-1h-8l-7-1h-8z">
          <text:p/>
        </draw:path>
        <draw:polygon draw:style-name="gr3" draw:text-style-name="P3" draw:layer="layout" svg:width="0.456cm" svg:height="0.645cm" svg:x="0.319cm" svg:y="12.534cm" svg:viewBox="0 0 457 646" draw:points="457,379 205,379 200,379 195,379 190,379 185,380 180,380 176,380 171,381 167,381 162,382 158,383 154,383 149,384 145,385 141,386 138,387 134,388 130,390 127,391 124,393 121,394 118,396 115,398 112,399 109,401 107,404 104,406 102,408 100,410 98,413 96,415 95,418 93,421 92,423 91,426 90,430 89,433 88,436 88,440 88,443 88,447 88,450 88,454 88,457 89,460 90,464 91,467 92,470 94,473 95,476 97,479 99,482 101,485 103,487 106,490 108,492 111,495 114,497 117,500 120,502 124,504 127,506 131,508 134,510 138,512 142,513 147,515 151,516 155,518 160,519 165,520 169,521 174,522 179,523 184,524 189,525 194,525 200,526 205,526 211,526 216,526 457,526 457,642 109,642 106,642 103,642 100,642 97,642 94,642 91,642 88,642 85,642 82,643 79,643 76,643 73,643 70,643 67,643 64,643 62,643 59,643 56,643 53,643 50,643 47,643 45,644 42,644 40,644 37,644 35,644 32,644 30,644 28,644 26,644 23,645 21,645 20,645 17,645 16,645 14,645 13,645 11,645 10,645 9,646 9,535 10,534 11,534 12,534 14,534 16,534 17,534 19,534 21,533 23,533 25,533 27,533 29,533 32,533 34,532 36,532 39,532 41,532 44,532 46,532 49,532 52,531 54,531 57,531 60,531 62,531 65,531 67,531 70,531 73,530 76,530 78,530 81,530 83,530 85,530 88,530 90,530 92,530 94,530 96,530 98,530 98,528 88,523 78,519 70,514 62,509 54,504 46,498 40,492 34,487 28,481 23,474 19,468 15,461 12,454 9,447 6,439 4,431 2,423 1,415 0,406 0,398 0,387 1,378 3,369 4,360 6,351 9,343 13,336 16,328 21,322 26,315 31,309 36,303 42,298 49,294 56,289 64,285 71,282 80,278 89,276 98,273 98,271 93,268 87,266 82,263 77,261 72,258 68,256 64,253 59,250 56,248 52,245 48,242 45,239 41,236 38,233 35,230 32,227 29,224 27,221 24,218 22,214 20,211 17,207 15,204 14,200 12,197 10,193 9,189 8,186 6,182 5,178 4,174 4,170 3,166 2,162 2,157 1,153 1,149 0,144 0,140 0,135 0,128 1,121 2,114 3,107 4,101 5,95 7,89 9,84 11,78 14,73 16,68 19,63 22,59 26,54 29,50 33,46 37,42 41,38 45,35 50,32 55,29 59,25 65,22 70,19 75,17 81,15 87,12 92,11 98,9 105,7 111,6 117,5 124,4 130,3 137,2 144,1 151,1 158,0 165,0 172,0 457,0 457,116 205,116 200,116 195,116 190,117 185,117 180,117 176,118 171,118 167,119 162,119 158,120 154,121 149,122 145,122 141,123 138,125 134,126 130,127 127,128 124,130 121,132 118,133 115,135 112,137 109,139 107,141 104,143 102,145 100,148 98,150 96,153 95,156 93,158 92,161 91,164 90,167 89,170 88,174 88,177 88,181 88,184 88,188 88,191 88,194 89,198 90,201 91,204 92,207 93,210 95,213 97,216 99,219 100,222 102,224 105,227 107,229 110,232 113,234 115,236 119,238 122,241 125,243 129,245 132,247 136,248 139,250 144,252 148,253 152,254 156,256 161,257 165,258 170,259 175,260 180,261 185,261 190,262 195,262 200,263 206,264 211,264 457,264">
          <text:p/>
        </draw:polygon>
        <draw:path draw:style-name="gr3" draw:text-style-name="P3" draw:layer="layout" svg:width="0.464cm" svg:height="0.452cm" svg:x="0.32cm" svg:y="12.005cm" svg:viewBox="0 0 465 453" svg:d="M465 314l-1 7v6 6l-1 6-1 6v6l-2 5-1 5-1 6-2 5-2 5-2 5-2 5-3 4-2 4-3 6-3 3-3 5-3 3-3 4-4 3-3 4-4 3-4 3-5 3-4 2-4 3-5 2-5 2-5 2-5 2-5 2-6 1-6 1-6 1-6 1-5 1h-7l-6 1h-6l-8-1h-8l-7-1h-7l-7-2-6-1-6-2-6-2-6-2-6-3-5-3-5-3-5-3-5-4-4-4-5-3-4-4-3-5-4-4-3-5-4-6-3-5-3-5-2-6-3-5-2-6-3-5-2-6-1-7-2-6-2-7-1-6-1-7-1-7-1-6-1-7v-7l-1-7v-8-7l-2-96h-23-5-4-4-5l-4 1-4 1h-4l-3 1-4 1h-3l-3 1-4 1-2 1-4 2-2 1-3 1-2 1-3 2-2 1-2 2-2 1-2 2-2 2-1 2-2 2-1 2-2 2-1 3-1 2v2l-2 3v2l-1 3v3l-1 3v2l-1 3v3 3 3 3 3 2 3l1 3v3 2l1 3v2l1 2v3l1 2 1 2 1 2 1 2 1 1 1 3 2 1 1 2 1 2 2 1 1 2 2 1 2 2 1 1 3 2 2 1 2 1 2 1 3 1 2 1 3 1 3 1 2 1 3 1h3l4 1h3l4 1h3l-6 122-6-1-5-1-6-1-5-2-6-1-5-2-5-3-5-2-5-2-5-3-5-2-4-3-5-3-4-4-5-5-4-3-4-4-4-4-4-4-3-5-4-5-3-5-3-5-3-5-3-6-2-6-3-6-2-6-3-7-1-7-2-7-2-7-2-7-1-8-1-8-1-8v-8l-1-9v-9-9-8-8l1-8v-8l1-7 1-8 2-7 1-7 2-7 2-6 2-7 3-6 2-6 3-6 3-5 3-6 3-5 4-5 4-5 4-4 4-5 5-4 4-4 5-4 5-4 5-3 5-3 6-3 5-3 6-2 6-2 7-3 6-1 7-2 6-1 7-1 7-1 8-1h7 8 163 3 3 3 3l3-1h3 2 3 3 2l3-1h2l2-1h2l2-1h3l2-1 1-1h3l1-1 2-1 3-1h1l1-2 1-1 2-1 1-1 1-1 1-2 1-1 1-2v-1l1-2 1-2v-1l1-3v-2-2-2-2-3-2-3-3-2l-1-3v-2-3l-1-2v-3h63v2 2l1 2v2l1 2v2l1 2v1 2l1 2 1 2v1 2l1 2v1 2l1 2v1 2 2l1 1v2 1 2 2l1 2v2 2 1 2 2l1 2v2 2 2 2 3 2 2 3 8l-1 8-1 8-1 7-2 7-3 6-2 6-4 5-3 5-4 5-5 3-4 4-6 4-6 2-6 3-6 3-7 1-8 2-7 2h-8v3l8 5 7 5 8 5 7 6 7 5 6 7 6 6 6 6 5 7 4 7 5 8 4 8 3 7 3 9 3 8 2 9 2 10 1 9v10zM248 179l1 59v4 4l1 3v4 4l1 3v4 3l1 3v4l1 3v3l1 4 1 3 1 3 1 2 1 3 1 3 2 3 1 2 1 3 2 2 2 2 2 2 1 3 3 1 2 2 2 2 3 2 2 1 3 1 3 2 4 1 3 1 4 1h4l3 1h5 4 5 6 6l5-1 6-1 5-1 4-2 4-2 4-2 4-2 3-3 3-3 3-3 3-4 2-3 2-4 1-4 1-4 1-5v-4l1-5v-4l-1-5v-4l-1-4-1-4-1-5-1-3-1-4-2-4-3-4-2-3-2-4-2-3-2-3-3-3-2-4-3-2-3-3-3-3-3-2-3-3-3-2-4-3-3-2-4-2-3-2-4-1-4-2-4-2-4-1-4-1-4-2-4-1h-4l-4-1-4-1-5-1h-4-4-4z">
          <text:p/>
        </draw:path>
        <draw:polygon draw:style-name="gr3" draw:text-style-name="P3" draw:layer="layout" svg:width="0.465cm" svg:height="0.407cm" svg:x="0.319cm" svg:y="11.574cm" svg:viewBox="0 0 466 408" draw:points="326,0 332,0 338,1 344,2 350,3 356,4 362,5 368,7 373,9 379,11 385,14 390,17 394,20 399,23 404,27 408,30 412,34 417,39 421,43 425,48 428,53 432,58 435,64 438,69 441,75 444,82 447,88 449,95 452,101 454,108 456,116 458,123 459,131 461,139 462,147 463,156 464,164 465,173 465,182 465,191 466,201 465,209 465,217 465,226 465,233 464,241 463,249 463,256 461,263 460,271 459,277 458,284 457,291 455,297 453,304 451,310 449,316 447,322 445,327 442,332 439,338 436,343 433,348 430,353 426,357 423,361 419,366 415,370 411,374 406,377 402,381 397,384 392,387 387,391 382,393 375,396 370,398 364,401 357,404 351,406 345,408 329,305 333,304 337,303 340,301 343,300 346,299 349,298 352,296 355,294 357,293 360,291 362,289 364,288 366,286 368,283 370,281 372,279 373,277 375,275 376,272 378,270 380,267 381,264 382,262 382,259 384,256 384,253 385,250 386,246 386,243 387,240 387,237 387,233 388,229 388,225 388,221 388,217 388,213 388,209 389,205 389,201 389,197 388,193 388,189 388,185 388,181 388,178 388,174 387,171 387,167 387,164 386,160 386,157 385,154 384,151 384,148 382,145 382,142 381,139 380,137 379,134 378,131 375,129 374,127 372,125 371,123 369,121 368,119 366,117 364,115 362,114 360,113 358,112 355,111 353,110 350,109 348,108 345,108 342,107 339,107 336,107 333,107 330,108 327,108 324,109 321,110 318,111 316,112 313,114 311,115 309,118 307,120 305,122 303,124 301,127 300,129 298,132 297,135 295,138 294,142 293,145 291,149 290,153 289,156 288,160 287,164 286,168 284,173 283,177 282,182 281,186 281,191 280,196 278,201 277,206 276,211 275,216 274,221 273,226 271,232 270,237 269,242 268,248 266,254 265,259 263,265 262,270 260,276 259,281 257,287 256,292 253,298 252,303 250,308 247,313 245,318 243,323 240,328 238,332 235,337 232,341 229,346 226,349 222,353 218,357 215,361 211,364 207,367 203,370 199,373 194,376 190,378 185,381 179,383 174,384 168,386 162,387 156,388 149,389 143,389 136,389 130,389 124,389 118,388 112,387 106,386 100,385 95,383 89,381 84,379 79,377 74,374 70,371 65,368 60,365 56,361 52,358 48,354 44,349 40,345 37,340 33,335 30,330 27,325 24,319 21,313 18,307 16,301 14,295 12,288 10,281 8,274 6,266 5,259 4,251 3,243 2,235 1,226 1,218 0,209 0,200 0,192 0,185 1,178 2,172 2,165 3,158 4,151 5,145 6,138 7,132 9,126 10,120 12,114 14,108 16,102 18,97 21,91 23,86 26,81 29,76 32,71 35,66 38,62 42,57 45,53 49,49 53,45 57,41 62,38 66,34 71,31 76,28 81,25 86,22 91,20 97,18 102,16 108,14 115,12 121,11 132,114 129,114 126,115 123,116 120,117 117,118 114,119 112,120 110,121 107,123 105,124 103,126 101,127 99,129 97,131 96,132 94,135 93,136 91,138 90,141 88,143 87,145 86,147 85,149 84,152 83,154 82,157 82,160 81,162 81,165 80,168 79,171 79,174 79,177 78,180 78,183 78,186 78,190 78,193 78,196 78,200 78,208 78,215 78,223 79,229 80,236 82,242 83,247 84,253 86,257 88,262 90,266 93,269 96,272 99,275 102,277 106,279 110,281 114,282 119,282 124,282 126,282 129,282 132,282 135,281 137,280 139,280 142,278 144,277 146,276 148,274 150,272 151,270 153,268 155,266 156,264 158,262 159,259 161,256 162,253 163,250 165,247 166,244 167,240 168,237 169,233 170,229 171,226 172,222 173,217 174,214 174,209 175,205 176,200 177,196 178,191 179,186 180,181 181,177 183,172 184,167 185,161 187,154 188,148 190,142 191,136 193,130 194,124 196,118 198,112 199,106 202,100 203,94 205,88 208,83 210,77 212,72 215,67 218,62 221,57 224,53 227,48 230,44 234,39 238,35 241,32 246,28 250,24 254,21 259,18 264,15 269,12 274,10 280,8 285,6 292,4 298,3 304,2 311,1 318,0">
          <text:p/>
        </draw:polygon>
        <draw:polygon draw:style-name="gr3" draw:text-style-name="P3" draw:layer="layout" svg:width="0.465cm" svg:height="0.406cm" svg:x="0.319cm" svg:y="11.104cm" svg:viewBox="0 0 466 407" draw:points="326,0 332,0 338,0 344,1 350,2 356,3 362,4 368,6 373,8 379,11 385,13 390,16 394,19 399,22 404,26 408,30 412,34 417,38 421,42 425,47 428,52 432,57 435,64 438,70 441,76 444,82 447,88 449,95 452,101 454,108 456,116 458,124 459,131 461,139 462,147 463,156 464,164 465,173 465,182 465,191 466,201 465,209 465,217 465,226 465,233 464,241 463,249 463,256 461,264 460,271 459,277 458,285 457,291 455,298 453,304 451,310 449,316 447,322 445,327 442,333 439,338 436,343 433,348 430,353 426,357 423,361 419,366 415,370 411,374 406,377 402,381 397,384 392,388 387,391 382,394 375,396 370,399 364,401 357,403 351,405 345,407 329,305 333,304 337,303 340,301 343,300 346,299 349,298 352,296 355,295 357,293 360,291 362,289 364,288 366,286 368,284 370,282 372,279 373,277 375,275 376,272 378,270 380,267 381,264 382,262 382,259 384,256 384,253 385,250 386,247 386,243 387,240 387,237 387,233 388,229 388,225 388,221 388,217 388,214 388,209 389,205 389,201 389,197 388,193 388,189 388,185 388,182 388,178 388,174 387,171 387,167 387,164 386,160 386,157 385,154 384,151 384,148 382,145 382,142 381,139 380,137 379,134 378,132 375,129 374,127 372,125 371,123 369,121 368,119 366,117 364,116 362,114 360,113 358,112 355,111 353,110 350,109 348,108 345,108 342,107 339,107 336,107 333,107 330,108 327,108 324,109 321,110 318,111 316,112 313,114 311,116 309,118 307,120 305,122 303,124 301,127 300,130 298,132 297,135 295,138 294,142 293,145 291,149 290,153 289,156 288,160 287,164 286,168 284,173 283,177 282,182 281,187 281,191 280,196 278,201 277,206 276,211 275,216 274,221 273,227 271,232 270,237 269,243 268,248 266,254 265,259 263,265 262,270 260,276 259,282 257,287 256,293 253,298 252,303 250,309 247,313 245,318 243,323 240,328 238,332 235,337 232,341 229,346 226,349 222,353 218,357 215,361 211,364 207,367 203,370 199,373 194,376 190,378 185,381 179,383 174,384 168,386 162,387 156,388 149,389 143,389 136,389 130,389 124,389 118,388 112,387 106,386 100,385 95,383 89,381 84,379 79,377 74,374 70,371 65,368 60,365 56,361 52,358 48,354 44,349 40,345 37,341 33,336 30,330 27,325 24,319 21,314 18,308 16,301 14,295 12,288 10,281 8,274 6,267 5,259 4,251 3,243 2,235 1,227 1,218 0,209 0,200 0,193 0,185 1,179 2,172 2,165 3,158 4,152 5,145 6,138 7,132 9,126 10,120 12,114 14,108 16,102 18,97 21,91 23,86 26,81 29,76 32,71 35,66 38,62 42,56 45,52 49,48 53,44 57,40 62,37 66,33 71,30 76,27 81,24 86,22 91,19 97,17 102,15 108,13 115,12 121,10 132,114 129,114 126,115 123,116 120,117 117,118 114,119 112,120 110,122 107,123 105,124 103,126 101,128 99,129 97,131 96,132 94,135 93,136 91,138 90,141 88,143 87,145 86,147 85,150 84,152 83,155 82,157 82,160 81,162 81,165 80,168 79,171 79,174 79,177 78,180 78,183 78,186 78,190 78,193 78,196 78,200 78,208 78,216 78,223 79,230 80,236 82,242 83,248 84,253 86,258 88,262 90,266 93,269 96,273 99,275 102,277 106,279 110,281 114,282 119,282 124,283 126,282 129,282 132,282 135,281 137,281 139,280 142,279 144,277 146,276 148,274 150,273 151,270 153,269 155,266 156,264 158,262 159,259 161,256 162,253 163,250 165,247 166,244 167,240 168,237 169,233 170,229 171,226 172,222 173,218 174,214 174,209 175,205 176,200 177,196 178,191 179,186 180,182 181,177 183,172 184,167 185,161 187,154 188,148 190,142 191,136 193,130 194,124 196,118 198,112 199,106 202,100 203,94 205,89 208,83 210,78 212,73 215,67 218,62 221,56 224,52 227,47 230,43 234,38 238,34 241,31 246,27 250,24 254,20 259,17 264,14 269,12 274,9 280,7 285,5 292,3 298,2 304,1 311,0 318,0">
          <text:p/>
        </draw:polygon>
        <draw:polygon draw:style-name="gr3" draw:text-style-name="P3" draw:layer="layout" svg:width="0.789cm" svg:height="0.24cm" svg:x="0.162cm" svg:y="10.552cm" svg:viewBox="0 0 790 241" draw:points="790,118 781,124 772,130 762,136 753,142 744,148 735,153 726,158 717,163 708,168 699,173 689,177 680,182 671,186 662,190 653,194 643,198 634,201 624,205 615,208 605,211 596,214 586,217 576,220 566,222 556,224 546,226 536,228 526,230 516,232 506,234 495,235 484,236 474,237 463,238 452,239 441,239 429,240 418,240 406,240 395,241 383,240 372,240 360,240 349,239 338,239 327,238 316,237 305,236 295,235 284,234 274,232 264,230 254,228 244,226 234,224 223,222 213,220 203,217 194,214 184,211 175,208 165,205 156,201 146,198 137,194 128,190 118,186 109,182 100,177 91,173 82,168 73,163 64,158 55,153 46,148 36,142 27,136 18,130 9,124 0,118 0,0 9,7 19,14 28,20 38,26 47,31 57,37 66,42 76,47 85,52 94,57 104,62 113,66 123,71 132,75 142,79 151,82 161,87 170,91 180,94 189,97 199,100 208,103 218,105 228,108 239,110 249,112 259,114 269,116 279,118 289,119 299,120 309,121 320,122 330,124 341,124 351,125 362,125 373,126 384,126 395,126 406,126 417,126 428,125 439,125 450,124 461,124 471,122 482,121 492,120 502,119 512,118 522,116 532,114 542,112 552,110 562,108 572,105 581,103 591,100 601,97 610,94 620,91 629,87 639,82 648,79 658,75 667,71 676,66 686,62 695,57 704,52 714,47 723,42 732,37 742,31 751,26 761,20 771,14 780,7 790,0">
          <text:p/>
        </draw:polygon>
        <draw:path draw:style-name="gr3" draw:text-style-name="P3" draw:layer="layout" svg:width="0.636cm" svg:height="0.426cm" svg:x="0.319cm" svg:y="10.091cm" svg:viewBox="0 0 637 427" svg:d="M637 214l-1 9v8 9l-1 8-2 8-1 8-1 7-1 7-2 7-1 8-2 6-2 7-2 6-2 6-3 7-2 5-3 6-3 5-3 5-3 5-3 5-4 4-3 4-4 4-4 4-4 4-3 4-5 3-4 3-4 3-5 3-4 2-5 3-4 2-5 2-5 2-5 1-5 2-5 1-5 2-14-118 5-1 5-2 5-2 5-2 4-2 4-3 4-3 3-4 4-3 3-4 3-5 2-4 3-5 2-5 1-5 2-6 1-5 1-6v-7-6-4-4-4l-1-4v-4l-1-3-1-4-1-4v-3l-1-4-2-3-1-3-2-4-1-3-2-3-3-2-2-3-2-3-3-3-2-2-3-2-3-3-3-2-4-2-3-2-4-2-4-1-4-2-4-2-5-1-4-1-5-2-5-1h-6l-5-1-6-1h-6l-6-1h-7-6-2-2-3-2-3-2-2-3-2-3-2-2-3-2-2-2-2-3-1-2-3-2-2l-3-1h-2-2-2-2-3-2v1l8 4 9 5 7 5 7 5 7 6 6 5 5 7 5 6 5 7 4 7 4 7 3 8 3 8 2 8 3 9 1 9 2 9 1 9v10l1 10-1 8v8l-1 9-1 7-2 8-1 7-3 7-2 8-3 6-3 7-4 6-3 5-4 6-5 5-4 5-5 5-5 5-5 5-6 4-6 4-6 4-6 4-7 4-7 3-7 3-7 3-8 3-7 2-8 3-8 1-9 2-8 2-9 1-9 2-9 1h-9l-10 1-10 1h-9-10-10-10l-10-1-10-1-9-1-9-1-10-1-8-1-9-2-8-2-9-2-8-3-8-2-7-3-8-3-7-4-7-3-6-4-7-4-6-4-6-4-5-5-6-5-5-5-5-5-4-5-4-6-4-6-4-6-3-6-3-7-3-8-2-7-3-8-2-7-1-8-1-8-1-8-1-9v-9-8l1-9 1-9 1-8 2-8 2-8 3-7 2-8 4-7 3-8 4-6 5-7 5-6 5-6 6-6 7-6 7-5 7-4 8-5 8-4v-2h-2-2-1-3-1-2-3-2-2l-2-1h-2-2-3-2-2-2l-2-1h-2-3-2-2-2l-2-1h-2-2-2-2-2l-1-1h-2-2-1-1l-2-1h-1-1-1l-1-1h-1v-110h3 3l4 1h4 4 4 5 4l6 1h5 5 6 5l6 1h6 7 6 7 7 6 331 9 10l9 1 9 1 8 1 8 2 9 2 7 2 8 2 8 3 7 3 7 3 6 4 7 3 6 4 6 5 5 4 6 5 5 5 5 5 4 6 5 5 4 6 4 7 4 6 3 7 3 7 4 7 2 8 3 8 2 8 2 8 2 8 1 9 2 9 2 9 1 9v9 10zM227 117h-9l-8 1h-8l-7 1h-7l-7 1-7 1-6 1-6 2-6 1-5 2-6 2-5 2-4 2-5 2-5 2-4 2-4 3-3 2-4 3-3 3-3 2-3 3-3 3-2 3-3 3-2 4-2 3-1 3-2 4-1 3-2 3-1 4v3l-1 3-1 4v3 4l-1 4v3 4l1 5v4l1 4v4l1 4 1 4 1 4 2 3 2 4 2 3 2 3 2 3 2 3 3 3 3 3 3 3 3 3 3 2 3 3 4 2 4 2 4 2 5 2 4 2 5 2 5 1 5 2 5 1 6 2 6 1 6 1 6 1 6 1h7l6 1h7l8 1h7 8 14l14-1 12-1 12-2 11-2 11-3 10-2 9-4 8-4 8-4 7-5 6-5 6-6 5-6 4-7 3-7 3-8 1-8 1-8 1-9v-4-3l-1-4v-3l-1-3v-4l-1-4-1-3-2-3-1-4-1-3-2-3-2-4-2-3-2-3-3-3-2-3-3-3-3-3-4-2-3-3-4-3-4-2-4-3-5-2-5-2-5-2-4-2-6-2-6-2-5-1-7-2-6-1-7-1-7-1h-7l-8-1h-8l-8-1z">
          <text:p/>
        </draw:path>
        <draw:polygon draw:style-name="gr3" draw:text-style-name="P3" draw:layer="layout" svg:width="0.456cm" svg:height="0.261cm" svg:x="0.319cm" svg:y="9.718cm" svg:viewBox="0 0 457 262" draw:points="457,258 114,258 111,258 108,258 105,258 102,258 99,259 96,259 93,259 90,259 87,259 83,259 80,259 77,259 74,259 71,259 68,259 65,259 62,259 59,259 56,259 53,260 50,260 47,260 44,260 41,260 39,260 36,260 34,260 31,260 29,260 26,260 24,260 22,261 20,261 18,261 16,261 14,261 13,261 11,262 10,262 9,262 9,151 10,151 11,151 12,150 14,150 16,150 18,150 20,150 22,150 24,149 26,149 29,149 31,149 34,149 36,149 39,149 42,148 44,148 47,148 50,148 53,148 56,148 59,147 62,147 64,147 67,147 70,147 73,147 76,147 79,147 82,147 84,146 87,146 90,146 92,146 94,146 97,146 99,146 101,145 103,145 105,145 105,144 100,142 95,141 90,139 86,137 82,135 77,133 73,132 69,130 65,128 61,126 57,125 53,123 50,121 47,119 43,117 40,115 37,113 34,111 31,108 28,106 26,104 23,101 21,99 18,96 16,93 15,90 12,87 11,84 9,81 8,78 6,75 5,71 4,66 3,62 2,58 2,54 1,50 0,45 0,41 0,36 0,34 0,32 0,30 0,28 1,26 1,23 1,22 2,20 2,17 2,16 3,14 3,12 3,10 4,8 4,7 5,5 5,4 5,2 6,1 6,0 104,0 103,2 103,4 102,7 102,9 101,11 101,14 101,16 100,18 100,20 100,23 99,25 99,27 99,30 98,32 98,35 98,38 97,40 97,44 97,46 97,50 98,58 99,66 101,75 103,82 106,89 110,96 115,102 120,108 126,113 133,118 140,123 148,127 157,131 166,133 176,136 187,138 198,140 210,141 223,142 237,142 457,142">
          <text:p/>
        </draw:polygon>
        <draw:path draw:style-name="gr3" draw:text-style-name="P3" draw:layer="layout" svg:width="0.464cm" svg:height="0.451cm" svg:x="0.32cm" svg:y="9.229cm" svg:viewBox="0 0 465 452" svg:d="M465 314l-1 7v6 6l-1 6-1 6v6l-2 5-1 6-1 5-2 5-2 5-2 5-2 5-3 4-2 5-3 4-3 4-3 4-3 4-3 3-4 4-3 3-4 3-4 3-5 3-4 3-4 2-5 3-5 2-5 2-5 2-5 1-6 1-6 2-6 1-6 1h-5l-7 1h-6-6-8-8l-7-1-7-1-7-1-6-2-6-1-6-2-6-3-6-2-5-3-5-3-5-4-5-3-4-4-5-4-4-4-3-4-4-5-3-4-4-5-3-5-3-6-2-5-3-6-2-5-3-6-2-6-1-6-2-7-2-6-1-7-1-6-1-7-1-7-1-7v-7l-1-7v-7-7l-2-97h-23-5l-4 1h-4-5-4l-4 1h-4l-3 1-4 1-3 1-3 1-4 1-2 1-4 1-2 1-3 1-2 2-3 1-2 2-2 1-2 2-2 2-2 2-1 2-2 2-1 2-2 2-1 2-1 3v2l-2 3v2l-1 3v2l-1 3v3l-1 2v4 2 4 2 3 3 3l1 2v3 3l1 2v2l1 3v2l1 2 1 2 1 2 1 2 1 2 1 2 2 2 1 1 1 2 2 2 1 1 2 2 2 2 1 1 3 1 2 1 2 1 2 2 3 1 2 1 3 1 3 1h2l3 1 3 1 4 1h3l4 1h3l-6 121-6-1-5-1-6-2-5-1-6-2-5-2-5-2-5-2-5-3-5-2-5-3-4-3-5-3-4-3-5-4-4-4-4-4-4-4-4-4-3-5-4-4-3-5-3-6-3-5-3-6-2-5-3-6-2-7-3-7-1-6-2-7-2-7-2-8-1-7-1-8-1-8v-9l-1-8v-9-9-8-9l1-7v-8l1-8 1-7 2-7 1-7 2-7 2-7 2-6 3-6 2-6 3-6 3-6 3-5 3-6 4-5 4-5 4-4 4-4 5-5 4-4 5-3 5-4 5-3 5-4 6-2 5-3 6-3 6-2 7-2 6-2 7-1 6-2 7-1 7-1h8l7-1h8 163 3 3 3 3 3 3 2 3l3-1h2 3l2-1h2l2-1h2l3-1h2l1-1 3-1h1l2-1 3-1 1-1 1-1 1-1 2-1 1-1 1-2 1-1 1-2 1-1v-1l1-2 1-2v-2l1-2v-2-2-2-2-3-3-2-4-2l-1-3v-3-2l-1-3v-2h63v2 2l1 2v2l1 2v2l1 1v2 3l1 2 1 1v2 2l1 1v2 1l1 2v2 1 2l1 2v1 2 2 2l1 1v2 2 2 2 2l1 2v1 3 2 2 2 2 3 2 9l-1 8-1 8-1 7-2 6-3 7-2 5-4 6-3 5-4 4-5 4-4 4-6 3-6 3-6 3-6 2-7 2-8 2-7 1-8 1v2l8 5 7 5 8 6 7 5 7 6 6 6 6 6 6 7 5 7 4 7 5 7 4 8 3 8 3 8 3 9 2 9 2 9 1 9v10zM248 179l1 60v4 3l1 4v3 4l1 4v3 4l1 3v4l1 3v3l1 3 1 3 1 3 1 3 1 3 1 3 2 2 1 3 1 2 2 2 2 3 2 2 1 2 3 2 2 2 2 1 3 2 2 2 3 1 3 1 4 2 3 1h4l4 1h3l5 1h4 5 6 6l5-1 6-1 5-1 4-2 4-2 4-2 4-3 3-2 3-4 3-3 3-3 2-4 2-4 1-4 1-4 1-4v-5l1-5v-4l-1-4v-5l-1-4-1-4-1-4-1-4-1-4-2-4-3-3-2-4-2-3-2-3-2-4-3-3-2-3-3-3-3-3-3-2-3-3-3-2-3-3-4-2-3-2-4-2-3-2-4-2-4-1-4-2-4-2-4-1-4-1-4-1-4-1-4-1-4-1h-5-4l-4-1h-4z">
          <text:p/>
        </draw:path>
        <draw:polygon draw:style-name="gr3" draw:text-style-name="P3" draw:layer="layout" svg:width="0.456cm" svg:height="0.644cm" svg:x="0.319cm" svg:y="8.534cm" svg:viewBox="0 0 457 645" draw:points="457,379 205,379 200,379 195,379 190,379 185,379 180,380 176,380 171,380 167,381 162,382 158,383 154,383 149,384 145,385 141,386 138,387 134,388 130,390 127,391 124,392 121,394 118,396 115,397 112,399 109,401 107,403 104,406 102,408 100,410 98,413 96,415 95,418 93,420 92,423 91,426 90,430 89,433 88,436 88,439 88,443 88,446 88,450 88,454 88,457 89,460 90,463 91,467 92,470 94,473 95,476 97,479 99,482 101,485 103,487 106,490 108,492 111,495 114,497 117,499 120,502 124,504 127,506 131,508 134,510 138,511 142,513 147,515 151,516 155,518 160,519 165,520 169,521 174,522 179,523 184,524 189,524 194,525 200,525 205,526 211,526 216,526 457,526 457,642 109,642 106,642 103,642 100,642 97,642 94,642 91,642 88,642 85,642 82,642 79,643 76,643 73,643 70,643 67,643 64,643 62,643 59,643 56,643 53,643 50,643 47,643 45,643 42,644 40,644 37,644 35,644 32,644 30,644 28,644 26,644 23,644 21,644 20,644 17,644 16,645 14,645 13,645 11,645 10,645 9,645 9,535 10,534 11,534 12,534 14,534 16,534 17,534 19,534 21,533 23,533 25,533 27,533 29,533 32,533 34,532 36,532 39,532 41,532 44,531 46,531 49,531 52,531 54,531 57,531 60,531 62,530 65,530 67,530 70,530 73,530 76,530 78,530 81,530 83,530 85,529 88,529 90,529 92,529 94,529 96,529 98,529 98,528 88,523 78,518 70,514 62,509 54,504 46,498 40,492 34,487 28,480 23,474 19,468 15,461 12,454 9,446 6,439 4,431 2,423 1,415 0,406 0,397 0,387 1,378 3,368 4,360 6,351 9,343 13,335 16,328 21,322 26,315 31,309 36,303 42,298 49,293 56,289 64,285 71,281 80,278 89,275 98,273 98,270 93,268 87,265 82,263 77,261 72,258 68,256 64,253 59,250 56,247 52,245 48,242 45,239 41,236 38,233 35,230 32,227 29,224 27,221 24,218 22,214 20,211 17,207 15,204 14,200 12,197 10,193 9,189 8,185 6,182 5,178 4,174 4,170 3,166 2,161 2,156 1,152 1,147 0,143 0,139 0,134 0,127 1,119 2,113 3,106 4,100 5,94 7,88 9,82 11,77 14,72 16,67 19,62 22,57 26,53 29,49 33,45 37,41 41,37 45,34 50,31 55,27 59,24 65,22 70,19 75,16 81,14 87,12 92,10 98,9 105,7 111,6 117,4 124,3 130,3 137,2 144,1 151,1 158,0 165,0 172,0 457,0 457,115 205,115 200,115 195,115 190,116 185,116 180,116 176,117 171,117 167,118 162,118 158,119 154,119 149,121 145,121 141,122 138,123 134,125 130,126 127,127 124,129 121,130 118,132 115,134 112,136 109,137 107,140 104,142 102,144 100,147 98,149 96,152 95,154 93,157 92,161 91,164 90,167 89,170 88,173 88,177 88,180 88,184 88,188 88,191 88,194 89,197 90,201 91,204 92,207 93,210 95,213 97,216 99,219 100,221 102,224 105,227 107,229 110,232 113,234 115,236 119,238 122,241 125,243 129,245 132,246 136,248 139,250 144,251 148,253 152,254 156,256 161,257 165,258 170,259 175,260 180,261 185,261 190,262 195,262 200,263 206,263 211,263 457,263">
          <text:p/>
        </draw:polygon>
        <draw:polygon draw:style-name="gr3" draw:text-style-name="P3" draw:layer="layout" svg:width="0.465cm" svg:height="0.407cm" svg:x="0.319cm" svg:y="8.045cm" svg:viewBox="0 0 466 408" draw:points="326,0 332,0 338,1 344,1 350,2 356,3 362,5 368,7 373,9 379,11 385,14 390,17 394,20 399,23 404,26 408,30 412,34 417,38 421,43 425,48 428,53 432,58 435,63 438,69 441,75 444,81 447,88 449,94 452,101 454,108 456,116 458,123 459,131 461,139 462,147 463,156 464,164 465,173 465,182 465,191 466,200 465,209 465,217 465,225 465,233 464,241 463,248 463,256 461,263 460,270 459,277 458,285 457,292 455,298 453,304 451,310 449,316 447,322 445,328 442,333 439,339 436,343 433,348 430,353 426,358 423,362 419,366 415,370 411,374 406,378 402,382 397,385 392,388 387,391 382,394 375,397 370,399 364,402 357,404 351,406 345,408 329,305 333,304 337,303 340,302 343,301 346,300 349,298 352,297 355,295 357,293 360,292 362,290 364,288 366,286 368,284 370,282 372,280 373,277 375,274 376,272 378,269 380,267 381,264 382,261 382,259 384,255 384,253 385,249 386,246 386,243 387,239 387,236 387,232 388,229 388,225 388,221 388,217 388,213 388,209 389,205 389,200 389,196 388,193 388,189 388,185 388,181 388,177 388,174 387,170 387,167 387,164 386,160 386,157 385,153 384,151 384,147 382,145 382,142 381,139 380,136 379,134 378,131 375,129 374,127 372,124 371,122 369,121 368,118 366,117 364,115 362,114 360,112 358,111 355,110 353,109 350,109 348,108 345,108 342,107 339,107 336,107 333,107 330,107 327,108 324,109 321,109 318,111 316,112 313,114 311,115 309,117 307,119 305,122 303,124 301,126 300,129 298,132 297,135 295,138 294,141 293,145 291,148 290,152 289,156 288,160 287,164 286,168 284,172 283,177 282,182 281,186 281,191 280,196 278,201 277,206 276,211 275,216 274,221 273,226 271,231 270,237 269,242 268,248 266,254 265,259 263,265 262,270 260,276 259,282 257,288 256,293 253,298 252,304 250,309 247,314 245,319 243,324 240,328 238,333 235,338 232,342 229,346 226,350 222,354 218,358 215,361 211,365 207,368 203,371 199,374 194,377 190,379 185,381 179,383 174,385 168,387 162,388 156,389 149,389 143,390 136,390 130,390 124,389 118,389 112,388 106,387 100,385 95,384 89,382 84,380 79,377 74,375 70,372 65,369 60,366 56,362 52,358 48,354 44,350 40,346 37,341 33,336 30,331 27,326 24,320 21,314 18,308 16,302 14,296 12,289 10,282 8,274 6,266 5,259 4,251 3,243 2,235 1,226 1,217 0,208 0,200 0,192 0,185 1,178 2,171 2,164 3,158 4,151 5,145 6,138 7,132 9,126 10,120 12,114 14,108 16,102 18,96 21,91 23,86 26,80 29,75 32,71 35,66 38,61 42,57 45,53 49,49 53,45 57,41 62,37 66,34 71,31 76,28 81,25 86,22 91,20 97,18 102,15 108,14 115,12 121,11 132,114 129,114 126,115 123,116 120,116 117,117 114,118 112,120 110,121 107,122 105,124 103,125 101,127 99,129 97,130 96,132 94,134 93,136 91,138 90,140 88,142 87,145 86,147 85,149 84,152 83,154 82,157 82,159 81,162 81,165 80,168 79,171 79,174 79,177 78,180 78,183 78,186 78,189 78,193 78,196 78,200 78,207 78,215 78,223 79,229 80,236 82,242 83,247 84,253 86,257 88,261 90,266 93,269 96,272 99,275 102,277 106,280 110,281 114,282 119,283 124,283 126,283 129,283 132,282 135,282 137,281 139,280 142,279 144,277 146,275 148,274 150,272 151,270 153,268 155,266 156,263 158,261 159,259 161,256 162,253 163,250 165,247 166,243 167,240 168,237 169,233 170,229 171,225 172,221 173,217 174,213 174,209 175,204 176,200 177,195 178,191 179,186 180,181 181,176 183,171 184,166 185,160 187,154 188,148 190,142 191,136 193,130 194,124 196,117 198,112 199,106 202,100 203,94 205,88 208,83 210,77 212,72 215,67 218,62 221,57 224,52 227,48 230,43 234,39 238,35 241,31 246,27 250,24 254,21 259,18 264,15 269,12 274,9 280,7 285,6 292,4 298,2 304,1 311,1 318,0">
          <text:p/>
        </draw:polygon>
        <draw:polygon draw:style-name="gr3" draw:text-style-name="P3" draw:layer="layout" svg:width="0.789cm" svg:height="0.239cm" svg:x="0.162cm" svg:y="7.771cm" svg:viewBox="0 0 790 240" draw:points="790,240 780,233 771,227 761,221 751,215 742,209 732,203 723,197 714,192 704,187 695,182 686,177 676,173 667,169 658,165 648,161 639,157 629,153 620,150 610,147 601,143 591,141 581,138 572,135 562,133 552,130 542,128 532,126 522,124 512,123 502,121 492,120 482,119 471,118 461,117 450,116 439,115 428,115 417,114 406,114 395,114 384,114 373,114 362,115 351,115 341,116 330,117 320,118 309,119 299,120 289,121 279,123 269,124 259,126 249,128 239,130 228,133 218,135 208,138 199,141 189,143 180,147 170,150 161,153 151,157 142,161 132,165 123,169 113,173 104,177 94,182 85,187 76,192 66,197 57,203 47,209 38,215 28,221 19,227 9,233 0,240 0,123 9,116 18,110 27,104 36,98 46,93 55,87 64,82 73,77 82,72 91,68 100,63 109,59 118,55 128,50 137,46 146,43 156,39 165,36 175,33 184,29 194,27 203,24 213,21 223,19 234,16 244,14 254,12 264,10 274,9 284,7 295,6 305,4 316,3 327,2 338,2 349,1 360,1 372,0 383,0 395,0 406,0 418,0 429,1 441,1 452,2 463,2 474,3 484,4 495,6 506,7 516,9 526,10 536,12 546,14 556,16 566,19 576,21 586,24 596,27 605,29 615,33 624,36 634,39 643,43 653,46 662,50 671,55 680,59 689,63 699,68 708,72 717,77 726,82 735,87 744,93 753,98 762,104 772,110 781,116 790,123">
          <text:p/>
        </draw:polygon>
        <draw:polygon draw:style-name="gr9" draw:text-style-name="P1" draw:layer="layout" svg:width="5.162cm" svg:height="3.359cm" svg:x="32.744cm" svg:y="9.484cm" svg:viewBox="0 0 5163 3360" draw:points="0,3360 5163,3360 5163,0 0,0">
          <text:p/>
        </draw:polygon>
        <draw:polygon draw:style-name="gr3" draw:text-style-name="P3" draw:layer="layout" svg:width="0.581cm" svg:height="0.68cm" svg:x="32.949cm" svg:y="9.779cm" svg:viewBox="0 0 582 681" draw:points="361,111 361,681 219,681 219,111 0,111 0,0 582,0 582,111">
          <text:p/>
        </draw:polygon>
        <draw:polygon draw:style-name="gr3" draw:text-style-name="P3" draw:layer="layout" svg:width="0.304cm" svg:height="0.532cm" svg:x="33.606cm" svg:y="9.927cm" svg:viewBox="0 0 305 533" draw:points="4,533 4,132 4,129 4,126 4,122 4,119 4,115 4,111 4,108 4,104 3,101 3,97 3,93 3,89 3,86 3,82 3,78 3,75 3,71 3,68 3,65 2,61 2,58 2,54 2,51 2,48 2,44 2,42 2,38 2,36 2,33 2,30 1,28 1,25 1,23 1,20 1,18 1,16 1,14 1,13 0,11 0,10 129,10 129,11 130,13 130,14 130,16 130,18 130,20 131,22 131,25 131,28 131,30 131,33 131,36 132,39 132,42 132,45 132,48 132,51 133,54 133,58 133,61 133,65 134,68 134,71 134,74 134,78 134,81 134,85 134,88 135,91 135,95 135,98 135,101 135,104 135,107 135,110 135,112 135,115 136,117 136,119 136,121 137,121 140,116 142,110 143,105 146,100 148,95 150,89 152,85 154,80 156,75 158,71 160,66 162,62 164,58 166,54 169,50 171,46 173,42 176,39 179,36 181,32 184,29 187,26 190,24 193,21 197,19 200,16 203,14 207,12 211,10 215,8 219,7 223,5 227,4 232,3 236,2 241,1 246,1 251,0 257,0 262,0 265,0 267,0 270,0 272,0 274,0 277,1 279,1 281,1 284,2 286,2 288,2 292,3 294,4 296,4 298,4 299,5 301,5 302,6 304,6 305,7 305,120 303,120 300,119 298,119 295,118 292,118 288,117 286,117 283,116 281,116 278,115 275,115 273,115 270,114 267,114 263,114 260,114 257,113 253,113 250,113 246,113 237,114 227,115 218,117 209,120 201,123 194,128 186,133 180,139 173,146 167,154 162,163 157,172 153,182 149,193 146,205 144,218 142,231 141,245 140,260 140,276 140,533">
          <text:p/>
        </draw:polygon>
        <draw:path draw:style-name="gr3" draw:text-style-name="P3" draw:layer="layout" svg:width="0.477cm" svg:height="0.542cm" svg:x="33.964cm" svg:y="9.927cm" svg:viewBox="0 0 478 543" svg:d="M245 543l-11-1h-11l-11-1-10-1-11-2-10-1-10-3-9-2-10-3-9-3-9-4-8-3-9-5-8-4-8-5-7-5-7-6-7-6-7-6-7-6-7-8-5-7-6-8-6-8-5-8-4-9-5-9-4-9-4-10-3-10-3-10-3-11-3-12-2-11-2-12-1-12-2-13v-13l-1-13v-14-14l1-14 1-14 1-14 2-12 2-13 2-12 4-11 3-11 4-10 4-10 4-10 5-9 5-9 5-9 6-8 6-8 6-8 6-6 8-7 7-6 7-6 7-5 8-6 7-4 8-5 9-4 8-4 8-3 9-3 9-2 9-3 9-2 10-2 9-1 9-2 10-1h9l10-1h10 12l12 1 11 1 11 2 11 2 11 2 9 3 10 3 9 4 9 4 9 4 8 5 8 5 8 6 7 6 7 6 7 6 6 7 6 7 6 9 5 8 5 8 5 8 5 9 4 9 4 10 4 9 3 10 3 11 3 10 2 11 2 11 2 11 2 12 2 12 1 12 1 12v12l1 13v13 4h-335v6 7l1 6v6 6l1 7 1 6 1 5 1 6 1 6 1 6 2 5 1 5 2 5 1 5 3 5 2 5 2 4 2 5 3 4 3 4 2 4 3 3 3 4 4 3 3 3 4 3 4 3 3 3 5 2 4 2 4 2 5 2 5 2 5 1 4 1 6 1h5l6 1h6 7l6-1 7-1 6-1 6-1 6-2 5-2 5-2 5-2 5-3 5-3 4-4 4-4 3-4 3-5 3-5 3-5 3-5 2-6 2-7 128 12-2 4-1 5-3 4-2 5-3 5-2 4-2 5-3 5-3 5-3 5-4 5-3 5-3 4-4 5-5 5-4 5-4 4-5 4-5 5-5 4-5 4-6 4-6 4-6 4-6 3-7 4-7 3-7 3-7 3-8 3-8 3-8 2-9 2-9 2-9 1-9 1-10 1-10 1h-11zM245 87h-4-4-4l-4 1-4 1h-4l-4 1-4 1-4 1-3 2-4 1-3 2-3 2-4 2-3 2-3 2-3 3-3 2-3 3-3 3-2 3-2 3-3 4-2 3-2 4-2 4-2 4-2 5-2 4-2 5-1 5-2 5-1 5-1 6-1 6-1 6v6l-1 6-1 6v7h203l-1-12-2-12-2-11-2-10-3-10-3-10-4-8-4-8-5-7-5-7-5-6-6-5-6-5-7-4-7-3-7-3-8-2-8-2-8-1z">
          <text:p/>
        </draw:path>
        <draw:path draw:style-name="gr3" draw:text-style-name="P3" draw:layer="layout" svg:width="0.526cm" svg:height="0.542cm" svg:x="34.504cm" svg:y="9.927cm" svg:viewBox="0 0 527 543" svg:d="M160 543l-7-1h-8l-7-1h-7l-6-1-7-1-7-1-6-2-6-2-6-2-6-2-6-2-5-3-5-3-6-3-5-3-4-3-5-4-4-3-4-4-5-4-3-5-4-4-3-5-4-5-3-5-3-5-2-5-3-6-2-6-3-6-1-6-2-6-1-6-2-7-1-7v-7l-1-7v-7-8-9-9l1-8 1-8 2-8 1-8 2-7 3-7 2-7 4-6 3-7 4-6 3-5 4-6 5-5 5-5 4-5 5-4 5-5 6-4 6-3 6-4 6-4 6-3 6-3 7-2 7-3 7-2 7-2 8-2 7-2 8-1 8-2 7-1 8-1 8-1 9-1h8l8-1h9l112-2v-26-6-5l-1-5v-5l-1-5v-5l-1-4v-4l-1-5-1-4-2-3-1-4-1-3-1-4-1-3-2-3-2-3-1-3-2-2-2-3-2-2-2-2-2-2-2-2-3-2-2-2-3-1-2-1-3-2h-3l-3-2-3-1h-3l-3-1-3-1h-3-4l-3-1h-4-3-4-3-3l-3 1h-3-3l-3 1h-3l-3 1h-3l-2 1-3 1-2 1-3 1-2 1-2 1-2 2-2 1-3 2-1 1-2 2-2 2-2 2-2 2-1 2-2 3-1 2-2 3-1 2-1 3-2 3-1 3v3l-1 4-1 3-1 4-1 4v3l-1 5-1 4-141-7 1-7 2-7 2-6 1-6 2-7 3-6 2-6 3-6 3-6 2-5 4-6 3-5 4-6 4-6 4-5 4-5 5-4 5-5 4-4 6-4 5-4 6-4 6-4 7-3 6-4 7-3 7-3 8-2 7-3 8-2 8-2 8-2 9-2 9-1 9-2 10-1 10-1h9l11-1h11 9l10 1h9l9 1 9 1 8 2 8 1 9 2 8 2 7 2 8 3 7 3 7 2 7 4 6 4 7 3 6 4 6 4 6 5 5 4 5 5 5 5 5 6 4 5 4 6 4 6 4 7 3 7 3 6 4 7 2 7 2 7 3 8 1 8 2 7 1 8 1 9 1 8v9 9 190 4l1 4v3 4 3 3 3 3l1 3v3 3l1 3v2l1 3 1 3v2l1 2 1 3v2l1 2 1 2 1 2 1 1 2 2 1 1 1 2 2 1 1 1 2 2 1 1 3 1 2 1h2l2 1h2l2 1h3 2 3l2 1h4l2-1h4 3 3 3l3-1h2l4-1h2v73l-2 1h-3l-2 1h-2l-2 1h-2l-3 1h-1l-2 1h-3l-1 1h-2l-2 1h-2-2l-2 1h-2-2l-2 1h-2-2l-1 1h-3-2l-2 1h-3-2-2-2l-2 1h-3-2-2-3-2-3-2l-3 1h-3-2l-11-1h-9l-9-2-8-2-8-2-7-3-7-3-6-4-6-4-5-4-5-6-4-5-4-7-4-6-3-7-2-8-3-8-1-9-2-9-1-9h-3l-6 9-6 9-6 9-6 8-7 8-7 7-8 7-7 7-8 6-9 5-8 6-9 4-9 4-10 4-10 3-10 2-11 2-12 1-11 1zM318 291l-70 1h-4-4l-4 1h-5-4l-4 1-4 1h-4-4l-4 1-4 1h-4l-3 1-4 1-3 1-3 1-4 1-3 2-3 1-3 2-3 2-3 2-2 2-3 2-2 2-3 3-2 2-2 3-2 3-1 3-2 3-2 4-1 4-1 4-1 4-1 5v4l-1 5v5 6 7 7l2 6 1 6 1 6 2 5 2 5 3 5 3 4 3 4 3 4 4 2 4 3 5 2 4 2 5 2 5 1 5 1 5 1h6 5l5-1h5l5-1 5-1 4-1 5-2 4-1 5-2 4-2 4-2 4-3 4-2 4-3 4-3 3-3 3-3 3-3 4-4 2-3 4-4 2-4 3-4 2-4 3-4 2-4 2-4 2-5 2-4 2-5 1-5 2-5 1-4 1-5 1-5v-5l1-5v-5l1-5v-4z">
          <text:p/>
        </draw:path>
        <draw:polygon draw:style-name="gr3" draw:text-style-name="P3" draw:layer="layout" svg:width="0.305cm" svg:height="0.653cm" svg:x="35.036cm" svg:y="9.814cm" svg:viewBox="0 0 306 654" draw:points="191,654 180,654 169,653 158,652 148,649 139,646 130,643 121,639 114,634 106,628 99,622 93,615 88,608 83,599 79,591 74,581 71,571 69,560 67,548 66,536 66,523 66,215 0,215 0,123 73,123 116,0 201,0 201,123 300,123 300,215 201,215 201,487 201,494 202,501 202,508 203,514 205,520 206,525 208,530 211,535 213,539 216,543 219,547 222,549 226,552 230,554 234,556 239,558 244,559 249,560 255,561 261,561 263,561 266,561 268,561 270,561 273,560 275,560 277,560 279,560 281,559 283,559 285,559 287,558 290,558 292,557 294,557 296,556 299,556 301,555 303,555 306,554 306,638 301,640 296,641 291,642 285,644 280,645 275,646 269,647 264,648 259,649 253,650 247,651 242,652 236,652 230,653 224,653 217,654 211,654 205,654 198,654">
          <text:p/>
        </draw:polygon>
        <draw:polygon draw:style-name="gr3" draw:text-style-name="P3" draw:layer="layout" svg:width="0.752cm" svg:height="0.532cm" svg:x="35.418cm" svg:y="9.927cm" svg:viewBox="0 0 753 533" draw:points="312,533 312,239 312,233 312,227 312,221 311,216 311,210 310,205 310,199 309,194 309,189 308,183 307,179 306,174 305,169 304,164 303,160 301,156 299,151 298,147 296,144 294,140 292,137 290,133 288,130 286,127 284,124 281,121 278,119 275,116 273,114 270,112 267,110 264,108 260,107 257,105 252,104 248,103 245,102 240,102 236,102 232,102 228,102 224,102 220,103 216,103 212,104 209,106 205,107 201,109 198,110 194,113 191,115 188,117 185,120 182,123 179,126 176,129 173,132 170,136 168,140 165,144 163,147 161,152 158,156 156,161 154,165 152,170 151,175 149,180 147,186 146,191 145,197 144,203 143,208 142,214 141,220 140,227 140,233 140,239 139,246 139,252 139,533 4,533 4,127 4,123 4,120 4,116 4,113 4,109 4,106 4,103 4,99 4,96 4,92 4,88 3,85 3,82 3,78 3,74 3,71 3,68 3,65 3,61 3,58 3,55 2,52 2,49 2,46 2,43 2,40 2,37 2,34 1,32 1,29 1,27 1,24 1,22 1,20 1,18 1,16 1,14 0,13 0,11 0,10 129,10 130,11 130,12 130,14 130,16 130,18 131,19 131,22 131,24 131,26 131,29 131,31 132,34 132,36 132,39 132,42 132,45 133,48 133,50 133,54 133,57 133,60 133,63 134,66 134,69 134,72 134,75 134,78 134,82 134,84 134,88 135,91 135,94 135,96 135,99 136,102 136,104 136,107 136,109 136,111 136,114 138,114 143,102 148,91 153,81 159,71 165,62 172,54 179,46 185,39 192,32 200,27 207,22 215,17 224,13 232,10 241,6 250,4 260,2 270,1 280,0 290,0 302,0 313,1 324,2 334,5 344,7 354,10 363,14 371,19 379,24 386,29 394,35 400,42 406,49 412,56 417,65 422,73 426,83 430,92 433,103 436,114 438,114 441,107 444,101 447,95 450,90 453,84 456,79 459,73 462,69 465,64 468,60 472,55 475,51 478,47 482,44 485,40 489,37 493,34 496,30 500,28 504,25 508,22 512,20 516,17 520,15 525,13 529,11 533,10 538,8 542,7 546,6 551,5 556,4 561,2 566,2 571,1 576,1 581,0 586,0 591,0 597,0 605,0 613,0 621,1 629,2 636,4 643,5 650,7 657,10 663,12 669,15 675,18 680,22 686,25 691,29 696,34 701,38 705,42 709,47 714,52 717,58 721,63 724,69 728,75 731,81 733,87 736,94 738,100 740,107 743,114 744,121 746,129 748,136 749,144 750,152 751,159 752,167 752,175 752,184 753,192 753,200 753,533 618,533 618,239 618,233 618,227 618,221 618,216 617,210 617,205 616,199 616,194 615,189 614,183 613,179 612,174 611,169 610,164 609,160 607,156 606,151 604,147 603,144 600,140 599,137 597,133 594,130 592,127 590,124 587,121 585,119 582,116 579,114 576,112 573,110 570,108 567,107 563,105 559,104 556,103 552,102 548,102 544,102 539,102 535,102 531,102 527,103 524,103 520,104 516,106 513,107 509,108 506,110 502,112 499,114 496,116 493,119 490,122 487,125 484,128 481,131 478,134 476,138 473,141 471,145 468,149 466,153 465,158 462,162 461,167 459,172 457,177 456,182 454,187 453,192 452,198 451,203 450,209 449,215 448,221 448,227 447,233 447,239 447,246 447,533">
          <text:p/>
        </draw:polygon>
        <draw:path draw:style-name="gr3" draw:text-style-name="P3" draw:layer="layout" svg:width="0.477cm" svg:height="0.542cm" svg:x="36.27cm" svg:y="9.927cm" svg:viewBox="0 0 478 543" svg:d="M245 543l-11-1h-11l-12-1-11-1-10-2-10-1-10-3-9-2-10-3-9-3-9-4-8-3-9-5-8-4-7-5-8-5-7-6-7-6-7-6-7-6-6-8-6-7-5-8-6-8-5-8-5-9-4-9-4-9-4-10-3-10-4-10-2-11-3-12-2-11-2-12-2-12-1-13-1-13v-13-14-14l1-14 1-14 1-14 2-12 2-13 3-12 2-11 4-11 4-10 4-10 4-10 5-9 5-9 5-9 6-8 6-8 6-8 6-6 7-7 6-6 8-6 7-5 8-6 7-4 8-5 9-4 8-4 9-3 8-3 9-2 9-3 9-2 9-2 10-1 9-2 10-1h10l10-1h10 12l12 1 11 1 11 2 11 2 10 2 10 3 10 3 9 4 9 4 8 4 9 5 8 5 7 6 8 6 7 6 7 6 6 7 6 7 6 9 5 8 6 8 4 8 5 9 4 9 4 10 4 9 3 10 3 11 3 10 2 11 2 11 3 11 1 12 1 12 2 12 1 12v12l1 13v13 4h-336v6 7l1 6v6l1 6v7l1 6 1 5 1 6 1 6 1 6 2 5 1 5 2 5 2 5 1 5 2 5 3 4 2 5 3 4 2 4 3 4 3 3 4 4 3 3 3 3 4 3 4 3 3 3 4 2 5 2 4 2 5 2 4 2 6 1 6 1 5 1h5l6 1h5 8l6-1 7-1 6-1 6-1 6-2 5-2 6-2 4-2 5-3 4-3 4-4 4-4 4-4 3-5 4-5 2-5 3-5 2-6 2-7 128 12-2 4-2 5-2 4-2 5-2 5-3 4-3 5-3 5-2 5-4 5-3 5-3 5-4 4-4 5-3 5-5 5-4 4-5 4-5 5-5 4-5 4-6 4-6 4-6 4-6 3-7 4-7 3-7 3-7 3-8 3-8 3-8 2-9 2-9 2-9 1-10 1-9 1-11 1h-10zM245 87h-4-4-4l-4 1-4 1h-5l-4 1-4 1-4 1-3 2-4 1-3 2-4 2-3 2-3 2-3 2-3 3-3 2-3 3-2 3-3 3-3 3-2 4-2 3-2 4-3 4-1 4-2 5-2 4-2 5-1 5-2 5-1 5-1 6-1 6-1 6-1 6v6l-1 6v7h204l-1-12-2-12-2-11-2-10-3-10-3-10-4-8-4-8-5-7-5-7-5-6-6-5-6-5-7-4-7-3-7-3-8-2-8-2-8-1z">
          <text:p/>
        </draw:path>
        <draw:polygon draw:style-name="gr3" draw:text-style-name="P3" draw:layer="layout" svg:width="0.477cm" svg:height="0.532cm" svg:x="36.846cm" svg:y="9.927cm" svg:viewBox="0 0 478 533" draw:points="343,533 343,239 343,233 343,227 342,221 342,216 342,210 341,205 340,199 339,194 339,189 338,183 337,179 336,174 334,169 333,164 331,160 330,156 328,151 326,147 324,144 322,140 320,137 317,133 315,130 312,127 309,124 306,121 303,119 300,116 296,114 293,112 289,110 285,108 282,107 277,105 273,104 269,103 264,102 259,102 255,102 249,102 245,102 240,102 235,103 231,103 226,104 222,106 217,107 213,109 209,110 205,113 201,115 197,117 193,120 190,123 186,126 183,129 180,132 176,136 174,140 170,144 168,147 165,152 162,156 160,161 158,165 155,170 153,175 151,180 150,186 148,191 146,197 145,203 144,208 143,214 142,220 141,227 141,233 140,239 140,246 140,252 140,533 4,533 4,127 4,123 4,120 4,116 4,113 4,109 3,106 3,103 3,99 3,96 3,92 3,88 3,85 3,82 3,78 3,74 3,71 3,68 3,65 2,61 2,58 2,55 2,52 2,49 2,46 1,43 1,40 1,37 1,34 1,32 1,29 1,27 1,24 1,22 1,20 0,18 0,16 0,14 0,13 0,11 0,10 130,10 130,11 130,12 131,14 131,16 131,18 131,19 131,22 132,24 132,26 132,29 132,31 132,34 132,36 133,39 133,42 133,45 133,48 133,50 134,54 134,57 134,60 134,63 134,66 134,69 135,72 135,75 135,78 135,82 135,84 135,88 135,91 135,94 136,96 136,99 136,102 136,104 136,107 136,109 136,111 136,114 138,114 144,102 150,91 156,81 162,71 169,62 176,54 183,46 191,39 199,32 207,27 216,22 224,17 234,13 243,10 253,6 262,4 273,2 284,1 295,0 306,0 315,0 324,0 333,1 342,2 350,4 357,5 365,7 372,10 379,12 386,15 392,18 398,22 404,25 410,29 415,34 421,38 425,42 430,47 434,52 439,58 443,63 447,69 450,75 453,81 457,87 459,94 462,100 464,107 467,114 469,121 470,129 472,136 473,144 475,152 476,159 476,167 477,175 477,184 478,192 478,200 478,533">
          <text:p/>
        </draw:polygon>
        <draw:polygon draw:style-name="gr3" draw:text-style-name="P3" draw:layer="layout" svg:width="0.305cm" svg:height="0.653cm" svg:x="37.396cm" svg:y="9.814cm" svg:viewBox="0 0 306 654" draw:points="192,654 180,654 169,653 158,652 147,649 138,646 129,643 120,639 113,634 105,628 98,622 92,615 87,608 82,599 78,591 74,581 71,571 69,560 67,548 66,536 66,523 66,215 0,215 0,123 73,123 115,0 201,0 201,123 300,123 300,215 201,215 201,487 201,494 202,501 202,508 204,514 205,520 206,525 208,530 211,535 213,539 216,543 219,547 222,549 226,552 230,554 234,556 239,558 244,559 249,560 255,561 260,561 263,561 265,561 268,561 270,561 272,560 275,560 277,560 279,560 281,559 283,559 285,559 287,558 290,558 292,557 294,557 296,556 298,556 301,555 303,555 306,554 306,638 301,640 296,641 291,642 285,644 280,645 275,646 269,647 264,648 258,649 253,650 247,651 241,652 236,652 230,653 223,653 217,654 211,654 205,654 198,654">
          <text:p/>
        </draw:polygon>
        <draw:polygon draw:style-name="gr2" draw:text-style-name="P2" draw:layer="layout" svg:width="0.609cm" svg:height="0.631cm" svg:x="32.938cm" svg:y="10.755cm" svg:viewBox="0 0 610 632" draw:points="0,632 610,632 610,0 0,0">
          <text:p/>
        </draw:polygon>
        <draw:polygon draw:style-name="gr3" draw:text-style-name="P3" draw:layer="layout" svg:width="0.56cm" svg:height="0.581cm" svg:x="32.962cm" svg:y="10.78cm" svg:viewBox="0 0 561 582" draw:points="0,582 561,582 561,0 0,0">
          <text:p/>
        </draw:polygon>
        <draw:polygon draw:style-name="gr2" draw:text-style-name="P2" draw:layer="layout" svg:width="0.609cm" svg:height="0.632cm" svg:x="32.938cm" svg:y="11.386cm" svg:viewBox="0 0 610 633" draw:points="0,633 610,633 610,0 0,0">
          <text:p/>
        </draw:polygon>
        <draw:polygon draw:style-name="gr4" draw:text-style-name="P4" draw:layer="layout" svg:width="0.56cm" svg:height="0.581cm" svg:x="32.962cm" svg:y="11.412cm" svg:viewBox="0 0 561 582" draw:points="0,582 561,582 561,0 0,0">
          <text:p/>
        </draw:polygon>
        <draw:polygon draw:style-name="gr2" draw:text-style-name="P2" draw:layer="layout" svg:width="0.609cm" svg:height="0.632cm" svg:x="32.938cm" svg:y="12.018cm" svg:viewBox="0 0 610 633" draw:points="0,633 610,633 610,0 0,0">
          <text:p/>
        </draw:polygon>
        <draw:polygon draw:style-name="gr5" draw:text-style-name="P5" draw:layer="layout" svg:width="0.56cm" svg:height="0.582cm" svg:x="32.962cm" svg:y="12.043cm" svg:viewBox="0 0 561 583" draw:points="0,583 561,583 561,0 0,0">
          <text:p/>
        </draw:polygon>
        <draw:polygon draw:style-name="gr3" draw:text-style-name="P3" draw:layer="layout" svg:width="0.394cm" svg:height="0.485cm" svg:x="33.798cm" svg:y="10.828cm" svg:viewBox="0 0 395 486" draw:points="316,486 55,72 55,75 56,79 56,82 56,86 56,90 57,93 57,96 57,99 57,103 57,106 57,109 57,112 58,115 58,118 58,121 58,124 58,127 58,130 58,133 58,136 58,139 58,142 59,145 59,148 59,151 59,153 59,156 59,159 59,161 59,164 59,486 0,486 0,0 77,0 340,417 340,413 340,410 340,407 339,404 339,400 339,397 339,393 339,390 338,387 338,383 338,380 338,377 338,374 338,371 338,368 337,365 337,362 337,358 337,355 337,352 337,349 337,345 337,342 337,338 336,335 336,332 336,328 336,325 336,322 336,319 336,0 395,0 395,486">
          <text:p/>
        </draw:polygon>
        <draw:path draw:style-name="gr3" draw:text-style-name="P3" draw:layer="layout" svg:width="0.333cm" svg:height="0.387cm" svg:x="34.28cm" svg:y="10.933cm" svg:viewBox="0 0 334 388" svg:d="M334 194l-1 20-1 18-2 17-3 16-4 15-5 14-6 13-6 12-7 11-8 10-9 9-10 8-11 8-11 6-12 5-13 4-14 4-14 2-16 1-16 1h-8-8l-7-1-7-1-7-1-7-1-7-2-6-1-7-2-6-3-6-2-6-3-5-3-6-3-5-3-5-4-5-4-5-4-5-5-4-4-4-5-4-6-4-5-3-6-4-6-3-6-3-6-3-7-2-7-2-7-3-7-1-8-2-8-1-8-2-8-1-9v-9l-1-9v-10-10l1-36 5-33 8-29 12-25 15-22 19-17 21-14 26-10 28-5 31-3h9l8 1 10 1 7 1 8 1 7 1 8 1 6 2 7 2 6 2 7 3 6 3 5 3 6 3 5 4 5 4 5 3 5 5 4 4 4 5 4 5 4 5 3 5 4 7 3 6 3 6 2 6 3 7 2 7 2 7 2 8 2 7 1 8 1 8 1 8 1 9 1 9v9l1 9zM269 194l-1-8v-8-8l-1-8v-7l-1-7-1-7-1-6-1-7-1-5-2-6-1-5-2-5-2-5-1-5-3-4-2-4-2-4-2-4-3-3-3-3-2-4-3-2-3-4-3-3-3-2-4-2-3-2-4-1-3-2-4-1-4-1-4-1-4-1-4-1-4-1h-6-4l-5-1h-4-5l-5 1h-4-4l-5 1-4 1-4 1-4 1-5 1-3 2-4 1-4 2-3 2-4 2-3 2-3 3-3 3-3 3-3 3-3 4-2 3-3 4-2 4-2 4-3 5-2 4-1 5-2 5-2 5-1 6-2 6-1 6-1 6-1 7-1 7v7l-1 7v8 8 8 9 8 8l1 8 1 7v7l1 7 1 6 2 6 1 6 2 6 1 5 2 5 2 5 2 5 2 4 3 4 2 5 2 3 3 4 3 3 2 3 3 3 3 3 4 2 3 2 3 2 3 2 4 2 3 1 4 2 4 1 3 1 4 1 4 1h4l4 1h5 4 4 5 4 5l4-1h6l4-1 4-1 4-1 4-1 4-1 4-2 3-2 4-1 4-2 3-3 3-2 3-3 3-3 3-3 3-3 2-4 3-3 2-4 2-5 3-4 2-4 1-5 2-6 2-5 1-6 2-6 1-6 1-6 1-7 1-7v-7l1-8v-8-8z">
          <text:p/>
        </draw:path>
        <draw:polygon draw:style-name="gr3" draw:text-style-name="P3" draw:layer="layout" svg:width="0.062cm" svg:height="0.511cm" svg:x="34.886cm" svg:y="10.802cm" svg:viewBox="0 0 63 512" draw:points="0,512 0,0 63,0 63,512">
          <text:p/>
        </draw:polygon>
        <draw:path draw:style-name="gr3" draw:text-style-name="P3" draw:layer="layout" svg:width="0.062cm" svg:height="0.511cm" svg:x="35.042cm" svg:y="10.802cm" svg:viewBox="0 0 63 512" svg:d="M0 59v-59h63v59zM0 512v-373h63v373z">
          <text:p/>
        </draw:path>
        <draw:path draw:style-name="gr3" draw:text-style-name="P3" draw:layer="layout" svg:width="0.318cm" svg:height="0.524cm" svg:x="35.181cm" svg:y="10.935cm" svg:viewBox="0 0 319 525" svg:d="M160 525h-7-6-6l-6-1h-6l-5-1-5-1-6-1-5-1-5-1-5-1-5-2-4-1-5-2-4-2-4-2-4-2-4-2-4-2-4-3-3-2-3-3-4-3-2-2-4-3-2-3-3-3-2-3-3-4-2-3-2-3-2-4-2-3-2-4-1-3-2-4-2-4-1-4-1-4-1-4 62-9 2 5 1 4 3 5 2 4 2 5 3 3 3 4 4 3 4 3 3 3 5 3 5 2 5 3 5 1 5 2 6 1 6 1 6 1h6l8 1 4-1h5 4 3l4-1 4-1 4-1h4l3-1 4-1 3-2 3-1 4-2 3-1 3-2 2-2 3-2 3-3 2-2 3-2 2-3 3-3 2-3 2-3 2-3 1-3 2-4 2-4 1-4 2-4 1-4 1-4 1-5 1-5 1-5v-5l1-5v-5-6-6-61h-1l-1 3-2 3-1 2-2 3-1 3-2 3-2 2-2 4-2 3-2 2-2 3-2 2-2 3-2 2-3 2-2 3-3 2-3 2-3 2-3 2-3 2-3 2-3 2-3 1-3 2-4 2-3 1-4 1-4 2-4 1-3 1-4 1-5 1-5 1h-4l-5 1-4 1h-5-5-5-6-7l-7-1-6-1-6-1-6-1-6-2-6-2-5-2-5-2-5-2-5-3-5-3-4-3-4-4-5-3-3-4-4-5-3-4-4-5-3-5-3-6-2-5-3-6-3-5-2-6-2-7-2-6-2-7-1-7-2-7-1-7-1-8-1-8-1-8v-8l-1-9v-8-9l-1-9 1-9v-9-9l1-8v-8l1-8 1-8 1-7 1-8 2-7 1-7 2-7 2-7 2-6 3-6 2-6 3-6 3-5 3-6 3-5 3-5 4-4 4-5 4-4 4-4 5-4 4-3 5-3 5-3 5-3 6-3 5-2 6-2 7-2 6-1 6-1 8-1 7-1h7 7 8 8l7 1 8 1 7 2 7 2 6 2 7 3 6 3 6 4 6 3 5 5 5 4 5 4 5 6 4 5 4 5 4 6 4 7 3 6h1v-2-1-2-2-2-2-2-2-2-2-2-2-2l1-2v-3-1-2-2-2-2-2-2-2l1-2v-1-2-1-2-1-2-1l1-1v-1-1-1-1h1v-1h59v1l-1 1v1 1 1 1 1 2 1 2 1 2 1 2 2 2l-1 2v2 2 2 2 2 2 3 2 2 3 2 3 2 3 2 3 2 3 3 2 3 2 287l-1 15-1 14-2 14-2 13-4 12-4 11-5 11-6 10-7 9-7 8-8 7-9 7-10 6-10 5-11 5-12 3-13 3-14 2-15 1zM255 192v-8-7l-1-7v-7l-1-7-1-7-1-6-1-6-2-6-1-6-2-5-2-5-2-5-2-5-2-5-2-4-3-5-2-4-3-3-3-4-3-4-2-3-3-3-3-3-4-3-3-2-3-2-3-2-4-2-3-2-4-2-4-1-3-1-4-1-3-1-4-1-4-1h-4-4-3-5-5-4l-4 1-5 1-4 1-3 1-4 1-4 1-3 2-4 2-3 2-3 2-3 2-3 3-3 2-3 3-2 3-2 4-3 3-2 4-2 4-2 4-2 4-1 4-2 5-1 5-2 5-1 5-1 5-1 6-1 6-1 6-1 6v7l-1 7v7 7 7 8 8 7 8 7l1 7v7l1 6 1 6 1 6 1 6 1 5 1 5 2 5 1 5 2 4 1 4 2 5 2 4 2 3 2 4 3 3 2 3 2 3 3 3 3 2 3 3 3 2 3 1 3 2 3 2 4 1 3 1 4 3 4 1h4l4 1h4l4 1h5 4 4 4l4-1h4l4-1 3-1 4-1 4-2 3-1 4-2 3-1 4-2 3-2 3-2 4-3 3-3 3-3 3-2 3-4 3-3 2-4 3-3 3-4 2-4 3-5 2-4 2-5 2-5 2-5 2-5 1-6 2-6 1-6 1-6 1-7 1-6v-7l1-7v-7z">
          <text:p/>
        </draw:path>
        <draw:polygon draw:style-name="gr3" draw:text-style-name="P3" draw:layer="layout" svg:width="0.298cm" svg:height="0.511cm" svg:x="35.593cm" svg:y="10.802cm" svg:viewBox="0 0 299 512" draw:points="60,203 62,200 65,196 67,192 69,189 71,186 73,182 76,178 78,176 80,173 83,170 85,167 88,165 90,163 93,160 96,158 98,156 101,154 104,152 107,150 109,148 112,146 115,145 118,143 121,142 125,141 128,140 131,139 134,137 138,136 141,136 145,135 148,134 152,134 156,133 159,133 163,132 167,132 171,132 175,131 180,131 187,131 193,132 201,133 207,133 213,134 219,135 224,136 230,138 235,139 239,141 244,143 248,145 252,148 256,150 260,153 263,155 267,159 270,162 273,165 275,169 278,172 280,176 283,179 285,183 287,188 289,192 290,197 291,201 293,206 294,211 295,216 296,221 296,226 297,231 298,236 298,242 298,247 299,252 299,258 299,264 299,512 236,512 236,276 236,271 236,267 236,262 236,258 236,253 235,249 235,245 235,242 234,238 233,234 233,231 232,227 231,224 230,221 229,218 228,215 227,212 225,209 224,207 222,204 221,202 219,200 217,198 215,196 212,194 210,192 207,191 205,189 202,188 199,186 195,184 192,183 188,182 185,182 181,181 176,181 172,180 168,180 163,179 159,179 154,179 150,180 146,180 142,181 138,181 134,182 130,183 126,184 122,187 119,188 115,190 112,192 109,194 105,196 102,198 99,200 96,203 94,205 91,208 88,211 86,214 84,217 82,220 79,223 77,227 76,230 74,234 72,238 71,242 69,246 68,250 67,254 66,259 65,263 64,268 63,273 63,277 62,282 62,287 62,292 62,512 0,512 0,0 62,0 62,133 62,135 62,137 62,140 62,142 62,144 62,147 62,149 62,151 62,153 62,155 62,158 62,160 62,162 61,164 61,166 61,169 61,171 61,173 61,175 61,177 61,178 61,181 61,182 61,184 60,186 60,188 60,190 60,191 60,193 60,194 60,196 60,197 60,198 60,199 60,200 60,201 60,202 60,203 59,203">
          <text:p/>
        </draw:polygon>
        <draw:polygon draw:style-name="gr3" draw:text-style-name="P3" draw:layer="layout" svg:width="0.18cm" svg:height="0.462cm" svg:x="35.947cm" svg:y="10.857cm" svg:viewBox="0 0 181 463" draw:points="181,454 179,455 176,456 173,456 170,457 167,458 164,458 161,459 159,460 155,460 153,460 150,461 147,461 142,462 139,462 136,462 132,462 129,462 125,463 122,463 118,463 104,462 91,459 80,455 70,449 62,442 55,431 50,420 46,408 44,393 43,377 43,129 0,129 0,84 46,84 64,0 105,0 105,84 175,84 175,129 105,129 105,364 105,369 106,374 106,378 107,383 107,387 109,390 110,394 111,397 112,399 114,402 116,404 118,406 121,407 123,408 126,410 129,411 133,412 136,412 141,412 146,412 148,412 149,412 151,412 153,412 154,412 156,412 158,412 160,412 161,411 163,411 165,411 166,411 168,410 170,410 172,410 174,409 175,409 178,408 180,408 181,408">
          <text:p/>
        </draw:polygon>
        <draw:polygon draw:style-name="gr3" draw:text-style-name="P3" draw:layer="layout" svg:width="0.661cm" svg:height="0.486cm" svg:x="33.743cm" svg:y="11.459cm" svg:viewBox="0 0 662 487" draw:points="519,487 440,487 356,178 356,175 355,172 354,169 353,166 352,163 352,160 351,157 350,154 349,150 348,147 347,143 346,139 346,136 345,133 344,129 343,126 343,123 342,119 341,116 340,113 340,109 339,105 338,101 337,97 337,94 335,90 335,86 334,82 333,78 332,74 331,78 331,82 329,86 329,90 328,94 327,98 326,101 325,105 325,109 323,113 323,116 322,120 321,123 321,126 320,130 319,133 318,137 317,140 316,143 316,147 315,150 314,154 313,157 313,160 311,163 311,167 310,169 309,172 309,175 308,178 222,487 144,487 0,0 69,0 156,309 157,313 158,318 160,322 161,326 162,331 163,335 164,339 165,343 166,348 167,352 168,356 169,360 170,365 171,368 172,372 173,376 174,380 175,383 176,387 176,390 177,394 178,398 179,402 180,406 181,410 182,414 182,417 183,421 184,426 185,429 186,423 187,419 188,414 189,409 190,404 191,400 192,395 193,391 194,386 195,381 196,379 197,377 197,375 198,373 198,371 198,369 199,367 199,365 200,363 200,361 201,359 201,357 202,355 202,353 203,350 203,348 204,346 204,344 205,342 205,340 206,338 206,336 207,334 207,332 208,330 208,328 209,326 209,324 210,322 210,320 211,318 211,317 212,315 212,313 213,311 213,310 214,308 214,306 215,304 215,303 301,0 364,0 448,303 448,304 449,306 449,308 450,310 450,311 450,313 451,315 452,317 452,318 453,320 453,322 454,324 454,326 455,328 455,330 456,332 456,334 457,336 457,338 458,340 458,342 459,344 459,346 460,348 460,350 461,352 461,354 462,356 462,359 463,361 463,363 464,365 464,367 465,369 465,371 466,373 466,375 467,377 467,379 468,381 469,386 470,390 471,395 472,399 473,404 474,409 475,414 476,419 477,423 478,429 479,429 479,428 479,427 479,426 480,425 480,422 480,421 481,419 482,416 482,414 483,411 483,409 484,406 484,403 485,400 486,397 487,393 488,390 488,386 489,383 490,379 491,375 492,372 492,368 494,364 495,360 495,356 496,352 497,348 498,344 499,340 500,336 501,331 502,328 503,324 504,320 506,316 507,313 508,309 593,0 662,0">
          <text:p/>
        </draw:polygon>
        <draw:polygon draw:style-name="gr3" draw:text-style-name="P3" draw:layer="layout" svg:width="0.298cm" svg:height="0.511cm" svg:x="34.455cm" svg:y="11.434cm" svg:viewBox="0 0 299 512" draw:points="61,203 63,199 65,196 67,192 69,189 71,186 74,182 76,179 78,176 80,174 83,171 85,168 88,166 90,163 93,161 96,159 98,157 101,155 104,152 106,151 109,149 112,147 115,146 118,144 122,143 124,141 128,140 131,139 134,138 138,137 141,137 145,136 149,135 153,134 157,134 160,133 164,133 168,133 172,133 177,132 181,132 188,132 195,133 201,133 207,134 213,135 219,136 225,137 230,139 234,140 239,142 244,144 248,146 252,149 256,151 260,153 263,156 267,159 270,163 273,166 275,169 278,173 281,176 283,180 285,184 287,188 288,192 290,197 292,201 293,206 294,211 295,216 296,221 296,225 297,231 298,236 298,241 298,247 299,252 299,258 299,264 299,512 237,512 237,276 237,271 237,266 236,262 236,258 236,253 236,249 235,245 234,241 234,238 233,234 233,230 232,227 231,224 230,221 229,218 228,215 227,212 226,209 224,207 222,204 221,202 219,200 217,198 215,196 213,194 210,192 207,191 205,189 202,188 199,186 196,185 193,184 189,183 185,182 182,182 178,181 173,181 169,181 165,180 160,180 155,180 151,181 147,181 142,181 138,182 134,183 130,184 126,185 122,187 119,188 115,190 112,192 109,193 105,195 102,198 99,200 97,203 94,205 91,208 89,211 86,213 84,217 81,220 79,223 78,227 75,230 74,234 72,238 71,242 69,246 68,250 67,254 66,259 65,263 64,268 63,272 63,277 62,282 62,287 62,292 62,512 0,512 0,0 62,0 62,134 62,136 62,138 62,140 62,143 62,145 62,147 62,150 62,152 62,154 62,157 62,159 62,161 62,163 62,165 61,168 61,169 61,171 61,174 61,176 61,177 61,179 61,181 61,183 61,185 61,186 61,188 60,190 60,191 60,193 60,194 60,195 60,197 60,198 60,199 60,200 60,201 60,202 60,203">
          <text:p/>
        </draw:polygon>
        <draw:path draw:style-name="gr3" draw:text-style-name="P3" draw:layer="layout" svg:width="0.062cm" svg:height="0.511cm" svg:x="34.846cm" svg:y="11.434cm" svg:viewBox="0 0 63 512" svg:d="M0 59v-59h63v59zM0 512v-373h63v373z">
          <text:p/>
        </draw:path>
        <draw:polygon draw:style-name="gr3" draw:text-style-name="P3" draw:layer="layout" svg:width="0.18cm" svg:height="0.462cm" svg:x="34.966cm" svg:y="11.489cm" svg:viewBox="0 0 181 463" draw:points="181,454 179,455 176,456 173,457 170,457 167,458 164,458 161,459 158,459 155,460 152,460 150,460 146,461 143,461 140,461 137,462 133,462 130,462 126,463 122,463 119,463 104,462 92,459 81,455 71,449 63,441 56,432 51,421 47,409 45,394 43,378 43,129 0,129 0,83 47,83 65,0 106,0 106,83 175,83 175,129 106,129 106,365 106,370 107,375 107,379 108,384 108,388 109,391 110,394 112,398 113,400 115,403 117,405 119,406 121,408 124,409 127,411 130,411 134,412 137,413 141,413 145,413 147,413 149,413 151,413 152,413 154,413 156,413 158,412 160,412 161,412 163,412 164,412 166,411 168,411 170,411 172,410 174,410 175,410 178,409 179,409 181,409">
          <text:p/>
        </draw:polygon>
        <draw:path draw:style-name="gr3" draw:text-style-name="P3" draw:layer="layout" svg:width="0.332cm" svg:height="0.387cm" svg:x="35.181cm" svg:y="11.565cm" svg:viewBox="0 0 333 388" svg:d="M66 207v7 5 6l1 5v6l1 5v6l1 5 3 5 1 5 1 5 1 4 2 5 2 4 1 5 2 4 2 4 2 4 3 3 2 4 3 4 3 3 2 3 3 3 3 3 4 3 3 2 4 2 4 3 3 2 5 2 3 1 5 2 4 1 5 1 5 1 5 1h5 5 6 7 8l7-1 7-1 7-1 6-3 6-1 6-3 5-3 5-3 5-3 4-4 4-3 4-4 4-4 3-4 3-5 2-4 2-5 2-5 55 16-2 3-1 3-2 3-1 3-1 3-2 3-2 4-2 3-2 3-2 3-2 3-2 3-3 3-2 3-3 3-3 3-3 2-3 3-4 3-3 2-4 3-3 2-4 2-4 3-5 2-4 2-5 2-5 2-5 1-5 2-5 2-6 1-6 1-6 1-6 1-6 1h-7l-7 1h-7-7l-17-1-15-1-15-3-13-3-13-4-12-6-12-6-12-8-9-8-9-9-9-11-7-11-7-12-5-13-5-14-4-16-3-16-2-17-1-18-1-20 1-10v-10l1-10v-9l2-9 1-9 2-8 2-8 2-8 3-7 2-7 3-7 3-7 4-6 3-7 4-5 4-6 4-5 4-5 4-5 5-4 5-4 5-4 5-4 6-3 5-3 6-3 6-3 6-2 6-2 6-2 6-2 6-1 6-2 7-1 6-1 7-1h7l6-1h7l9 1h10l8 1 8 1 8 1 8 2 7 2 7 2 7 3 7 2 6 4 5 3 6 4 6 4 5 3 5 5 5 5 4 4 4 5 4 5 4 6 3 5 4 6 3 6 3 6 2 7 2 6 3 7 2 7 1 7 2 8 1 7 1 7 2 8v8l1 8 1 8v8l1 8v9 8zM268 159l-1-11-1-11-2-10-3-10-3-9-3-8-3-8-4-7-5-6-5-6-5-5-5-5-6-3-7-4-7-3-7-3-8-1-8-2h-9l-9-1h-3l-3 1h-3-4l-3 1h-3l-3 1h-4l-3 1-4 1-3 2-3 1-4 1-3 1-3 2-3 2-3 2-3 2-3 2-3 3-3 3-2 2-3 4-3 3-2 3-3 3-2 4-2 4-2 4-2 5-2 4-2 5-2 5-1 5-2 5-1 6-1 6-1 6v7l-1 6z">
          <text:p/>
        </draw:path>
        <draw:path draw:style-name="gr3" draw:text-style-name="P3" draw:layer="layout" svg:width="0.468cm" svg:height="0.486cm" svg:x="33.742cm" svg:y="12.091cm" svg:viewBox="0 0 469 487" svg:d="M401 487l-55-142h-222l-56 142h-68l199-487h75l195 487zM264 132l-1-2-1-3-1-3-1-3-1-3-2-2-1-3-1-3-1-3-1-3v-2l-2-3-1-3v-3l-1-2-1-2-1-3-1-2-1-3v-2l-1-2-1-3v-2l-1-2-1-2v-2l-1-1-1-2v-2l-1-1v-2l-1-1v-2-1l-1-1v-2-1h-1v1 2h-1v1l-1 1v2 1l-1 2v1l-1 2v2l-1 2v1l-1 3-1 2-1 2-1 2v2l-1 3-1 2-1 3v2l-2 3v2l-1 3-1 2-1 3-1 3-1 3-1 3-1 3-1 2-1 3-1 3-1 3-1 3-1 2-1 3-63 160h182z">
          <text:p/>
        </draw:path>
        <draw:polygon draw:style-name="gr3" draw:text-style-name="P3" draw:layer="layout" svg:width="0.494cm" svg:height="0.38cm" svg:x="34.258cm" svg:y="12.197cm" svg:viewBox="0 0 495 381" draw:points="219,381 219,144 218,139 218,134 218,129 218,124 218,119 217,114 217,110 216,106 216,102 215,98 215,94 213,91 213,88 212,84 211,82 209,79 208,76 206,74 205,71 204,69 202,66 200,64 198,63 196,61 194,59 192,58 190,56 187,55 185,54 182,53 180,52 177,51 174,51 171,50 168,49 164,49 161,48 158,48 154,48 150,48 146,48 143,48 139,49 135,49 132,50 128,51 125,52 121,53 118,54 115,56 112,58 109,59 106,61 103,63 100,65 97,68 95,70 92,73 90,76 88,78 85,81 83,84 82,88 80,91 78,95 76,98 73,102 72,106 71,110 70,114 68,119 67,124 66,129 66,134 65,139 65,144 64,149 64,154 64,159 64,165 64,381 2,381 2,87 2,84 2,82 2,80 2,77 2,75 2,72 2,70 2,67 2,65 2,62 2,60 2,57 2,54 2,52 2,50 2,47 2,45 2,42 1,40 1,38 1,35 1,33 1,31 1,29 1,27 1,25 1,23 1,21 0,20 0,18 0,16 0,15 0,13 0,12 0,11 0,10 0,9 0,8 0,7 58,7 59,8 59,9 59,10 59,11 59,12 59,14 59,15 59,16 59,18 59,20 59,21 59,23 59,24 59,26 60,28 60,30 60,32 60,34 60,36 60,38 60,40 60,42 60,44 60,46 61,48 61,50 61,52 61,54 61,56 61,58 61,60 61,62 61,63 61,65 61,66 61,68 61,69 61,71 62,71 64,68 66,64 67,62 69,58 71,56 73,52 76,50 77,47 79,44 81,41 83,39 85,36 87,34 89,32 91,29 94,27 96,25 98,23 101,21 103,20 106,18 109,16 112,14 115,13 118,11 120,10 124,9 127,8 130,6 133,5 137,4 140,4 144,3 148,2 151,2 155,1 159,0 163,0 168,0 172,0 180,0 188,1 196,2 203,3 210,4 217,6 223,9 228,11 234,14 239,17 244,21 248,24 252,29 257,34 260,39 263,45 266,51 269,57 271,64 273,71 275,71 276,68 278,64 279,62 281,58 283,56 285,52 287,50 289,47 291,44 293,41 295,39 297,36 300,34 302,32 304,29 307,27 309,25 312,23 314,21 317,20 320,18 323,16 326,14 329,13 332,11 335,10 338,9 342,8 345,6 348,5 352,4 355,4 359,3 363,2 367,2 370,1 375,0 379,0 383,0 387,0 393,0 398,0 404,1 409,2 414,2 418,3 423,4 428,5 432,6 436,8 440,9 444,11 448,13 451,15 455,17 458,20 461,22 464,25 467,28 470,31 472,34 475,38 477,41 479,45 481,50 483,53 485,58 486,63 488,67 489,72 490,77 491,82 492,88 493,94 494,99 494,105 495,112 495,118 495,126 495,132 495,381 434,381 434,144 434,139 434,134 434,129 433,124 433,119 433,114 432,110 432,106 431,102 430,98 430,94 429,91 428,88 427,84 426,82 424,79 423,76 422,74 420,71 419,69 417,66 415,64 414,63 412,61 410,59 408,58 405,56 403,55 400,54 398,53 395,52 392,51 390,51 386,50 383,49 380,49 376,48 373,48 369,48 366,48 362,48 358,48 354,49 351,49 347,50 344,51 340,52 337,53 333,54 330,56 327,57 324,59 321,61 318,63 315,65 313,67 310,69 308,72 305,75 303,77 301,80 299,83 297,87 295,90 293,94 291,98 290,101 289,105 287,109 286,113 285,118 284,124 283,128 282,133 281,138 281,143 281,148 280,154 280,159 280,165 280,381">
          <text:p/>
        </draw:polygon>
        <draw:path draw:style-name="gr3" draw:text-style-name="P3" draw:layer="layout" svg:width="0.318cm" svg:height="0.518cm" svg:x="34.844cm" svg:y="12.066cm" svg:viewBox="0 0 319 519" svg:d="M319 324l-2 37-4 33-7 29-9 26-13 21-15 17-18 14-20 10-24 6-27 2-8-1h-8l-8-1-7-1-7-1-8-2-6-2-6-2-7-3-5-2-6-4-5-3-5-4-5-5-5-4-4-6-4-5-4-6-4-6-4-7v2 2 2 1 2l-1 2v2 2 2 2 1 2 2 2 2 2l-1 1v2 2 2 1 2 1l-1 2v1 1 2 1 1 2 1 1 1 1h-1v1 1 1h-60v-1-1-1-1l1-1v-2-1-1-1-2-2-1-2-2-2-1-2-2-2l1-3v-2-2-2-2-3-2-2-3-2-3-2-3-2-3-2-3-3-2-3-435h62v146 2 2 3 1 2 3 1 2 2 2 2 2 2 1 2 2 1 2 2 1 2 1 2l-1 2v1 2 1 2 1 2h1l4-7 4-7 4-6 4-5 4-6 5-5 5-4 5-4 5-4 6-3 6-3 6-3 6-2 7-2 7-2 7-1 7-1 8-1 8-1h8l15 1 13 1 12 2 12 4 11 4 10 5 9 6 8 7 8 9 7 9 6 10 6 11 5 12 5 13 3 13 3 16 2 15 2 17 1 18zM253 326v-8-7-7-7l-1-7v-7l-1-6-1-6-1-6v-6l-1-5-2-5-1-5-1-5-2-5-1-4-2-4-2-4-2-4-2-3-2-4-2-3-3-3-2-3-3-3-3-3-3-2-3-2-3-2-3-2-3-1-4-2-4-1-3-1-4-1h-6l-4-1-4-1h-5-5-4-5l-5 1h-4l-4 1-5 1-4 1-4 1-4 1-4 2-3 2-4 1-4 3-3 2-3 2-3 3-3 3-3 3-3 3-2 4-3 3-2 4-2 4-2 4-2 5-2 5-2 5-1 5-2 5-1 5-1 6-1 6-2 7v7l-1 7-1 7v7 7l-1 9v8 7l1 8v7 8l1 6 1 7v6l2 6 1 6 1 6 1 5 2 5 1 5 2 5 2 4 2 5 2 4 2 4 2 4 3 3 2 3 3 4 3 2 3 3 3 3 3 2 3 2 4 2 4 2 3 2 4 1 4 1 4 1 4 1 4 1 4 1h5l5 1h4 5 4 5l4-1h4l5-1 4-1 4-1 3-1 4-1 3-2 3-2 4-2 2-1 4-3 2-2 3-3 3-3 2-3 2-3 3-4 2-3 2-4 2-4 2-4 1-5 2-4 1-5 2-5 1-5 1-6 1-6 1-6 1-6 1-6v-7l1-7v-7-8-7z">
          <text:p/>
        </draw:path>
        <draw:path draw:style-name="gr3" draw:text-style-name="P3" draw:layer="layout" svg:width="0.331cm" svg:height="0.387cm" svg:x="35.221cm" svg:y="12.197cm" svg:viewBox="0 0 332 388" svg:d="M65 207v6 5l1 6v5l1 6v5l1 5 1 6 1 5 1 4 2 5 1 5 1 5 2 4 2 4 2 5 2 4 2 4 2 3 3 4 2 3 3 4 3 3 3 3 3 3 3 3 4 2 3 2 4 3 4 2 4 1 4 2 5 2 4 1 5 1 4 1 5 1h6 5 5 8 8l7-1 7-1 7-2 6-1 6-3 5-2 6-3 5-3 4-3 5-4 4-4 4-3 4-4 3-5 3-4 3-4 2-5 2-5 54 16-1 3-1 3-2 3-1 3-2 3-2 3-1 3-2 4-2 3-2 3-2 3-3 3-2 3-3 3-2 3-3 4-3 2-4 3-3 3-3 2-4 3-4 2-4 2-4 2-4 3-6 2-4 1-5 3-5 1-5 2-6 1-5 1-6 2-6 1-6 1h-7l-6 1h-7l-7 1h-8l-16-1-15-1-15-3-13-3-14-5-12-5-11-7-11-7-10-9-9-10-8-10-7-11-7-12-5-14-5-14-4-15-3-16-2-17-1-18-1-19v-10l1-10v-10l1-9 1-9 2-9 2-8 2-8 2-8 2-8 3-7 3-7 3-6 3-6 4-7 3-5 4-6 4-5 5-5 4-5 5-4 4-4 5-4 5-4 6-3 5-3 6-3 5-3 6-3 6-2 6-1 6-2 6-2 7-1 7-1 6-1 7-1 6-1h7 7 9l9 1 9 1 8 1 8 1 7 2 8 2 7 2 7 2 6 3 6 3 7 4 6 4 5 3 6 4 5 5 4 4 5 5 4 5 4 5 3 6 4 5 3 6 3 6 3 6 3 7 2 6 2 7 2 7 2 7 1 7 2 8 1 7 1 8 1 8 1 8v8l1 8v8 8 9zM268 159l-1-11-2-11-2-11-2-9-3-9-3-8-5-8-4-7-4-6-5-6-5-5-6-5-6-4-6-3-7-3-7-3-8-2-8-1-9-1h-9-3-3-4l-3 1h-3l-3 1h-4l-3 1-4 1-3 1-3 1-4 1-3 2-3 1-3 2-3 2-3 2-3 2-3 2-3 3-3 2-3 3-3 3-2 4-3 3-2 3-2 4-3 4-2 4-2 5-2 4-1 5-2 5-1 5-2 5-1 6v6l-1 6-1 7v6z">
          <text:p/>
        </draw:path>
        <draw:polygon draw:style-name="gr3" draw:text-style-name="P3" draw:layer="layout" svg:width="0.177cm" svg:height="0.38cm" svg:x="35.63cm" svg:y="12.197cm" svg:viewBox="0 0 178 381" draw:points="3,381 3,94 3,92 3,89 3,87 3,84 3,82 2,80 2,77 2,75 2,72 2,70 2,68 2,65 2,63 2,60 2,58 2,56 2,53 2,51 2,48 2,46 2,44 1,42 1,40 1,38 1,35 1,33 1,31 1,29 1,27 1,25 1,23 1,21 1,19 1,17 1,16 1,14 1,12 0,10 0,9 0,7 60,7 60,9 60,10 60,12 60,14 60,16 60,17 60,19 61,21 61,23 61,25 61,27 61,29 61,32 61,33 61,35 61,38 61,40 61,42 62,44 62,46 62,48 62,50 62,52 62,54 62,57 62,59 62,60 62,63 62,65 62,67 62,69 62,70 62,72 62,74 63,76 63,77 63,79 63,80 63,82 63,83 64,83 65,79 67,75 68,71 69,67 71,63 72,60 74,56 75,53 77,50 78,46 79,43 81,40 83,38 84,35 86,32 88,29 90,27 92,25 93,23 96,21 97,18 99,17 102,15 104,13 107,11 109,10 111,9 114,8 116,6 119,5 122,4 125,4 128,3 131,2 134,2 138,1 141,0 145,0 149,0 153,0 154,0 156,0 157,0 159,0 160,0 162,1 163,1 164,1 166,1 167,2 168,2 170,2 171,2 172,2 173,3 174,3 175,3 176,3 177,3 178,4 178,60 176,60 175,60 174,59 173,59 171,59 170,59 168,59 167,58 165,58 163,58 162,58 160,58 158,58 156,57 155,57 153,57 151,57 149,57 147,57 145,57 140,57 137,57 132,58 129,59 125,59 121,60 118,62 115,63 111,65 108,67 105,69 102,71 100,73 97,76 95,78 92,81 90,84 88,87 86,90 84,94 82,97 80,101 79,104 77,108 75,112 74,116 73,120 72,126 71,131 70,135 69,140 68,145 68,150 67,155 67,160 66,165 66,170 66,175 66,181 66,187 66,381">
          <text:p/>
        </draw:polygon>
        <draw:path draw:style-name="gr3" draw:text-style-name="P3" draw:layer="layout" svg:width="0.67cm" svg:height="0.815cm" svg:x="2.447cm" svg:y="0.193cm" svg:viewBox="0 0 671 816" svg:d="M671 259v10 11l-1 10-1 11-2 10-2 10-2 10-3 10-3 10-4 10-3 10-4 9-5 9-5 9-5 9-5 8-6 8-7 9-6 7-7 8-8 7-8 8-8 6-10 7-9 6-9 6-10 5-11 6-10 4-11 5-11 4-12 4-13 3-12 3-13 3-14 2-14 1-14 1-15 1h-15-203v287h-170v-816h366 15l15 1 15 1 14 1 14 1 13 3 13 2 13 3 12 3 11 4 12 4 11 4 10 5 10 4 10 5 9 6 10 5 8 6 9 7 7 6 8 7 6 8 7 7 6 8 6 8 5 8 5 9 5 9 4 9 4 9 3 10 3 10 3 10 3 10 2 10 2 11 1 12 1 10v11zM499 262l-1-12-1-12-2-11-3-11-3-11-4-9-5-9-6-8-6-7-8-7-8-6-8-6-10-5-10-4-11-3-11-3-13-3-13-1-14-1-15-1h-177v266h181 8l7-1h7l7-1 7-1 6-1 6-1 6-1 6-2 6-2 5-2 6-2 5-3 5-2 4-3 5-3 4-3 4-3 4-3 4-4 3-4 4-3 3-4 3-4 3-4 2-5 3-4 2-5 2-5 2-5 1-5 2-5 1-5 1-6 1-5 1-6 1-5v-6-6z">
          <text:p/>
        </draw:path>
        <draw:polygon draw:style-name="gr3" draw:text-style-name="P3" draw:layer="layout" svg:width="0.365cm" svg:height="0.638cm" svg:x="3.236cm" svg:y="0.37cm" svg:viewBox="0 0 366 639" draw:points="4,639 4,159 4,155 4,151 4,147 4,142 4,138 4,134 4,130 4,125 4,121 4,116 4,112 4,107 4,103 4,99 4,94 4,90 3,86 3,82 3,78 3,73 3,69 3,65 3,61 2,57 2,54 2,50 2,46 2,43 2,40 2,36 2,33 2,30 1,27 1,24 1,22 1,20 1,18 1,15 0,14 0,12 155,12 155,14 155,15 156,17 156,19 156,21 157,24 157,27 157,30 157,33 158,36 158,40 158,43 158,47 158,50 159,54 159,58 159,62 159,66 159,69 160,73 160,78 160,81 160,86 161,90 161,94 161,98 161,102 161,106 161,110 161,114 162,118 162,122 162,125 162,128 163,132 163,135 163,138 163,141 163,143 163,146 165,146 167,139 170,133 172,126 175,120 177,114 179,108 182,102 184,96 187,90 189,85 192,80 194,74 197,69 200,64 202,60 205,55 208,51 211,47 214,43 218,39 221,36 225,32 228,28 233,25 237,22 241,20 245,17 250,15 254,12 258,10 263,8 268,7 274,5 279,4 285,2 290,2 297,1 303,0 309,0 316,0 319,0 322,0 324,0 327,0 330,1 333,1 336,1 338,2 341,2 344,3 347,3 350,4 352,4 355,5 357,6 359,6 361,7 363,7 365,8 366,9 366,145 363,144 360,143 357,143 354,142 350,141 347,141 344,140 341,140 338,139 334,139 331,138 328,138 324,138 321,137 317,137 313,136 309,136 305,136 301,136 297,136 285,136 274,138 263,140 252,144 243,148 233,154 224,160 215,167 208,176 201,185 195,195 189,207 184,219 179,232 176,246 173,261 170,277 169,294 167,312 167,331 167,639">
          <text:p/>
        </draw:polygon>
        <draw:path draw:style-name="gr3" draw:text-style-name="P3" draw:layer="layout" svg:width="0.572cm" svg:height="0.649cm" svg:x="3.666cm" svg:y="0.371cm" svg:viewBox="0 0 573 650" svg:d="M293 650h-13l-13-1-13-1-13-1-12-2-12-2-12-3-11-3-12-3-11-4-10-4-11-5-10-5-9-5-10-6-9-7-8-7-9-7-8-8-8-8-7-8-7-9-7-9-8-10-6-10-5-10-6-11-5-11-4-12-4-12-4-13-4-13-3-13-2-14-2-14-2-15-2-15-1-16v-15-17-17-18l2-16 1-16 2-15 3-15 3-14 4-14 4-13 4-13 5-12 5-11 6-12 6-10 6-10 8-10 7-9 8-9 7-8 8-8 8-7 9-7 9-7 9-6 9-6 10-5 10-5 9-4 11-4 10-4 11-3 11-3 11-2 11-2 11-2 11-2 12-1 11-1h12 11 15l14 1 14 1 13 2 13 2 13 3 12 3 11 4 11 4 11 5 10 6 10 6 10 6 9 6 9 7 8 7 8 8 8 9 7 8 7 9 7 10 6 9 6 11 5 10 5 11 5 11 4 12 4 12 4 13 3 12 3 14 3 13 2 13 2 14 2 14 1 15 1 14 1 15 1 15v16 5h-402v7 8l1 8v7l1 7 1 8v7l2 7 1 7 1 7 2 7 1 6 2 6 2 6 2 6 3 6 2 6 3 5 3 5 3 6 3 4 3 5 4 4 4 4 4 4 4 4 4 3 5 4 4 3 5 3 5 3 6 2 5 2 6 2 6 2 6 1 6 1h7l6 1h7 9l8-1 8-1 7-1 7-2 7-1 7-3 6-3 6-2 5-4 6-4 5-4 5-5 4-5 4-5 4-6 3-7 3-6 3-7 2-8 154 14-3 5-2 6-2 5-3 6-3 5-3 6-3 6-4 5-3 6-4 6-4 6-4 6-4 6-5 6-5 5-5 6-5 5-6 6-5 5-7 5-6 5-7 5-7 5-7 5-8 4-8 4-8 4-9 4-9 3-9 4-9 3-10 3-10 2-11 2-11 2-12 1-12 1-12 1-13 1zM293 102h-5-5l-4 1h-5l-5 1-5 1-4 1-5 2-4 1-5 2-4 2-4 1-4 2-4 3-4 2-4 3-3 3-4 3-3 4-3 3-3 4-3 4-3 4-3 4-2 5-3 5-2 5-2 5-3 5-2 6-1 6-2 6-2 6-1 7-1 7-1 7-1 7-1 8v8l-1 8h243l-1-15-1-14-3-13-3-13-3-12-4-11-4-10-5-9-6-9-6-8-7-7-7-7-7-5-8-5-8-5-9-3-9-3-10-2-10-1z">
          <text:p/>
        </draw:path>
        <draw:path draw:style-name="gr3" draw:text-style-name="P3" draw:layer="layout" svg:width="0.597cm" svg:height="0.871cm" svg:x="4.327cm" svg:y="0.149cm" svg:viewBox="0 0 598 872" svg:d="M441 860v-1l-1-1v-1-1-2l-1-2v-1l-1-3v-2-2-2l-1-3v-3-2-3l-1-3v-2-3l-1-3v-3-3-3l-1-3v-3-3-3-3l-1-4v-3-3-3l-1-3v-3-3-2-3-3-3-2-3h-2l-6 12-6 11-7 11-7 10-8 9-8 8-9 8-9 7-9 6-10 6-11 5-11 4-10 4-12 4-12 2-12 3-13 2-13 1-14 1h-13-12l-11-1-11-1-11-2-10-2-11-3-10-3-10-4-9-4-9-5-8-5-8-5-8-6-8-6-7-7-7-7-7-7-6-7-6-9-6-8-6-9-5-9-4-10-5-9-4-11-5-10-3-10-4-12-3-11-3-12-2-12-3-12-2-12-1-13-2-13-1-13-1-13-1-14v-13-14-14-14l1-14 1-14 2-13 1-13 2-12 2-13 2-12 3-12 3-12 3-11 4-11 4-11 4-10 5-11 5-9 5-10 5-9 6-9 6-8 6-8 7-8 7-8 7-7 8-7 8-6 8-6 8-5 10-5 9-5 10-4 11-4 10-3 10-2 11-2 12-2 11-2h12 13 6 6 6l6 1h6l6 1h6l5 2 6 1 6 1 6 1 5 2 5 1 6 2 5 2 5 2 6 2 5 2 5 3 4 2 5 3 5 3 5 3 4 3 5 4 4 3 4 4 4 3 4 5 5 4 3 5 4 4 4 5 3 5 4 5 3 5 3 5 3 5 3 6 3 6h1v-1-1-2-2-1-2-2-2-2-2-2-2-3-2-3-3-3-2-3-3-3l-1-4v-2-4-2-4-2-4-3-3-3-3-3-3-3-3-3-3-3-3-229h163v724 9 9 8 9 8 8 8l1 8v7 7l1 7v7l1 6v6 6 5l1 5v5 4 4zM433 544v-12-12l-1-12-1-11-1-10-1-10-1-10-2-9-2-9-2-8-3-8-2-8-3-7-3-7-3-6-3-7-3-6-4-5-3-6-4-5-4-4-4-5-3-4-5-3-4-4-4-3-5-3-4-3-5-2-5-2-4-2-5-2-5-1-5-1-5-1-5-2h-4l-5-1h-5-6-6-6l-6 1-5 1-6 1-5 1-6 2-5 2-5 2-5 2-4 3-5 3-5 3-4 3-4 4-4 4-4 4-3 5-4 4-3 5-4 6-2 5-4 6-2 6-3 7-2 7-3 7-2 7-1 8-2 8-2 8-1 9-1 9-1 9-2 10v9l-1 11v11 11 11l1 40 4 36 6 33 9 27 11 23 15 20 16 15 20 10 21 6 24 3h5l5-1h5l5-1 5-1 5-1 5-1 4-2 5-2 5-2 5-2 5-3 4-2 5-3 4-4 4-3 4-4 5-5 4-4 3-5 4-5 4-5 3-6 4-6 3-7 3-7 2-7 3-8 3-7 2-9 3-8 1-9 3-10 1-10 1-10 1-10 1-12 1-11v-12z">
          <text:p/>
        </draw:path>
        <draw:path draw:style-name="gr3" draw:text-style-name="P3" draw:layer="layout" svg:width="0.163cm" svg:height="0.859cm" svg:x="5.085cm" svg:y="0.149cm" svg:viewBox="0 0 164 860" svg:d="M0 120v-120h164v120zM0 860v-627h164v627z">
          <text:p/>
        </draw:path>
        <draw:polygon draw:style-name="gr3" draw:text-style-name="P3" draw:layer="layout" svg:width="0.578cm" svg:height="0.649cm" svg:x="5.378cm" svg:y="0.371cm" svg:viewBox="0 0 579 650" draw:points="299,650 284,650 269,649 255,648 242,646 228,644 215,642 203,638 191,635 179,631 168,627 157,622 146,617 136,611 126,605 117,598 107,591 98,584 90,576 82,569 74,560 67,552 60,543 54,533 48,524 42,514 36,504 31,493 27,482 23,471 19,459 15,447 12,435 9,422 7,410 5,396 3,383 2,370 1,356 0,342 0,328 0,312 1,297 2,282 3,268 5,254 7,240 10,227 13,214 17,201 20,189 25,177 29,165 34,154 39,143 45,132 51,122 57,113 64,103 71,94 79,86 87,78 95,69 103,62 112,55 122,49 132,42 142,37 152,31 163,26 173,21 185,17 197,14 209,10 221,7 233,5 246,3 260,1 273,0 287,0 301,0 313,0 324,0 336,1 347,2 358,4 369,5 379,7 389,10 399,13 408,16 418,19 427,23 436,26 444,31 453,35 461,39 468,44 476,49 483,55 490,60 497,66 503,72 509,78 515,84 521,91 526,97 532,104 536,111 541,119 545,126 549,134 553,142 557,150 560,158 563,166 566,174 569,183 571,191 573,200 575,208 411,217 409,207 407,198 405,189 402,181 399,174 395,166 391,159 387,152 382,146 376,140 370,135 364,130 357,125 350,122 342,119 334,116 326,114 317,113 308,111 297,111 285,112 273,113 261,116 251,120 241,125 232,131 223,138 215,146 208,155 202,165 196,176 191,188 187,202 183,216 179,231 177,247 175,264 173,282 172,301 172,321 173,362 177,399 183,432 192,460 204,484 218,503 234,518 254,529 275,535 300,538 309,538 318,537 326,535 334,533 342,531 350,527 357,523 364,519 371,514 377,509 383,503 389,496 394,489 399,481 402,472 406,463 409,454 412,443 414,433 416,422 579,429 578,437 576,446 575,455 572,463 570,472 567,480 564,488 560,496 557,504 553,512 548,520 544,528 539,535 534,543 529,550 523,556 517,563 511,570 504,576 497,582 490,588 482,594 475,599 467,606 459,611 450,615 441,620 432,624 423,628 413,632 402,635 392,638 381,641 370,643 359,646 348,647 336,648 324,649 311,650">
          <text:p/>
        </draw:polygon>
        <draw:polygon draw:style-name="gr3" draw:text-style-name="P3" draw:layer="layout" svg:width="0.365cm" svg:height="0.784cm" svg:x="6.006cm" svg:y="0.235cm" svg:viewBox="0 0 366 785" draw:points="229,785 215,784 202,783 189,781 177,779 166,775 155,771 145,766 135,760 126,753 118,746 111,738 105,729 99,719 94,708 89,696 86,684 83,671 81,657 80,643 80,627 80,258 0,258 0,147 88,147 139,0 241,0 241,147 359,147 359,258 241,258 241,583 241,592 241,601 242,609 243,616 245,623 247,629 249,636 252,641 255,646 258,651 262,655 266,659 270,662 275,665 280,667 286,669 292,670 298,671 305,672 312,672 315,672 318,672 321,672 323,672 326,672 329,671 331,671 334,671 337,671 339,670 341,670 344,669 347,669 349,668 352,668 355,667 358,666 360,666 363,665 366,664 366,765 360,767 354,769 348,771 342,772 335,774 329,775 322,776 316,778 309,779 303,779 296,780 289,782 282,782 275,783 267,783 260,784 252,784 245,785 237,785">
          <text:p/>
        </draw:polygon>
        <draw:path draw:style-name="gr3" draw:text-style-name="P3" draw:layer="layout" svg:width="0.572cm" svg:height="0.649cm" svg:x="6.432cm" svg:y="0.371cm" svg:viewBox="0 0 573 650" svg:d="M294 650h-14l-13-1-13-1-12-1-13-2-12-2-11-3-12-3-11-3-11-4-11-4-10-5-11-5-10-5-9-6-9-7-9-7-8-7-9-8-7-8-8-8-7-9-6-9-7-10-6-10-6-10-5-11-5-11-5-12-4-12-4-13-3-13-3-13-3-14-2-14-2-15-1-15-1-16-1-15v-17-17l1-18 1-16 2-16 2-15 3-15 3-14 3-14 4-13 5-13 5-12 5-11 6-12 6-10 6-10 7-10 7-9 7-9 7-8 9-8 8-7 9-7 8-7 10-6 9-6 9-5 11-5 10-4 10-4 11-4 11-3 10-3 11-2 12-2 10-2 12-2 11-1 12-1h11 12 15l14 1 14 1 13 2 13 2 12 3 12 3 12 4 11 4 10 5 11 6 10 6 9 6 9 6 9 7 9 7 8 8 7 9 8 8 7 9 6 10 6 9 6 11 6 10 5 11 5 11 4 12 4 12 4 13 3 12 3 14 2 13 3 13 2 14 1 14 2 15 1 14 1 15v15 16 5h-401v7 8l1 8v7l1 7v8l1 7 1 7 1 7 2 7 1 7 2 6 2 6 2 6 2 6 2 6 3 6 2 5 3 5 3 6 4 4 3 5 3 4 4 4 4 4 4 4 5 3 4 4 5 3 5 3 5 3 5 2 6 2 6 2 5 2 7 1 6 1h6l7 1h7 8l9-1 7-1 8-1 7-2 7-1 6-3 7-3 6-2 5-4 5-4 5-4 5-5 4-5 4-5 4-6 4-7 3-6 2-7 3-8 153 14-2 5-3 6-2 5-2 6-3 5-3 6-4 6-3 5-4 6-3 6-4 6-4 6-5 6-4 6-5 5-5 6-6 5-5 6-6 5-6 5-7 5-6 5-7 5-8 5-7 4-8 4-8 4-9 4-9 3-9 4-10 3-10 3-10 2-10 2-12 2-11 1-12 1-12 1-13 1zM294 102h-5-5l-5 1h-5l-4 1-5 1-5 1-4 2-4 1-5 2-4 2-5 1-3 2-4 3-4 2-4 3-4 3-3 3-3 4-4 3-3 4-3 4-3 4-2 4-3 5-2 5-3 5-2 5-2 5-2 6-2 6-2 6-1 6-2 7-1 7-1 7-1 7v8l-1 8v8h243l-1-15-2-14-2-13-3-13-3-12-4-11-5-10-5-9-5-9-6-8-7-7-7-7-8-5-7-5-9-5-9-3-9-3-9-2-11-1z">
          <text:p/>
        </draw:path>
        <draw:path draw:style-name="gr3" draw:text-style-name="P3" draw:layer="layout" svg:width="0.597cm" svg:height="0.871cm" svg:x="7.094cm" svg:y="0.149cm" svg:viewBox="0 0 598 872" svg:d="M440 860v-1-1-1l-1-1v-2-2-1l-1-3v-2-2l-1-2v-3-3-2l-1-3v-3l-1-2v-3-3-3l-1-3v-3-3-3l-1-3v-3-3-4-3l-1-3v-3-3-3-3-2-3-3-3-2-3h-3l-6 12-6 11-7 11-7 10-8 9-8 8-8 8-9 7-11 6-10 6-10 5-11 4-11 4-11 4-12 2-13 3-12 2-13 1-14 1h-14-12l-11-1-11-1-11-2-10-2-10-3-10-3-9-4-9-4-9-5-9-5-8-5-8-6-7-6-7-7-7-7-7-7-6-7-7-9-5-8-6-9-5-9-5-10-5-9-4-11-4-10-4-10-3-12-3-11-3-12-3-12-2-12-2-12-2-13-1-13-1-13-1-13-1-14v-13-14-14-14l1-14 1-14 1-13 1-13 2-12 2-13 3-12 2-12 3-12 4-11 3-11 4-11 5-10 4-11 5-9 5-10 6-9 5-9 6-8 7-8 6-8 7-8 8-7 8-7 7-6 9-6 8-5 9-5 9-5 10-4 10-4 10-3 11-2 11-2 11-2 12-2h12 12 6 6 6l6 1h6l6 1h6l6 2 6 1 5 1 6 1 6 2 5 1 5 2 6 2 5 2 5 2 5 2 5 3 5 2 5 3 4 3 5 3 6 3 4 4 4 3 5 4 4 3 4 5 4 4 4 5 4 4 3 5 4 5 3 5 4 5 3 5 3 5 3 6 3 6h1v-1-1-2-2-1-2-2l-1-2v-2-2-2-2-3-2-3-3-3-2-3-3-3-4-2-4-2-4-2-4-3-3-3-3-3-3-3-3-3-3-3-3-229h162v724 9 9l1 8v9 8 8 8 8l1 7v7 7l1 7v6 6l1 6v5 5 5l1 4v4zM433 544v-12l-1-12v-12l-1-11-1-10-1-10-2-10-1-9-3-9-2-8-2-8-3-8-2-7-3-7-3-6-3-7-4-6-3-5-4-6-3-5-4-4-4-5-4-4-4-3-4-4-6-3-4-3-5-3-4-2-5-2-5-2-5-2-4-1-5-1-5-1-5-2h-5l-5-1h-5-5-6-6l-6 1-6 1-5 1-6 1-5 2-5 2-5 2-5 2-5 3-5 3-4 3-4 3-4 4-4 4-4 4-4 5-3 4-4 5-3 6-3 5-3 6-3 6-2 7-3 7-2 7-2 7-2 8-2 8-1 8-2 9-1 9-1 9-1 10-1 9v11 11l-1 11v11l1 40 4 36 6 33 10 27 11 23 14 20 17 15 19 10 22 6 24 3h5l5-1h5l5-1 4-1 5-1 5-1 5-2 5-2 5-2 5-2 4-3 5-2 4-3 6-4 4-3 4-4 4-5 4-4 4-5 4-5 3-5 4-6 3-6 3-7 3-7 3-7 3-8 2-7 3-9 2-8 2-9 2-10 1-10 2-10 1-10 1-12v-11l1-12z">
          <text:p/>
        </draw:path>
        <draw:path draw:style-name="gr3" draw:text-style-name="P3" draw:layer="layout" svg:width="0.597cm" svg:height="0.871cm" svg:x="8.177cm" svg:y="0.149cm" svg:viewBox="0 0 598 872" svg:d="M598 545l-1 14v14l-1 14-1 13-1 13-2 13-1 13-2 13-3 12-3 12-3 12-3 12-4 11-3 10-5 11-4 10-5 10-5 10-5 9-6 9-6 8-7 9-6 7-8 7-7 7-7 7-8 6-9 6-9 5-10 5-9 5-9 4-10 4-10 3-11 3-11 2-11 2-11 1-12 1h-12-6-6l-5-1h-6l-5-1h-6l-5-1-6-1-6-1-5-1-5-1-6-1-5-2-6-2-5-2-5-1-6-3-5-2-5-2-5-3-5-3-5-3-4-3-5-3-5-3-4-4-5-4-4-3-4-5-4-4-4-4-4-5-4-5-4-5-4-5-3-5-4-5-3-6-3-6-3-6h-1v2l-1 2v3 3 3 2 3 3 3l-1 3v4 3 3 3 3 3l-1 3v3 3 3 3l-1 3v3l-1 2v3 2 3l-1 2v3 2 2l-1 2v3 1 2l-1 2v1 1 1 1h-158v-4-4l1-5v-6-5-6l1-6v-7-7-7l1-7v-9-7-9l1-8v-9-9-9-9-10-717h163v240 4 3 4 4l-1 3v4 4 3 4 3 4 3 5 3 3 3 4 3 3 3l-1 3v4 3 4 3 3 3 4 3l-1 3h3l6-13 6-11 8-12 7-10 8-10 8-10 9-8 9-7 10-7 10-6 10-5 11-5 11-4 12-4 11-3 12-2 13-2 13-1 13-1h13 12 11l12 2 10 2 11 2 10 2 10 3 10 4 9 4 8 5 9 5 9 5 8 6 8 6 7 7 7 6 7 9 6 7 6 9 6 8 5 9 5 9 5 9 5 10 4 10 4 10 4 11 3 11 4 11 2 12 3 12 2 12 2 12 2 13 1 13 2 13v13l1 13v14zM427 545v-21l-1-20-2-18-2-17-3-17-3-15-4-14-5-13-5-12-6-11-7-10-7-9-8-7-9-7-9-6-10-4-11-4-11-3-12-1h-13-5-5-5l-5 1-5 1-5 1-4 1-5 2-5 1-5 2-5 2-5 3-4 2-5 4-4 3-4 3-4 4-5 4-4 5-3 5-4 5-4 5-3 6-3 6-4 7-2 6-3 7-3 8-3 8-2 8-2 8-2 9-2 9-1 10-2 10-1 11-1 11v12 12l-1 12 1 12v12 11l1 11 1 10 2 10 1 10 2 9 2 8 2 9 2 8 3 7 3 8 2 7 3 6 4 7 3 6 3 5 3 6 4 5 4 4 4 5 4 4 4 4 4 3 4 4 5 3 4 2 5 3 5 2 5 2 4 2 5 1 5 1 5 1 5 1 5 1h5l5 1h5l12-1 12-1 11-3 10-4 10-4 9-6 9-6 8-8 8-9 7-9 6-11 6-12 5-14 4-14 4-16 3-17 2-18 2-20 1-21z">
          <text:p/>
        </draw:path>
        <draw:path draw:style-name="gr3" draw:text-style-name="P3" draw:layer="layout" svg:width="0.163cm" svg:height="0.859cm" svg:x="8.905cm" svg:y="0.149cm" svg:viewBox="0 0 164 860" svg:d="M0 120v-120h164v120zM0 860v-627h164v627z">
          <text:p/>
        </draw:path>
        <draw:path draw:style-name="gr3" draw:text-style-name="P3" draw:layer="layout" svg:width="0.631cm" svg:height="0.649cm" svg:x="9.198cm" svg:y="0.371cm" svg:viewBox="0 0 632 650" svg:d="M632 323v15 14l-1 13-2 14-2 13-2 13-3 13-2 13-4 12-4 12-4 12-5 11-5 11-5 11-6 10-7 11-6 10-7 9-8 9-7 9-9 9-8 7-9 8-10 7-9 7-10 8-11 6-11 6-11 5-12 5-12 5-13 4-13 3-13 3-13 3-15 2-14 2-15 1-15 1h-16-15l-15-1-14-1-14-2-14-2-13-3-13-3-13-3-12-4-12-5-11-5-11-5-11-6-10-6-11-7-9-7-10-8-9-7-8-8-8-9-8-8-7-9-7-10-7-9-6-10-6-11-5-11-5-11-4-11-5-12-4-12-3-13-3-12-3-13-2-13-2-13-1-14-1-14-1-14v-15-13l1-14 1-13 1-14 2-13 2-13 2-12 3-12 3-13 4-11 4-12 5-12 5-11 5-10 6-11 6-10 6-10 7-9 7-9 8-10 8-8 9-8 9-8 9-7 10-7 9-7 11-6 11-6 11-5 12-5 12-5 13-4 13-4 13-3 14-2 14-2 14-2 16-2h15 16 16 16l16 2 15 2 15 2 14 2 14 3 13 4 13 4 12 5 12 5 10 5 11 6 11 6 10 7 9 7 9 7 9 8 8 8 8 8 7 9 7 9 7 10 7 9 6 11 5 10 5 11 5 11 4 11 3 12 4 12 3 12 2 12 3 13 2 13 1 13 2 13 1 14v14zM461 323v-21l-1-21-2-19-3-18-3-17-4-15-5-15-5-13-6-12-7-10-8-10-8-8-9-8-10-7-10-5-11-5-11-3-13-3-13-1-13-1-14 1-13 1-13 3-12 3-11 5-11 5-10 7-9 8-9 8-8 10-7 11-7 12-6 13-5 14-4 16-3 17-3 18-2 19-1 20v21 12 10l1 11v10l1 10 1 9 2 9 1 10 2 8 1 8 3 8 2 8 3 7 2 7 3 7 3 7 3 6 3 6 4 6 3 5 4 5 4 5 4 4 5 5 4 3 4 4 5 4 5 3 5 3 5 3 5 2 6 2 5 2 6 1 5 2 6 1 6 1h6l6 1h6 7l7-1h7l7-1 6-1 7-2 6-1 6-2 6-2 5-2 5-3 6-3 5-3 5-4 5-4 5-3 4-5 4-4 5-5 3-5 4-5 4-6 3-6 3-6 3-7 3-7 3-7 2-7 2-8 2-8 2-8 2-8 1-10 2-9 1-9 1-10v-10l1-11v-10z">
          <text:p/>
        </draw:path>
        <draw:polygon draw:style-name="gr3" draw:text-style-name="P3" draw:layer="layout" svg:width="0.902cm" svg:height="0.638cm" svg:x="9.954cm" svg:y="0.37cm" svg:viewBox="0 0 903 639" draw:points="373,639 373,287 373,280 373,273 373,266 372,259 372,252 371,245 371,239 370,233 369,226 368,220 367,214 366,208 365,203 363,197 361,192 360,187 358,182 356,177 354,173 352,168 349,164 347,160 344,156 342,152 339,149 336,146 333,142 329,139 326,137 322,134 318,132 315,130 311,128 307,127 302,125 298,124 293,123 288,123 283,122 278,122 273,122 269,123 264,123 259,124 255,126 250,127 246,129 241,130 237,133 233,135 229,138 225,141 221,144 218,147 214,151 211,155 207,159 204,163 201,167 198,172 195,177 192,182 190,188 187,193 185,199 183,205 181,211 179,217 177,223 175,230 174,236 172,243 171,250 170,257 169,265 168,272 168,279 167,287 167,295 167,303 167,639 4,639 4,152 4,148 4,144 4,140 4,136 4,132 4,127 4,123 4,119 4,115 4,110 4,106 4,102 4,98 4,94 4,90 3,86 3,82 3,78 3,74 3,70 3,66 3,62 2,58 2,55 2,51 2,48 2,45 2,42 2,38 2,35 2,32 1,29 1,27 1,24 1,21 1,19 1,17 0,15 0,14 0,12 155,12 155,14 155,15 156,17 156,19 156,21 156,24 156,26 157,29 157,32 157,34 158,38 158,41 158,44 158,47 159,51 159,54 159,57 159,61 159,64 160,68 160,72 160,76 160,79 160,83 161,87 161,91 161,94 161,98 161,102 161,105 161,109 162,112 162,116 162,119 162,122 162,126 162,128 162,131 162,134 162,136 165,136 171,123 177,109 184,97 191,85 198,75 206,64 214,55 222,47 231,39 239,32 249,26 258,21 268,16 279,12 289,8 300,5 311,3 323,1 335,0 347,0 361,0 375,1 388,3 400,6 412,9 424,13 435,17 445,22 455,28 463,35 472,43 480,50 487,59 494,68 500,78 506,88 511,99 515,111 519,123 522,136 526,136 529,129 532,122 536,114 540,108 543,101 547,94 550,88 554,82 558,77 562,72 566,67 570,62 574,57 578,52 582,48 586,44 591,40 595,37 600,33 604,30 609,27 614,24 619,21 624,19 629,16 634,14 639,12 645,10 650,8 656,7 661,6 667,5 673,3 679,2 685,2 691,1 697,1 703,0 709,0 716,0 726,0 736,1 745,2 754,3 763,5 772,7 780,9 788,12 795,15 802,18 809,22 816,26 823,31 829,36 835,40 840,46 846,51 851,57 856,63 860,69 865,76 869,83 873,90 876,97 880,105 883,112 886,121 888,129 891,137 893,146 895,155 897,164 898,173 899,182 900,191 901,201 902,211 903,221 903,231 903,241 903,639 742,639 742,287 742,280 741,273 741,266 741,259 740,252 740,245 739,239 738,233 737,226 736,220 735,214 734,208 733,203 732,197 730,192 728,187 726,182 725,177 723,173 720,168 718,164 716,160 713,156 710,152 707,149 704,146 701,142 698,139 694,137 691,134 687,132 683,130 679,128 675,127 671,125 666,124 662,123 657,123 652,122 647,122 642,122 637,123 633,123 628,124 623,125 619,127 615,128 610,130 606,132 602,135 598,137 595,140 591,143 587,146 584,149 580,153 577,157 574,161 571,166 567,170 565,175 562,179 559,184 557,190 555,195 553,201 550,206 548,212 547,218 545,225 543,231 542,237 541,244 540,251 538,258 538,265 537,273 536,280 536,287 536,295 536,639">
          <text:p/>
        </draw:polygon>
        <draw:path draw:style-name="gr3" draw:text-style-name="P3" draw:layer="layout" svg:width="0.631cm" svg:height="0.649cm" svg:x="10.965cm" svg:y="0.371cm" svg:viewBox="0 0 632 650" svg:d="M193 650h-9l-8-1h-9l-8-1-9-1-8-1-7-2-8-2-8-2-7-2-7-3-7-3-6-3-6-3-6-4-7-4-6-4-6-4-5-4-5-6-5-5-4-5-5-5-4-6-4-6-4-6-3-6-3-7-4-7-2-6-3-8-2-7-2-7-2-8-1-8-1-8-1-9-1-8v-9-9-11-10l1-10 1-10 2-10 2-9 3-9 3-8 3-8 4-8 3-8 5-7 5-7 5-6 5-6 5-6 6-6 6-6 6-5 7-4 8-5 7-4 7-4 7-4 8-4 8-3 8-3 9-3 9-2 9-2 9-3 9-2 9-1 10-2 9-1 10-1 9-1h10l10-1h10l135-2v-32-7-6-7-6l-1-5-1-6-1-5-1-6-1-4-1-5-1-5-2-4-1-4-1-4-2-4-2-4-2-3-2-3-2-4-2-2-3-3-2-3-3-3-3-2-2-2-3-2-3-2-4-1-3-1-3-2-4-1-3-1-4-1-3-1h-4l-4-1-4-1h-4-5-4-4-4-4-4l-3 1h-4l-4 1-3 1h-3l-3 1-4 1-2 1-4 1-2 1-3 2-3 1-3 2-2 2-3 1-2 2-2 3-2 2-2 2-2 2-2 3-2 3-2 3-1 3-2 3-2 4-1 3-1 4-2 4-1 3-1 5-1 4v4l-1 5-1 5-1 5-170-8 1-8 2-8 2-8 2-8 3-7 2-7 3-7 3-7 4-8 3-6 4-7 4-7 5-6 4-6 5-6 6-6 6-6 6-5 6-5 6-6 7-4 7-5 7-4 8-5 8-3 8-4 9-3 8-4 9-3 10-3 9-2 11-3 10-2 11-1 11-2 11-1 12-1 12-1h12 13 12 11l11 1 11 1 10 1 11 2 9 2 10 2 10 2 9 3 9 3 9 3 8 4 9 4 7 4 8 5 7 4 7 6 7 5 7 5 6 6 6 6 5 6 6 7 5 7 4 7 5 8 4 7 4 8 3 8 3 9 3 9 3 8 2 10 2 9 1 10 1 10 2 10v11 11 228 4 5 4 4l1 4v4 3 4 4l1 3v4l1 3v3l1 3 1 4 1 2 1 3v3l1 3 1 2 1 2 2 2 1 2 2 2 1 2 2 2 1 2 2 1 2 2 2 1 2 1 2 1 3 1 2 1h3l2 1h3 3l3 1h3 4 4l4-1h3 4 3l4-1h3l4-1 3-1v89l-2 1h-3l-3 1-3 1-2 1h-3l-2 1h-3l-2 1-3 1h-2l-2 1h-2l-3 1h-2l-2 1h-3l-2 1h-3-2l-2 1h-3-2-2l-3 1h-2-3l-2 1h-3-3-2-3l-3 1h-3-2-4-3-3-3-4-12l-11-1-11-1-10-2-9-3-9-3-8-5-8-4-6-5-7-6-5-6-5-8-5-7-4-8-4-9-3-9-3-10-2-10-2-11-1-11h-4l-7 11-7 11-7 10-8 10-8 9-8 9-9 9-10 9-9 7-10 7-10 6-11 5-12 5-11 4-12 4-13 3-13 2-13 2h-14zM382 347l-83 2h-5-5-6l-4 1h-5l-5 1h-5l-5 1h-5l-5 1-4 1-5 1-4 1-4 1-5 1-4 1-4 2-3 2-4 1-4 3-3 2-3 2-4 2-3 3-3 3-2 3-3 3-2 3-2 4-3 3-2 4-1 5-2 4-1 5-1 5-1 5-1 6-1 6v6 6 9l1 8 1 8 1 7 2 7 2 7 3 6 3 5 3 5 4 5 5 4 4 4 5 3 5 3 5 2 6 2 6 1 6 1 7 1h6 6 6l6-1 6-1 6-1 6-1 5-2 6-2 5-2 5-3 5-3 5-3 5-3 4-3 4-3 5-4 4-3 3-4 4-4 4-4 3-5 4-5 3-4 3-5 3-5 3-5 2-5 2-6 3-5 2-6 1-6 2-5 2-6 1-6 1-6 1-6 1-5v-6-6-6z">
          <text:p/>
        </draw:path>
        <draw:polygon draw:style-name="gr3" draw:text-style-name="P3" draw:layer="layout" svg:width="0.569cm" svg:height="0.65cm" svg:x="11.631cm" svg:y="0.37cm" svg:viewBox="0 0 570 651" draw:points="570,455 569,464 569,473 568,482 566,490 565,498 563,506 560,514 557,522 554,529 551,536 547,544 542,550 538,557 533,563 528,570 522,576 516,582 510,587 503,593 496,598 489,603 481,608 473,613 465,617 456,621 447,625 438,628 428,632 418,635 408,638 397,640 387,642 376,644 364,646 352,648 340,649 328,650 315,650 303,651 290,651 278,651 266,650 255,650 244,649 233,649 222,648 212,647 201,645 191,644 182,642 172,641 163,638 154,636 145,633 137,631 128,628 120,625 112,621 105,618 97,614 90,610 83,605 77,600 70,595 64,590 58,584 53,579 47,573 42,567 37,561 31,554 27,547 23,540 19,533 15,525 11,517 8,509 5,500 2,491 0,482 143,461 145,466 147,471 148,475 150,480 152,484 154,488 156,492 158,496 160,499 163,503 165,506 168,509 170,512 173,515 176,517 179,520 183,522 186,524 189,526 193,528 196,529 200,531 204,533 208,534 212,535 216,536 221,537 225,538 230,539 234,539 239,540 244,540 250,541 255,541 260,541 266,542 272,542 278,542 283,542 290,542 295,542 300,542 306,542 311,542 316,541 321,541 326,541 331,540 336,540 341,539 346,539 350,538 355,537 359,536 364,535 367,534 371,533 375,531 379,530 383,528 386,527 389,525 393,523 396,521 399,519 401,516 404,514 406,512 408,509 411,507 412,503 414,500 415,497 417,494 418,490 419,486 419,483 420,479 420,475 420,471 420,466 420,461 419,457 418,453 417,449 415,445 413,442 411,438 408,435 406,432 403,429 400,427 396,424 393,421 389,419 385,417 381,415 376,413 372,411 367,409 362,407 357,406 352,404 346,402 340,401 334,399 328,397 322,396 316,395 309,394 303,392 296,391 289,389 282,388 275,386 268,384 261,383 253,381 246,380 238,378 231,376 223,374 215,372 207,370 200,368 192,366 184,364 176,362 169,359 161,357 153,354 146,352 139,349 131,346 125,343 118,339 111,336 105,332 99,328 93,324 87,320 81,315 76,310 70,305 65,300 61,295 56,290 52,284 48,278 44,271 40,265 37,258 33,250 31,243 29,235 27,226 26,218 25,209 25,200 25,190 25,181 25,172 26,164 27,156 29,148 31,140 33,132 37,125 39,117 43,110 46,104 50,97 55,90 59,84 64,78 69,72 75,67 81,61 87,56 94,51 101,46 108,42 115,37 123,33 131,29 140,25 148,22 158,19 167,16 177,13 186,11 197,8 208,6 219,5 230,3 242,2 253,1 266,0 278,0 291,0 301,0 311,0 321,1 330,1 340,2 349,3 358,5 367,6 377,8 385,10 394,12 403,14 411,16 419,19 427,22 435,25 443,28 450,32 457,36 464,40 471,44 478,48 484,53 490,58 496,63 502,68 507,74 512,80 517,86 522,92 527,98 531,105 535,112 539,120 542,127 545,135 548,143 551,151 553,160 555,169 411,184 410,179 409,175 408,171 407,167 405,163 404,160 402,156 400,153 399,150 396,147 394,144 392,141 390,139 387,136 385,134 382,131 379,129 376,127 373,125 370,123 367,122 364,120 361,118 358,117 354,116 351,115 347,114 343,113 339,112 335,112 331,111 327,110 323,110 318,109 314,109 309,109 305,109 300,108 296,108 291,108 279,108 269,109 258,110 249,111 240,112 232,114 224,116 216,118 210,120 204,123 198,126 193,130 189,134 185,138 182,143 179,148 177,153 176,159 175,166 175,172 175,177 175,181 176,184 177,188 178,191 179,195 181,198 182,201 184,204 186,207 189,209 191,212 195,214 197,216 201,218 204,220 208,223 212,224 216,226 220,228 224,230 229,231 234,233 239,234 244,236 249,237 254,238 260,240 266,241 272,242 278,244 284,245 290,246 296,248 303,249 309,250 316,252 323,254 330,255 337,257 346,259 354,261 363,263 371,265 380,267 388,269 397,272 405,274 414,276 422,279 430,281 438,284 446,287 454,290 462,293 469,297 476,301 483,305 490,309 497,313 503,317 509,322 515,327 521,332 526,338 532,343 536,349 541,356 545,362 549,369 553,376 557,383 560,391 562,399 564,407 566,416 568,425 569,435 569,445">
          <text:p/>
        </draw:polygon>
        <draw:polygon draw:style-name="gr3" draw:text-style-name="P3" draw:layer="layout" svg:width="0.569cm" svg:height="0.65cm" svg:x="12.29cm" svg:y="0.37cm" svg:viewBox="0 0 570 651" draw:points="570,455 570,464 569,473 568,482 567,490 565,498 563,506 560,514 558,522 554,529 551,536 547,544 542,550 538,557 533,563 528,570 522,576 516,582 510,587 503,593 496,598 488,603 480,608 472,613 464,617 455,621 446,625 437,628 427,632 418,635 407,638 397,640 386,642 375,644 363,646 352,648 340,649 327,650 315,650 302,651 288,651 277,651 265,650 254,650 243,649 232,649 221,648 211,647 201,645 191,644 181,642 171,641 162,638 153,636 144,633 136,631 128,628 120,625 111,621 104,618 97,614 90,610 82,605 76,600 69,595 63,590 57,584 52,579 46,573 41,567 36,561 32,554 27,547 23,540 19,533 15,525 12,517 8,509 5,500 2,491 0,482 143,461 144,466 146,471 147,475 149,480 151,484 153,488 155,492 157,496 159,499 162,503 164,506 167,509 170,512 172,515 176,517 178,520 182,522 185,524 188,526 192,528 196,529 199,531 203,533 207,534 211,535 215,536 220,537 224,538 229,539 233,539 238,540 244,540 249,541 254,541 260,541 265,542 271,542 277,542 283,542 288,542 294,542 299,542 305,542 310,542 315,541 321,541 326,541 330,540 335,540 340,539 345,539 350,538 354,537 358,536 363,535 367,534 371,533 375,531 378,530 382,528 385,527 389,525 392,523 395,521 398,519 400,516 403,514 405,512 407,509 410,507 411,503 413,500 414,497 416,494 417,490 418,486 419,483 419,479 419,475 419,471 419,466 419,461 418,457 417,453 416,449 414,445 412,442 410,438 408,435 405,432 402,429 399,427 396,424 392,421 388,419 384,417 380,415 376,413 371,411 366,409 361,407 356,406 351,404 345,402 340,401 334,399 328,397 321,396 315,395 308,394 302,392 295,391 288,389 281,388 274,386 267,384 260,383 253,381 245,380 238,378 230,376 222,374 214,372 206,370 199,368 191,366 183,364 176,362 168,359 160,357 153,354 145,352 138,349 131,346 124,343 117,339 111,336 104,332 98,328 92,324 86,320 80,315 75,310 69,305 64,300 60,295 55,290 51,284 47,278 43,271 40,265 37,258 34,250 31,243 29,235 28,226 26,218 25,209 25,200 25,190 25,181 25,172 26,164 27,156 29,148 31,140 33,132 36,125 39,117 42,110 46,104 50,97 54,90 58,84 63,78 69,72 74,67 80,61 86,56 93,51 100,46 107,42 115,37 122,33 130,29 139,25 148,22 157,19 166,16 176,13 186,11 196,8 207,6 218,5 229,3 241,2 253,1 265,0 277,0 290,0 300,0 310,0 320,1 329,1 339,2 348,3 358,5 367,6 376,8 385,10 393,12 402,14 410,16 418,19 426,22 434,25 442,28 449,32 456,36 463,40 470,44 477,48 483,53 489,58 496,63 502,68 508,74 512,80 517,86 522,92 527,98 531,105 535,112 539,120 542,127 546,135 548,143 551,151 553,160 555,169 410,184 409,179 408,175 407,171 406,167 405,163 403,160 401,156 400,153 398,150 396,147 394,144 391,141 389,139 387,136 384,134 381,131 378,129 376,127 373,125 370,123 366,122 363,120 360,118 357,117 353,116 350,115 346,114 342,113 338,112 334,112 330,111 326,110 322,110 317,109 313,109 309,109 304,109 299,108 294,108 290,108 279,108 268,109 258,110 248,111 239,112 231,114 223,116 216,118 209,120 203,123 197,126 193,130 188,134 184,138 181,143 179,148 177,153 175,159 174,166 174,172 174,177 175,181 175,184 176,188 177,191 178,195 180,198 181,201 183,204 185,207 188,209 191,212 194,214 197,216 200,218 203,220 207,223 211,224 215,226 219,228 224,230 228,231 233,233 238,234 243,236 248,237 254,238 259,240 265,241 271,242 277,244 283,245 289,246 296,248 302,249 309,250 315,252 322,254 329,255 336,257 345,259 353,261 362,263 370,265 379,267 388,269 396,272 405,274 413,276 421,279 430,281 438,284 445,287 453,290 461,293 468,297 475,301 483,305 489,309 497,313 503,317 510,322 515,327 521,332 527,338 532,343 536,349 541,356 545,362 549,369 553,376 557,383 560,391 563,399 565,407 566,416 568,425 569,435 570,445">
          <text:p/>
        </draw:polygon>
        <draw:path draw:style-name="gr3" draw:text-style-name="P3" draw:layer="layout" svg:width="0.633cm" svg:height="0.649cm" svg:x="13.271cm" svg:y="0.371cm" svg:viewBox="0 0 634 650" svg:d="M193 650h-9l-9-1h-8l-9-1-8-1-8-1-8-2-7-2-8-2-7-2-7-3-7-3-6-3-7-3-6-4-6-4-5-4-6-4-5-4-5-6-5-5-5-5-4-5-4-6-4-6-4-6-3-6-4-7-2-7-3-6-3-8-2-7-2-7-2-8-1-8-2-8v-9l-1-8v-9l-1-9 1-11v-10l1-10 2-10 1-10 2-9 3-9 3-8 3-8 3-8 5-8 4-7 4-7 5-6 6-6 5-6 6-6 6-6 6-5 7-4 7-5 7-4 7-4 8-4 7-4 8-3 9-3 8-3 9-2 8-2 10-3 9-2 9-1 9-2 10-1 10-1 10-1h10l9-1h11l135-2v-32-7-6-7l-1-6v-5l-1-6-1-5-1-6-1-4-1-5-1-5-1-4-2-4-2-4-1-4-2-4-2-3-2-3-2-4-2-2-3-3-2-3-3-3-2-2-3-2-3-2-3-2-3-1-4-1-3-2-4-1-3-1-4-1-5-1h-3l-4-1-4-1h-4-5-4-4-4-4-3l-4 1h-4l-3 1-4 1h-3l-4 1-2 1-4 1-2 1-3 1-3 2-3 1-2 2-3 2-2 1-3 2-2 3-2 2-2 2-2 2-2 3-2 3-2 3-2 3-1 3-2 4-1 3-1 4-2 4-1 3-1 5-1 4-1 4v5l-1 5-1 5-169-8 1-8 2-8 2-8 2-8 2-7 3-7 3-7 3-7 4-8 3-6 4-7 4-7 5-6 4-6 5-6 5-6 6-6 6-5 6-5 6-6 7-4 7-5 7-4 8-5 8-3 8-4 8-3 9-4 9-3 10-3 9-2 10-3 11-2 10-1 12-2 11-1 12-1 12-1h12 13 11 13l11 1 11 1 10 1 10 2 11 2 9 2 10 2 9 3 9 3 9 3 8 4 8 4 8 4 8 5 7 4 7 6 7 5 7 5 6 6 6 6 5 6 6 7 5 7 4 7 5 8 4 7 4 8 3 8 3 9 3 9 3 8 2 10 2 9 1 10 2 10v10l1 11v11 228 4 5 4 4 4l1 4v3 4 4l1 3v4l1 3 1 3v3l1 4 1 2v3l1 3 1 3 1 2 2 2 1 2 1 2 2 2 1 2 2 2 1 2 2 1 2 2 2 1 2 1 2 1 3 1 2 1h3l3 1h2 3l3 1h4 3 4l3-1h4 4 3l4-1h3l4-1 4-1v89l-3 1h-3l-3 1-3 1-2 1h-3l-3 1h-2l-2 1-3 1h-2l-2 1h-3l-2 1h-2l-3 1h-2l-2 1h-2-3l-2 1h-2-3-2l-3 1h-2-3l-2 1h-3-3-2-3l-3 1h-2-4-2-4-3-3-4-12l-11-1-11-1-10-2-9-3-9-3-8-5-8-4-7-5-6-6-5-6-5-8-5-7-4-8-4-9-3-9-3-10-2-10-2-11-1-11h-4l-6 11-7 11-8 10-8 10-8 9-9 9-8 9-10 9-9 7-11 7-10 6-11 5-11 5-12 4-12 4-12 3-13 2-14 2h-14zM383 347l-84 2h-5-5-5l-5 1h-5l-6 1h-4l-5 1h-5l-5 1-4 1-5 1-4 1-5 1-3 1-5 1-4 2-3 2-4 1-4 3-3 2-4 2-3 2-3 3-2 3-3 3-3 3-2 3-3 4-2 3-1 4-2 5-2 4-1 5-1 5-1 5-1 6-1 6v6 6 9l1 8 1 8 1 7 2 7 2 7 3 6 3 5 3 5 4 5 4 4 5 4 5 3 5 3 5 2 6 2 6 1 6 1 6 1h7 7 6l6-1 5-1 6-1 6-1 5-2 5-2 6-2 5-3 5-3 5-3 4-3 6-3 4-3 4-4 5-3 4-4 3-4 4-4 3-5 4-5 3-4 3-5 3-5 2-5 3-5 2-6 2-5 3-6 1-6 2-5 1-6 2-6 1-6 1-6v-5l1-6v-6-6z">
          <text:p/>
        </draw:path>
        <draw:polygon draw:style-name="gr3" draw:text-style-name="P3" draw:layer="layout" svg:width="0.579cm" svg:height="0.649cm" svg:x="13.942cm" svg:y="0.371cm" svg:viewBox="0 0 580 650" draw:points="299,650 284,650 269,649 256,648 242,646 229,644 215,642 202,638 190,635 178,631 167,627 156,622 145,617 135,611 126,605 116,598 107,591 98,584 90,576 82,569 74,560 67,552 60,543 54,533 48,524 42,514 37,504 31,493 27,482 23,471 19,459 15,447 12,435 9,422 7,410 5,396 3,383 2,370 1,356 0,342 0,328 0,312 1,297 2,282 4,268 5,254 7,240 10,227 13,214 17,201 20,189 25,177 29,165 34,154 39,143 45,132 51,122 57,113 64,103 72,94 79,86 87,78 95,69 103,62 112,55 121,49 131,42 141,37 151,31 162,26 173,21 184,17 196,14 208,10 221,7 233,5 247,3 260,1 273,0 287,0 301,0 313,0 325,0 336,1 347,2 358,4 369,5 379,7 389,10 399,13 409,16 418,19 427,23 436,26 444,31 453,35 461,39 468,44 476,49 483,55 490,60 497,66 503,72 510,78 515,84 521,91 527,97 532,104 537,111 541,119 545,126 550,134 553,142 557,150 560,158 563,166 566,174 569,183 571,191 573,200 575,208 411,217 410,207 407,198 405,189 402,181 399,174 395,166 391,159 387,152 382,146 376,140 370,135 364,130 358,125 350,122 343,119 335,116 326,114 317,113 308,111 298,111 285,112 273,113 261,116 251,120 241,125 232,131 223,138 214,146 207,155 201,165 195,176 190,188 186,202 182,216 178,231 176,247 174,264 172,282 171,301 171,321 172,362 176,399 182,432 192,460 203,484 217,503 235,518 254,529 275,535 300,538 309,538 318,537 326,535 334,533 342,531 350,527 357,523 364,519 371,514 377,509 383,503 389,496 394,489 399,481 403,472 406,463 410,454 412,443 414,433 416,422 580,429 578,437 576,446 575,455 572,463 570,472 567,480 564,488 560,496 557,504 553,512 548,520 544,528 539,535 534,543 529,550 523,556 517,563 511,570 504,576 497,582 490,588 483,594 475,599 467,606 459,611 450,615 441,620 432,624 423,628 413,632 402,635 392,638 382,641 371,643 359,646 348,647 336,648 324,649 311,650">
          <text:p/>
        </draw:polygon>
        <draw:polygon draw:style-name="gr3" draw:text-style-name="P3" draw:layer="layout" svg:width="0.366cm" svg:height="0.638cm" svg:x="14.633cm" svg:y="0.37cm" svg:viewBox="0 0 367 639" draw:points="5,639 5,159 5,155 5,151 5,147 5,142 5,138 5,134 5,130 5,125 4,121 4,116 4,112 4,107 4,103 4,99 4,94 4,90 4,86 4,82 3,78 3,73 3,69 3,65 3,61 3,57 3,54 3,50 2,46 2,43 2,40 2,36 2,33 2,30 1,27 1,24 1,22 1,20 1,18 1,15 0,14 0,12 156,12 157,14 157,15 157,17 157,19 157,21 158,24 158,27 158,30 158,33 159,36 159,40 159,43 159,47 159,50 160,54 160,58 160,62 161,66 161,69 161,73 161,78 162,81 162,86 162,90 162,94 162,98 162,102 163,106 163,110 163,114 163,118 163,122 163,125 163,128 164,132 164,135 164,138 164,141 164,143 164,146 166,146 169,139 171,133 174,126 176,120 179,114 181,108 183,102 186,96 188,90 191,85 193,80 195,74 198,69 201,64 204,60 206,55 210,51 212,47 216,43 219,39 222,36 226,32 230,28 233,25 237,22 241,20 246,17 250,15 254,12 259,10 264,8 268,7 274,5 279,4 285,2 291,2 297,1 303,0 309,0 316,0 319,0 322,0 325,0 328,0 331,1 333,1 336,1 339,2 342,2 344,3 347,3 350,4 352,4 355,5 357,6 359,6 361,7 363,7 365,8 367,9 367,145 363,144 360,143 357,143 354,142 351,141 348,141 344,140 341,140 338,139 335,139 331,138 328,138 325,138 321,137 318,137 314,136 310,136 306,136 301,136 297,136 285,136 274,138 263,140 253,144 243,148 234,154 225,160 217,167 209,176 202,185 196,195 190,207 185,219 181,232 177,246 174,261 171,277 170,294 169,312 169,331 169,639">
          <text:p/>
        </draw:polygon>
        <draw:path draw:style-name="gr3" draw:text-style-name="P3" draw:layer="layout" svg:width="0.631cm" svg:height="0.649cm" svg:x="15.063cm" svg:y="0.371cm" svg:viewBox="0 0 632 650" svg:d="M632 323v15l-1 14-1 13-1 14-2 13-2 13-3 13-3 13-3 12-4 12-4 12-5 11-5 11-5 11-6 10-6 11-7 10-7 9-7 9-8 9-8 9-8 7-10 8-9 7-10 7-10 8-10 6-11 6-12 5-11 5-12 5-13 4-13 3-13 3-15 3-14 2-14 2-15 1-15 1h-16-15l-15-1-14-1-15-2-13-2-13-3-13-3-13-3-12-4-12-5-11-5-12-5-11-6-10-6-10-7-10-7-9-8-9-7-8-8-9-9-7-8-7-9-7-10-7-9-6-10-6-11-5-11-5-11-5-11-4-12-4-12-3-13-3-12-3-13-2-13-2-13-1-14-2-14v-14-15-13-14l2-13 1-14 1-13 2-13 3-12 3-12 3-13 4-11 4-12 5-12 4-11 6-10 6-11 6-10 6-10 7-9 7-9 8-10 8-8 8-8 9-8 10-7 9-7 10-7 11-6 11-6 11-5 12-5 12-5 13-4 12-4 14-3 13-2 15-2 14-2 15-2h16 15 17 16l16 2 15 2 15 2 15 2 13 3 13 4 13 4 12 5 12 5 11 5 11 6 11 6 9 7 10 7 9 7 9 8 8 8 8 8 7 9 7 9 7 10 6 9 6 11 5 10 5 11 4 11 4 11 4 12 4 12 3 12 2 12 3 13 2 13 1 13 1 13 2 14v14zM462 323l-1-21-1-21-1-19-3-18-3-17-4-15-5-15-5-13-6-12-7-10-8-10-8-8-9-8-11-7-10-5-11-5-12-3-12-3-13-1-13-1-14 1-14 1-13 3-12 3-11 5-10 5-10 7-10 8-8 8-8 10-7 11-7 12-6 13-5 14-4 16-3 17-3 18-2 19-1 20v21 12 10 11l1 10 1 10 1 9 1 9 2 10 1 8 2 8 2 8 3 8 2 7 3 7 3 7 3 7 3 6 3 6 3 6 4 5 4 5 4 5 4 4 4 5 5 3 4 4 5 4 5 3 5 3 5 3 5 2 5 2 6 2 6 1 5 2 6 1 6 1h6l6 1h6 7l7-1h7l6-1 7-1 6-2 6-1 6-2 6-2 6-2 5-3 6-3 5-3 5-4 6-4 4-3 5-5 4-4 4-5 4-5 4-5 3-6 4-6 3-6 3-7 3-7 2-7 3-7 2-8 2-8 2-8 2-8 1-10 1-9 1-9 1-10 1-10v-11l1-10z">
          <text:p/>
        </draw:path>
        <draw:polygon draw:style-name="gr3" draw:text-style-name="P3" draw:layer="layout" svg:width="0.569cm" svg:height="0.65cm" svg:x="15.782cm" svg:y="0.37cm" svg:viewBox="0 0 570 651" draw:points="570,455 570,464 569,473 568,482 567,490 565,498 563,506 561,514 558,522 555,529 551,536 547,544 543,550 538,557 533,563 528,570 522,576 516,582 510,587 503,593 497,598 489,603 482,608 473,613 465,617 457,621 448,625 439,628 428,632 418,635 408,638 397,640 386,642 375,644 363,646 352,648 340,649 327,650 315,650 302,651 289,651 277,651 266,650 254,650 243,649 232,649 222,648 211,647 201,645 191,644 181,642 172,641 163,638 154,636 145,633 136,631 128,628 120,625 112,621 104,618 97,614 90,610 83,605 76,600 70,595 64,590 58,584 52,579 47,573 42,567 37,561 32,554 27,547 23,540 19,533 15,525 12,517 9,509 5,500 3,491 0,482 143,461 144,466 146,471 148,475 150,480 151,484 153,488 155,492 157,496 160,499 162,503 165,506 167,509 170,512 173,515 176,517 179,520 182,522 185,524 189,526 192,528 196,529 200,531 204,533 208,534 212,535 216,536 220,537 225,538 229,539 234,539 239,540 244,540 249,541 254,541 260,541 265,542 271,542 277,542 283,542 289,542 294,542 300,542 305,542 311,542 316,541 321,541 326,541 331,540 336,540 341,539 345,539 350,538 354,537 359,536 363,535 367,534 371,533 375,531 379,530 382,528 386,527 389,525 392,523 395,521 398,519 401,516 403,514 406,512 408,509 410,507 412,503 414,500 415,497 416,494 417,490 418,486 419,483 419,479 420,475 420,471 420,466 419,461 418,457 417,453 416,449 415,445 413,442 410,438 408,435 405,432 402,429 399,427 396,424 392,421 388,419 385,417 380,415 376,413 371,411 367,409 362,407 356,406 351,404 345,402 340,401 334,399 328,397 322,396 315,395 309,394 302,392 295,391 288,389 282,388 275,386 267,384 260,383 253,381 246,380 238,378 230,376 222,374 215,372 207,370 199,368 191,366 184,364 176,362 168,359 161,357 153,354 145,352 138,349 131,346 124,343 118,339 111,336 104,332 98,328 92,324 86,320 81,315 75,310 70,305 65,300 60,295 56,290 52,284 47,278 43,271 40,265 37,258 34,250 32,243 30,235 28,226 27,218 26,209 25,200 25,190 25,181 26,172 27,164 28,156 29,148 31,140 34,132 36,125 39,117 42,110 46,104 50,97 54,90 59,84 64,78 69,72 75,67 81,61 87,56 93,51 100,46 107,42 115,37 123,33 131,29 139,25 148,22 157,19 166,16 176,13 186,11 197,8 207,6 218,5 229,3 241,2 253,1 265,0 277,0 290,0 300,0 310,0 320,1 330,1 339,2 349,3 358,5 367,6 376,8 385,10 394,12 402,14 411,16 419,19 427,22 434,25 443,28 451,32 458,36 465,40 472,44 478,48 484,53 491,58 497,63 502,68 508,74 513,80 518,86 522,92 527,98 532,105 536,112 539,120 543,127 546,135 549,143 551,151 554,160 556,169 410,184 410,179 409,175 408,171 406,167 405,163 403,160 402,156 400,153 398,150 396,147 394,144 392,141 389,139 387,136 384,134 382,131 379,129 376,127 373,125 370,123 367,122 364,120 361,118 357,117 354,116 350,115 347,114 343,113 339,112 335,112 331,111 326,110 322,110 318,109 313,109 309,109 304,109 300,108 295,108 290,108 279,108 268,109 258,110 248,111 240,112 231,114 223,116 216,118 209,120 203,123 198,126 193,130 188,134 185,138 181,143 179,148 177,153 175,159 175,166 174,172 174,177 175,181 175,184 176,188 177,191 179,195 180,198 182,201 184,204 186,207 188,209 191,212 194,214 197,216 200,218 204,220 208,223 211,224 215,226 220,228 224,230 229,231 233,233 238,234 243,236 248,237 254,238 259,240 265,241 271,242 277,244 283,245 289,246 296,248 302,249 309,250 316,252 323,254 329,255 336,257 345,259 354,261 362,263 371,265 379,267 388,269 396,272 405,274 413,276 422,279 430,281 439,284 447,287 455,290 462,293 470,297 477,301 484,305 491,309 497,313 504,317 510,322 516,327 521,332 527,338 532,343 537,349 542,356 546,362 550,369 554,376 557,383 560,391 563,399 565,407 567,416 568,425 569,435 570,445">
          <text:p/>
        </draw:polygon>
        <draw:polygon draw:style-name="gr3" draw:text-style-name="P3" draw:layer="layout" svg:width="0.569cm" svg:height="0.65cm" svg:x="16.441cm" svg:y="0.37cm" svg:viewBox="0 0 570 651" draw:points="570,455 570,464 569,473 569,482 567,490 566,498 563,506 561,514 558,522 555,529 551,536 547,544 543,550 538,557 534,563 528,570 523,576 517,582 510,587 504,593 497,598 489,603 482,608 474,613 465,617 457,621 448,625 439,628 429,632 419,635 409,638 398,640 387,642 376,644 365,646 353,648 340,649 328,650 315,650 302,651 289,651 277,651 266,650 254,650 243,649 233,649 222,648 211,647 201,645 191,644 181,642 172,641 163,638 154,636 145,633 136,631 128,628 120,625 112,621 104,618 97,614 90,610 83,605 77,600 70,595 64,590 58,584 52,579 47,573 42,567 37,561 32,554 28,547 23,540 19,533 16,525 12,517 9,509 6,500 3,491 0,482 143,461 145,466 146,471 148,475 150,480 151,484 154,488 156,492 158,496 160,499 162,503 165,506 168,509 170,512 173,515 176,517 179,520 182,522 186,524 189,526 193,528 196,529 200,531 204,533 208,534 212,535 216,536 221,537 225,538 229,539 234,539 239,540 244,540 249,541 255,541 260,541 266,542 271,542 277,542 283,542 289,542 295,542 300,542 306,542 311,542 316,541 321,541 326,541 331,540 336,540 341,539 346,539 351,538 356,537 360,536 364,535 368,534 372,533 376,531 380,530 383,528 387,527 390,525 393,523 397,521 399,519 402,516 405,514 407,512 409,509 411,507 413,503 415,500 416,497 417,494 418,490 419,486 420,483 421,479 421,475 421,471 421,466 421,461 420,457 419,453 417,449 416,445 414,442 412,438 409,435 406,432 404,429 400,427 397,424 394,421 390,419 386,417 382,415 377,413 373,411 368,409 363,407 358,406 352,404 347,402 340,401 334,399 328,397 322,396 315,395 309,394 302,392 295,391 289,389 282,388 275,386 267,384 260,383 253,381 246,380 238,378 230,376 223,374 215,372 207,370 199,368 191,366 184,364 176,362 168,359 161,357 153,354 146,352 138,349 131,346 125,343 118,339 111,336 105,332 98,328 92,324 86,320 81,315 75,310 70,305 65,300 60,295 56,290 52,284 48,278 44,271 40,265 37,258 34,250 32,243 30,235 28,226 27,218 26,209 25,200 25,190 25,181 26,172 27,164 28,156 30,148 31,140 34,132 36,125 39,117 43,110 46,104 50,97 54,90 59,84 64,78 69,72 75,67 81,61 87,56 94,51 100,46 108,42 115,37 123,33 131,29 139,25 148,22 157,19 167,16 176,13 186,11 197,8 207,6 218,5 230,3 241,2 253,1 265,0 278,0 290,0 300,0 311,0 320,1 330,1 339,2 350,3 359,5 368,6 377,8 386,10 395,12 404,14 412,16 420,19 428,22 436,25 443,28 451,32 458,36 465,40 472,44 478,48 485,53 491,58 497,63 502,68 508,74 513,80 518,86 523,92 527,98 532,105 536,112 539,120 543,127 546,135 549,143 551,151 554,160 556,169 412,184 411,179 410,175 409,171 407,167 406,163 405,160 403,156 401,153 399,150 397,147 395,144 393,141 391,139 388,136 386,134 383,131 380,129 377,127 374,125 371,123 368,122 365,120 362,118 358,117 355,116 351,115 347,114 343,113 339,112 335,112 331,111 327,110 323,110 318,109 314,109 309,109 305,109 300,108 295,108 290,108 279,108 268,109 258,110 249,111 240,112 231,114 223,116 216,118 210,120 204,123 198,126 193,130 189,134 185,138 182,143 179,148 177,153 176,159 175,166 175,172 175,177 175,181 176,184 176,188 178,191 179,195 180,198 182,201 184,204 186,207 189,209 191,212 194,214 197,216 200,218 204,220 208,223 211,224 216,226 220,228 224,230 229,231 234,233 239,234 243,236 249,237 254,238 260,240 265,241 271,242 277,244 283,245 290,246 296,248 303,249 309,250 316,252 323,254 330,255 337,257 346,259 355,261 363,263 372,265 381,267 389,269 398,272 406,274 415,276 423,279 431,281 439,284 447,287 455,290 462,293 470,297 477,301 484,305 491,309 497,313 504,317 510,322 516,327 522,332 527,338 532,343 537,349 542,356 546,362 550,369 554,376 557,383 560,391 563,399 565,407 567,416 568,425 569,435 570,445">
          <text:p/>
        </draw:polygon>
        <draw:polygon draw:style-name="gr3" draw:text-style-name="P3" draw:layer="layout" svg:width="0.366cm" svg:height="0.784cm" svg:x="17.403cm" svg:y="0.235cm" svg:viewBox="0 0 367 785" draw:points="228,785 214,784 201,783 188,781 176,779 165,775 154,771 144,766 134,760 126,753 118,746 111,738 104,729 98,719 93,708 89,696 85,684 83,671 81,657 79,643 79,627 79,258 0,258 0,147 87,147 138,0 240,0 240,147 360,147 360,258 240,258 240,583 240,592 241,601 241,609 243,616 244,623 246,629 248,636 251,641 254,646 257,651 261,655 265,659 269,662 274,665 279,667 285,669 291,670 297,671 305,672 312,672 315,672 318,672 321,672 324,672 326,672 329,671 332,671 334,671 337,671 339,670 342,670 344,669 347,669 350,668 352,668 355,667 358,666 361,666 363,665 367,664 367,765 361,767 354,769 348,771 342,772 336,774 329,775 323,776 316,778 309,779 303,779 295,780 288,782 281,782 274,783 267,783 259,784 252,784 244,785 236,785">
          <text:p/>
        </draw:polygon>
        <draw:polygon draw:style-name="gr3" draw:text-style-name="P3" draw:layer="layout" svg:width="0.365cm" svg:height="0.638cm" svg:x="17.861cm" svg:y="0.37cm" svg:viewBox="0 0 366 639" draw:points="5,639 5,159 5,155 5,151 5,147 5,142 5,138 5,134 5,130 4,125 4,121 4,116 4,112 4,107 4,103 4,99 4,94 4,90 4,86 4,82 3,78 3,73 3,69 3,65 3,61 2,57 2,54 2,50 2,46 2,43 2,40 2,36 2,33 1,30 1,27 1,24 1,22 1,20 1,18 1,15 0,14 0,12 155,12 156,14 156,15 156,17 156,19 156,21 157,24 157,27 157,30 157,33 158,36 158,40 158,43 158,47 158,50 159,54 159,58 159,62 159,66 159,69 160,73 160,78 160,81 161,86 161,90 161,94 161,98 161,102 161,106 162,110 162,114 162,118 162,122 162,125 162,128 162,132 163,135 163,138 163,141 163,143 163,146 165,146 168,139 170,133 173,126 175,120 177,114 180,108 182,102 184,96 187,90 189,85 192,80 194,74 197,69 200,64 202,60 205,55 209,51 212,47 215,43 219,39 222,36 226,32 229,28 233,25 237,22 241,20 245,17 250,15 254,12 259,10 263,8 268,7 274,5 279,4 285,2 290,2 297,1 303,0 309,0 316,0 319,0 322,0 324,0 327,0 330,1 333,1 336,1 339,2 341,2 344,3 347,3 350,4 352,4 355,5 357,6 359,6 361,7 363,7 365,8 366,9 366,145 363,144 360,143 357,143 354,142 351,141 347,141 344,140 341,140 338,139 334,139 331,138 328,138 324,138 321,137 317,137 314,136 309,136 305,136 301,136 297,136 285,136 274,138 263,140 253,144 243,148 233,154 225,160 217,167 209,176 201,185 195,195 189,207 184,219 180,232 176,246 173,261 170,277 169,294 168,312 167,331 167,639">
          <text:p/>
        </draw:polygon>
        <draw:path draw:style-name="gr3" draw:text-style-name="P3" draw:layer="layout" svg:width="0.572cm" svg:height="0.649cm" svg:x="18.291cm" svg:y="0.371cm" svg:viewBox="0 0 573 650" svg:d="M292 650h-13l-13-1-13-1-13-1-12-2-12-2-12-3-11-3-12-3-11-4-10-4-11-5-10-5-9-5-10-6-9-7-8-7-9-7-8-8-8-8-7-8-7-9-7-9-7-10-6-10-5-10-5-11-5-11-5-12-4-12-4-13-4-13-2-13-3-14-2-14-2-15-2-15-1-16v-15-17-17-18l2-16 1-16 2-15 3-15 3-14 4-14 4-13 4-13 5-12 6-11 5-12 6-10 7-10 6-10 7-9 8-9 7-8 8-8 8-7 9-7 9-7 9-6 9-6 10-5 10-5 10-4 10-4 10-4 11-3 11-3 11-2 11-2 11-2 11-2 12-1 11-1h12 12 15l15 1 13 1 13 2 13 2 13 3 12 3 11 4 11 4 11 5 10 6 10 6 10 6 9 6 9 7 8 7 8 8 8 9 7 8 7 9 7 10 6 9 6 11 5 10 5 11 5 11 4 12 4 12 4 13 3 12 3 14 3 13 2 13 2 14 2 14 1 15 1 14 1 15 1 15v16 5h-403v7 8l1 8v7l1 7 1 8 1 7 1 7 1 7 1 7 2 7 1 6 2 6 2 6 2 6 3 6 2 6 3 5 3 5 3 6 3 4 3 5 4 4 4 4 4 4 4 4 4 3 5 4 4 3 5 3 6 3 5 2 5 2 6 2 6 2 6 1 6 1h7l7 1h8 8l8-1 8-1 7-1 7-2 7-1 7-3 6-3 6-2 5-4 6-4 5-4 5-5 4-5 4-5 4-6 3-7 3-6 3-7 2-8 154 14-2 5-3 6-2 5-3 6-3 5-3 6-3 6-4 5-3 6-4 6-4 6-4 6-4 6-5 6-4 5-6 6-5 5-6 6-5 5-7 5-6 5-7 5-7 5-7 5-8 4-8 4-8 4-9 4-8 3-10 4-9 3-10 3-10 2-11 2-11 2-11 1-12 1-13 1-12 1zM292 102h-4-5l-5 1h-5l-5 1-4 1-5 1-5 2-4 1-4 2-5 2-4 1-4 2-4 3-4 2-3 3-4 3-3 3-4 4-3 3-3 4-3 4-3 4-3 4-2 5-3 5-2 5-2 5-2 5-3 6-1 6-2 6-2 6-1 7-1 7-1 7-1 7-1 8v8l-1 8h245l-2-15-1-14-3-13-3-13-3-12-4-11-4-10-5-9-6-9-6-8-6-7-8-7-7-5-8-5-8-5-9-3-9-3-10-2-10-1z">
          <text:p/>
        </draw:path>
        <draw:path draw:style-name="gr3" draw:text-style-name="P3" draw:layer="layout" svg:width="0.632cm" svg:height="0.649cm" svg:x="18.938cm" svg:y="0.371cm" svg:viewBox="0 0 633 650" svg:d="M193 650h-9l-9-1h-8l-9-1-8-1-8-1-8-2-7-2-8-2-7-2-7-3-7-3-6-3-7-3-6-4-6-4-6-4-5-4-5-4-5-6-5-5-5-5-4-5-4-6-4-6-4-6-3-6-4-7-3-7-3-6-2-8-2-7-2-7-2-8-1-8-2-8-1-9v-8l-1-9v-9-11l1-10 1-10 1-10 2-10 2-9 3-9 2-8 4-8 3-8 4-8 5-7 4-7 5-6 5-6 6-6 6-6 6-6 6-5 7-4 6-5 7-4 8-4 7-4 8-4 8-3 8-3 9-3 8-2 9-2 9-3 10-2 9-1 9-2 10-1 9-1 10-1h10l10-1h10l136-2v-32-7-6-7l-1-6v-5l-1-6-1-5-1-6-1-4-1-5-1-5-2-4-1-4-2-4-1-4-2-4-2-3-2-3-2-4-3-2-2-3-2-3-3-3-3-2-3-2-2-2-4-2-4-1-3-1-3-2-4-1-4-1-3-1-4-1h-3l-4-1-5-1h-4-4-4-4-4-4-4l-3 1h-4l-4 1-3 1h-3l-4 1-3 1-3 1-3 1-3 1-2 2-3 1-3 2-2 2-3 1-2 2-2 3-2 2-2 2-3 2-1 3-2 3-2 3-2 3-1 3-2 4-1 3-2 4-1 4-1 3-1 5-1 4-1 4-1 5v5l-1 5-169-8 1-8 2-8 2-8 2-8 2-7 3-7 3-7 3-7 3-8 4-6 4-7 4-7 4-6 5-6 5-6 5-6 6-6 5-5 6-5 7-6 7-4 7-5 7-4 8-5 7-3 9-4 8-3 9-4 9-3 9-3 10-2 10-3 11-2 11-1 10-2 12-1 12-1 12-1h12 13 11 12l11 1 12 1 10 1 10 2 10 2 10 2 10 2 9 3 9 3 8 3 9 4 8 4 8 4 8 5 7 4 7 6 7 5 6 5 7 6 5 6 6 6 5 7 5 7 5 7 4 8 5 7 4 8 3 8 3 9 3 9 3 8 2 10 1 9 2 10 1 10 1 10 1 11v11 228 4 5 4 4 4 4l1 3v4 4 3l1 4 1 3v3l1 3 1 4v2l1 3 1 3 1 3 1 2 1 2 2 2 1 2 2 2 1 2 1 2 2 2 2 1 2 2 2 1 2 1 2 1 2 1 3 1h2l3 1h3 3l3 1h3 4 4l4-1h3 4 3l4-1h3l4-1 3-1v89l-3 1h-2l-3 1-3 1-3 1h-2l-2 1h-3l-2 1-3 1h-2l-2 1h-3l-2 1h-3l-2 1h-2l-2 1h-3-2l-2 1h-3-2-2l-3 1h-3-2l-3 1h-2-3-2-3l-3 1h-3-3-3-3-3-4-3-12l-11-1-11-1-10-2-9-3-9-3-8-5-8-4-7-5-6-6-6-6-4-8-5-7-4-8-4-9-3-9-3-10-2-10-2-11-1-11h-4l-7 11-7 11-7 10-8 10-8 9-8 9-9 9-11 9-9 7-10 7-11 6-10 5-12 5-11 4-12 4-13 3-13 2-13 2h-14zM383 347l-84 2h-5-5-6l-5 1h-5l-5 1h-4l-5 1h-5l-5 1-5 1-4 1-4 1-5 1-4 1-4 1-4 2-4 2-3 1-4 3-3 2-4 2-3 2-3 3-3 3-3 3-2 3-2 3-3 4-2 3-2 4-2 5-1 4-1 5-1 5-2 5v6l-1 6v6 6 9 8l1 8 2 7 2 7 2 7 3 6 3 5 3 5 4 5 4 4 5 4 5 3 5 3 5 2 6 2 6 1 6 1 6 1h7 6 6l6-1 6-1 6-1 5-1 6-2 5-2 6-2 5-3 5-3 5-3 4-3 5-3 4-3 5-4 3-3 4-4 5-4 4-4 3-5 3-5 4-4 3-5 3-5 2-5 3-5 2-6 2-5 2-6 2-6 2-5 1-6 2-6 1-6 1-6v-5l1-6v-6-6z">
          <text:p/>
        </draw:path>
        <draw:polygon draw:style-name="gr3" draw:text-style-name="P3" draw:layer="layout" svg:width="0.366cm" svg:height="0.784cm" svg:x="19.577cm" svg:y="0.235cm" svg:viewBox="0 0 367 785" draw:points="229,785 215,784 201,783 189,781 177,779 165,775 154,771 145,766 135,760 126,753 118,746 111,738 104,729 98,719 93,708 89,696 86,684 83,671 81,657 80,643 80,627 80,258 0,258 0,147 87,147 139,0 240,0 240,147 360,147 360,258 240,258 240,583 240,592 241,601 242,609 243,616 245,623 246,629 249,636 251,641 254,646 258,651 261,655 266,659 270,662 275,665 280,667 285,669 291,670 298,671 304,672 311,672 315,672 318,672 321,672 324,672 327,672 330,671 332,671 335,671 337,671 340,670 342,670 345,669 347,669 350,668 353,668 355,667 358,666 361,666 364,665 367,664 367,765 361,767 355,769 349,771 342,772 336,774 330,775 323,776 317,778 309,779 302,779 296,780 288,782 281,782 274,783 267,783 260,784 252,784 244,785 237,785">
          <text:p/>
        </draw:polygon>
        <draw:polygon draw:style-name="gr3" draw:text-style-name="P3" draw:layer="layout" svg:width="0.902cm" svg:height="0.638cm" svg:x="20.036cm" svg:y="0.37cm" svg:viewBox="0 0 903 639" draw:points="374,639 374,287 374,280 374,273 373,266 373,259 373,252 372,245 371,239 371,233 370,226 369,220 368,214 367,208 365,203 364,197 362,192 361,187 359,182 357,177 355,173 353,168 350,164 348,160 345,156 342,152 340,149 337,146 334,142 330,139 326,137 323,134 319,132 316,130 311,128 307,127 303,125 299,124 294,123 289,123 284,122 279,122 274,122 269,123 264,123 260,124 254,126 250,127 245,129 241,130 237,133 233,135 229,138 225,141 221,144 218,147 214,151 210,155 207,159 204,163 201,167 197,172 195,177 192,182 189,188 187,193 185,199 182,205 180,211 178,217 177,223 175,230 173,236 172,243 171,250 170,257 169,265 168,272 167,279 167,287 167,295 167,303 167,639 4,639 4,152 4,148 4,144 4,140 4,136 4,132 4,127 4,123 4,119 4,115 4,110 4,106 3,102 3,98 3,94 3,90 3,86 3,82 3,78 3,74 2,70 2,66 2,62 2,58 2,55 2,51 2,48 2,45 2,42 1,38 1,35 1,32 1,29 1,27 1,24 1,21 0,19 0,17 0,15 0,14 0,12 155,12 155,14 155,15 155,17 155,19 156,21 156,24 156,26 157,29 157,32 157,34 157,38 158,41 158,44 158,47 158,51 158,54 159,57 159,61 159,64 159,68 160,72 160,76 160,79 160,83 160,87 160,91 161,94 161,98 161,102 161,105 161,109 161,112 162,116 162,119 162,122 162,126 162,128 162,131 162,134 162,136 165,136 171,123 177,109 184,97 191,85 198,75 206,64 214,55 222,47 230,39 239,32 248,26 258,21 269,16 279,12 290,8 301,5 312,3 324,1 336,0 348,0 362,0 376,1 388,3 401,6 413,9 424,13 434,17 445,22 454,28 463,35 471,43 480,50 487,59 494,68 500,78 505,88 510,99 515,111 519,123 522,136 525,136 529,129 532,122 536,114 539,108 543,101 547,94 550,88 554,82 558,77 561,72 565,67 570,62 573,57 578,52 582,48 586,44 591,40 595,37 600,33 604,30 609,27 614,24 619,21 624,19 629,16 634,14 639,12 644,10 650,8 655,7 661,6 667,5 672,3 678,2 684,2 690,1 696,1 703,0 709,0 715,0 725,0 735,1 745,2 754,3 763,5 771,7 779,9 788,12 795,15 802,18 809,22 816,26 822,31 828,36 834,40 840,46 845,51 851,57 856,63 860,69 864,76 869,83 873,90 876,97 879,105 882,112 885,121 888,129 890,137 892,146 894,155 896,164 898,173 899,182 900,191 901,201 902,211 903,221 903,231 903,241 903,639 741,639 741,287 741,280 741,273 741,266 741,259 740,252 740,245 739,239 738,233 737,226 736,220 735,214 734,208 733,203 731,197 730,192 728,187 726,182 724,177 722,173 720,168 718,164 715,160 713,156 710,152 707,149 704,146 701,142 698,139 694,137 691,134 687,132 683,130 679,128 675,127 670,125 666,124 661,123 657,123 652,122 646,122 642,122 637,123 632,123 628,124 623,125 619,127 614,128 610,130 606,132 602,135 598,137 594,140 590,143 587,146 583,149 580,153 577,157 573,161 570,166 567,170 564,175 562,179 559,184 556,190 554,195 552,201 550,206 548,212 546,218 544,225 543,231 542,237 540,244 539,251 538,258 537,265 537,273 536,280 536,287 535,295 535,639">
          <text:p/>
        </draw:polygon>
        <draw:path draw:style-name="gr3" draw:text-style-name="P3" draw:layer="layout" svg:width="0.572cm" svg:height="0.649cm" svg:x="21.058cm" svg:y="0.371cm" svg:viewBox="0 0 573 650" svg:d="M293 650h-14l-13-1-13-1-13-1-12-2-12-2-12-3-11-3-11-3-12-4-10-4-11-5-9-5-10-5-9-6-10-7-8-7-9-7-8-8-7-8-8-8-7-9-7-9-6-10-6-10-6-10-5-11-5-11-5-12-4-12-4-13-3-13-3-13-3-14-2-14-2-15-1-15-1-16-1-15v-17-17l1-18 1-16 1-16 3-15 2-15 3-14 4-14 4-13 5-13 4-12 6-11 5-12 6-10 7-10 6-10 7-9 8-9 7-8 8-8 9-7 8-7 9-7 9-6 10-6 9-5 10-5 10-4 10-4 11-4 10-3 11-3 11-2 11-2 11-2 12-2 11-1 12-1h11 12 15l14 1 13 1 14 2 13 2 12 3 12 3 12 4 11 4 11 5 10 6 10 6 10 6 9 6 9 7 8 7 8 8 8 9 7 8 7 9 7 10 6 9 6 11 5 10 5 11 5 11 5 12 3 12 4 13 4 12 2 14 3 13 2 13 2 14 2 14 2 15 1 14v15l1 15v16 5h-403l1 7v8 8l1 7v7l1 8 1 7 1 7 1 7 1 7 2 7 1 6 2 6 2 6 2 6 3 6 2 6 3 5 3 5 3 6 3 4 4 5 3 4 4 4 4 4 4 4 4 3 5 4 5 3 4 3 5 3 6 2 5 2 6 2 6 2 6 1 6 1h7l7 1h7 8l8-1 8-1 8-1 7-2 6-1 7-3 6-3 6-2 6-4 5-4 5-4 4-5 5-5 5-5 4-6 3-7 3-6 3-7 2-8 154 14-2 5-3 6-2 5-3 6-3 5-3 6-3 6-3 5-4 6-4 6-4 6-3 6-5 6-5 6-4 5-6 6-5 5-5 6-6 5-6 5-7 5-7 5-7 5-7 5-8 4-8 4-8 4-8 4-9 3-9 4-10 3-11 3-10 2-11 2-11 2-12 1-11 1-13 1-12 1zM293 102h-5-5l-5 1h-5l-5 1-4 1-5 1-4 2-5 1-4 2-4 2-5 1-4 2-3 3-4 2-4 3-4 3-3 3-4 4-3 3-3 4-3 4-3 4-3 4-2 5-3 5-2 5-2 5-2 5-2 6-2 6-2 6-2 6-1 7-1 7-1 7-1 7-1 8v8 8h244l-2-15-1-14-3-13-2-13-4-12-4-11-4-10-6-9-6-9-6-8-6-7-7-7-8-5-8-5-8-5-9-3-9-3-10-2-10-1z">
          <text:p/>
        </draw:path>
        <draw:polygon draw:style-name="gr3" draw:text-style-name="P3" draw:layer="layout" svg:width="0.572cm" svg:height="0.638cm" svg:x="21.749cm" svg:y="0.37cm" svg:viewBox="0 0 573 639" draw:points="411,639 411,287 411,280 411,273 411,266 410,259 409,252 409,245 408,239 407,233 406,226 405,220 404,214 403,208 401,203 400,197 397,192 396,187 394,182 391,177 389,173 386,168 383,164 381,160 377,156 374,152 371,149 367,146 364,142 360,139 355,137 352,134 347,132 342,130 338,128 333,127 328,125 322,124 317,123 311,123 305,122 299,122 293,122 288,123 282,123 276,124 270,126 265,127 260,129 255,130 249,133 244,135 240,138 235,141 231,144 226,147 223,151 218,155 214,159 211,163 207,167 204,172 200,177 197,182 194,188 191,193 188,199 185,205 183,211 181,217 178,223 176,230 175,236 173,243 171,250 170,257 169,265 169,272 168,279 168,287 167,295 167,303 167,639 4,639 4,152 4,148 4,144 4,140 4,136 4,132 4,127 4,123 4,119 4,115 4,110 4,106 4,102 4,98 3,94 3,90 3,86 3,82 3,78 3,74 3,70 2,66 2,62 2,58 2,55 2,51 2,48 2,45 2,42 2,38 1,35 1,32 1,29 1,27 1,24 1,21 1,19 0,17 0,15 0,14 0,12 155,12 155,14 155,15 156,17 156,19 156,21 156,24 157,26 157,29 157,32 157,34 157,38 158,41 158,44 158,47 158,51 159,54 159,57 159,61 159,64 159,68 160,72 160,76 160,79 160,83 160,87 161,91 161,94 161,98 161,102 161,105 162,109 162,112 162,116 162,119 162,122 162,126 162,128 162,131 162,134 162,136 165,136 171,123 178,109 186,97 194,85 202,75 210,64 219,55 228,47 238,39 248,32 257,26 268,21 280,16 291,12 303,8 315,5 328,3 340,1 353,0 367,0 378,0 389,1 400,2 409,3 419,5 429,7 438,9 447,12 455,15 463,18 470,22 478,26 485,31 492,36 498,40 504,46 510,51 516,57 521,63 526,69 531,76 536,83 540,90 544,97 548,105 551,112 554,121 557,129 560,137 562,146 564,155 566,164 568,173 569,182 570,191 571,201 572,211 573,221 573,231 573,241 573,639">
          <text:p/>
        </draw:polygon>
        <draw:polygon draw:style-name="gr3" draw:text-style-name="P3" draw:layer="layout" svg:width="0.366cm" svg:height="0.784cm" svg:x="22.409cm" svg:y="0.235cm" svg:viewBox="0 0 367 785" draw:points="230,785 216,784 202,783 190,781 178,779 166,775 156,771 145,766 136,760 127,753 119,746 112,738 105,729 99,719 94,708 90,696 87,684 84,671 82,657 81,643 80,627 80,258 0,258 0,147 88,147 139,0 241,0 241,147 360,147 360,258 241,258 241,583 242,592 242,601 243,609 244,616 245,623 248,629 250,636 253,641 255,646 259,651 262,655 266,659 271,662 275,665 281,667 286,669 292,670 299,671 305,672 313,672 315,672 319,672 321,672 324,672 327,672 329,671 332,671 335,671 337,671 340,670 342,670 345,669 347,669 350,668 353,668 355,667 358,666 361,666 364,665 367,664 367,765 361,767 355,769 348,771 342,772 336,774 329,775 323,776 316,778 310,779 303,779 297,780 290,782 283,782 275,783 268,783 261,784 253,784 245,785 238,785">
          <text:p/>
        </draw:polygon>
        <draw:polygon draw:style-name="gr3" draw:text-style-name="P3" draw:layer="layout" svg:width="0.569cm" svg:height="0.65cm" svg:x="22.831cm" svg:y="0.37cm" svg:viewBox="0 0 570 651" draw:points="570,455 570,464 569,473 568,482 567,490 565,498 563,506 561,514 558,522 554,529 551,536 547,544 543,550 538,557 533,563 528,570 522,576 516,582 510,587 504,593 497,598 489,603 481,608 474,613 465,617 457,621 448,625 438,628 429,632 419,635 408,638 398,640 387,642 376,644 365,646 353,648 341,649 329,650 316,650 303,651 290,651 278,651 267,650 255,650 244,649 233,649 222,648 211,647 201,645 191,644 181,642 172,641 163,638 153,636 145,633 136,631 128,628 120,625 112,621 104,618 97,614 90,610 83,605 76,600 70,595 64,590 58,584 52,579 47,573 42,567 37,561 32,554 27,547 23,540 19,533 15,525 12,517 8,509 5,500 3,491 0,482 143,461 145,466 146,471 148,475 150,480 151,484 153,488 155,492 158,496 160,499 162,503 165,506 167,509 170,512 173,515 176,517 179,520 182,522 185,524 189,526 192,528 196,529 200,531 203,533 207,534 212,535 217,536 221,537 226,538 230,539 235,539 240,540 245,540 250,541 255,541 261,541 266,542 272,542 278,542 284,542 290,542 295,542 301,542 306,542 311,542 317,541 322,541 327,541 332,540 336,540 341,539 346,539 351,538 355,537 360,536 364,535 368,534 372,533 376,531 379,530 383,528 387,527 390,525 393,523 396,521 399,519 402,516 404,514 407,512 409,509 411,507 413,503 414,500 416,497 417,494 418,490 419,486 420,483 420,479 421,475 421,471 420,466 420,461 419,457 418,453 417,449 415,445 414,442 412,438 409,435 406,432 403,429 400,427 397,424 393,421 390,419 385,417 381,415 377,413 372,411 367,409 363,407 357,406 352,404 347,402 341,401 335,399 329,397 323,396 316,395 310,394 303,392 296,391 289,389 282,388 275,386 268,384 261,383 254,381 246,380 239,378 231,376 223,374 215,372 207,370 199,368 191,366 183,364 176,362 168,359 160,357 153,354 145,352 138,349 131,346 124,343 117,339 111,336 104,332 98,328 92,324 86,320 80,315 75,310 70,305 65,300 60,295 56,290 51,284 47,278 43,271 40,265 37,258 34,250 32,243 30,235 28,226 27,218 26,209 25,200 25,190 25,181 26,172 26,164 28,156 29,148 31,140 33,132 36,125 39,117 42,110 46,104 50,97 54,90 59,84 64,78 69,72 75,67 80,61 87,56 93,51 100,46 107,42 115,37 123,33 131,29 139,25 148,22 157,19 166,16 176,13 186,11 196,8 207,6 219,5 230,3 242,2 254,1 266,0 278,0 291,0 301,0 311,0 321,1 331,1 340,2 349,3 359,5 368,6 377,8 386,10 395,12 403,14 412,16 420,19 427,22 436,25 443,28 450,32 458,36 464,40 472,44 478,48 485,53 491,58 497,63 502,68 508,74 513,80 518,86 523,92 527,98 532,105 535,112 539,120 543,127 546,135 549,143 551,151 553,160 555,169 412,184 411,179 409,175 408,171 407,167 406,163 404,160 403,156 401,153 399,150 397,147 395,144 393,141 390,139 388,136 385,134 383,131 380,129 377,127 374,125 371,123 368,122 365,120 361,118 358,117 354,116 351,115 347,114 343,113 340,112 336,112 331,111 327,110 323,110 319,109 314,109 310,109 305,109 300,108 296,108 291,108 280,108 269,109 259,110 249,111 240,112 232,114 224,116 217,118 209,120 203,123 198,126 193,130 188,134 185,138 182,143 179,148 177,153 175,159 175,166 174,172 174,177 175,181 175,184 176,188 177,191 178,195 180,198 182,201 184,204 186,207 188,209 191,212 194,214 197,216 200,218 204,220 207,223 211,224 216,226 220,228 225,230 230,231 234,233 239,234 244,236 250,237 255,238 261,240 266,241 272,242 278,244 284,245 291,246 297,248 303,249 310,250 317,252 323,254 330,255 337,257 346,259 355,261 363,263 372,265 380,267 389,269 397,272 406,274 414,276 422,279 431,281 439,284 447,287 455,290 462,293 469,297 477,301 484,305 491,309 497,313 504,317 510,322 516,327 521,332 527,338 532,343 537,349 541,356 546,362 550,369 554,376 557,383 560,391 563,399 565,407 567,416 568,425 569,435 570,445">
          <text:p/>
        </draw:polygon>
        <draw:path draw:style-name="gr3" draw:text-style-name="P3" draw:layer="layout" svg:width="0.632cm" svg:height="0.649cm" svg:x="23.813cm" svg:y="0.371cm" svg:viewBox="0 0 633 650" svg:d="M192 650h-8l-9-1h-9l-8-1-8-1-8-1-8-2-8-2-7-2-8-2-7-3-6-3-7-3-6-3-6-4-6-4-6-4-6-4-5-4-5-6-5-5-4-5-5-5-4-6-4-6-4-6-3-6-3-7-3-7-3-6-3-8-2-7-2-7-2-8-1-8-1-8-1-9-1-8v-9-9-11-10l1-10 2-10 1-10 2-9 3-9 3-8 3-8 4-8 4-8 4-7 5-7 5-6 5-6 5-6 6-6 6-6 6-5 7-4 7-5 7-4 7-4 8-4 7-4 8-3 9-3 8-3 9-2 9-2 9-3 9-2 9-1 10-2 9-1 10-1 10-1h10l10-1h10l135-2v-32l-1-7v-6-7-6l-1-5-1-6v-5l-1-6-2-4-1-5-1-5-1-4-2-4-1-4-2-4-2-4-2-3-2-3-2-4-2-2-2-3-3-3-3-3-2-2-3-2-3-2-3-2-3-1-4-1-3-2-3-1-4-1-4-1-3-1h-4l-4-1-4-1h-4-4-5-4-4-4-3l-4 1h-4l-3 1-4 1h-3l-3 1-3 1-3 1-3 1-3 1-3 2-3 1-2 2-3 2-2 1-2 2-3 3-2 2-2 2-2 2-2 3-2 3-2 3-1 3-2 3-2 4-1 3-1 4-1 4-1 3-2 5-1 4v4l-1 5-1 5v5l-170-8 1-8 2-8 2-8 2-8 3-7 3-7 2-7 4-7 3-8 3-6 4-7 4-7 5-6 5-6 5-6 5-6 5-6 6-5 6-5 6-6 7-4 7-5 8-4 7-5 8-3 8-4 9-3 9-4 8-3 10-3 10-2 10-3 10-2 11-1 11-2 11-1 12-1 12-1h12 13 12 11l11 1 11 1 10 1 11 2 10 2 9 2 10 2 9 3 9 3 9 3 9 4 8 4 8 4 7 5 8 4 7 6 6 5 7 5 7 6 6 6 6 6 5 7 5 7 5 7 4 8 4 7 4 8 3 8 4 9 2 9 3 8 2 10 2 9 2 10 1 10 1 10v11 11 228 4 5 4 4l1 4v4 3 4l1 4v3l1 4v3l1 3v3l1 4 1 2 1 3v3l2 3 1 2 1 2 1 2 1 2 2 2 1 2 2 2 2 2 2 1 1 2 2 1 2 1 3 1 2 1 2 1h3l3 1h3 3l3 1h3 3 4l4-1h3 4 3l4-1h4l3-1 4-1v89l-3 1h-3l-3 1-2 1-3 1h-3l-2 1h-3l-2 1-2 1h-3l-2 1h-2l-3 1h-2l-2 1h-2l-3 1h-2-3l-2 1h-2-3-2l-2 1h-3-2l-3 1h-3-3-2-3l-2 1h-3-3-3-4-3-3-4-12l-11-1-10-1-11-2-10-3-9-3-8-5-7-4-7-5-6-6-6-6-5-8-5-7-4-8-3-9-4-9-2-10-3-10-2-11-1-11h-4l-6 11-7 11-8 10-8 10-8 9-8 9-9 9-9 9-10 7-10 7-10 6-11 5-11 5-12 4-12 4-12 3-13 2-13 2h-14zM382 347l-84 2h-5-5-5l-5 1h-5l-5 1h-5l-5 1h-5l-5 1-4 1-4 1-5 1-4 1-4 1-4 1-4 2-4 2-4 1-4 3-3 2-3 2-3 2-3 3-3 3-3 3-2 3-3 3-2 4-2 3-2 4-2 5-2 4-1 5-1 5-1 5-1 6v6l-1 6v6 9l1 8 1 8 2 7 1 7 2 7 3 6 3 5 4 5 4 5 4 4 4 4 5 3 5 3 5 2 6 2 6 1 6 1 7 1h7 6 6l6-1 6-1 5-1 6-1 5-2 6-2 5-2 5-3 5-3 5-3 5-3 4-3 5-3 4-4 4-3 4-4 3-4 4-4 4-5 3-5 3-4 3-5 3-5 3-5 2-5 3-6 2-5 2-6 2-6 1-5 2-6 1-6 1-6 1-6 1-5v-6-6l1-6z">
          <text:p/>
        </draw:path>
        <draw:polygon draw:style-name="gr3" draw:text-style-name="P3" draw:layer="layout" svg:width="0.573cm" svg:height="0.638cm" svg:x="24.515cm" svg:y="0.37cm" svg:viewBox="0 0 574 639" draw:points="412,639 412,287 412,280 411,273 411,266 411,259 410,252 410,245 409,239 408,233 407,226 406,220 405,214 403,208 402,203 400,197 398,192 396,187 394,182 392,177 389,173 387,168 384,164 381,160 378,156 375,152 372,149 367,146 363,142 359,139 355,137 351,134 347,132 342,130 337,128 332,127 327,125 322,124 317,123 311,123 305,122 299,122 293,122 287,123 282,123 276,124 271,126 265,127 260,129 255,130 250,133 245,135 240,138 236,141 232,144 227,147 223,151 219,155 215,159 211,163 208,167 204,172 200,177 197,182 194,188 191,193 188,199 186,205 184,211 181,217 179,223 177,230 175,236 173,243 172,250 171,257 170,265 169,272 168,279 168,287 168,295 168,303 168,639 5,639 5,152 5,148 5,144 5,140 5,136 5,132 5,127 5,123 5,119 4,115 4,110 4,106 4,102 4,98 4,94 4,90 4,86 4,82 4,78 3,74 3,70 3,66 3,62 3,58 3,55 3,51 3,48 2,45 2,42 2,38 2,35 2,32 2,29 1,27 1,24 1,21 1,19 1,17 1,15 0,14 0,12 155,12 156,14 156,15 156,17 156,19 157,21 157,24 157,26 157,29 157,32 158,34 158,38 158,41 158,44 158,47 159,51 159,54 159,57 160,61 160,64 160,68 160,72 161,76 161,79 161,83 161,87 161,91 161,94 162,98 162,102 162,105 162,109 162,112 162,116 162,119 163,122 163,126 163,128 163,131 163,134 163,136 165,136 172,123 179,109 187,97 194,85 203,75 211,64 220,55 229,47 238,39 248,32 258,26 269,21 279,16 291,12 302,8 315,5 327,3 340,1 353,0 367,0 379,0 389,1 400,2 410,3 420,5 429,7 438,9 447,12 455,15 463,18 471,22 478,26 485,31 492,36 499,40 505,46 511,51 516,57 522,63 527,69 532,76 536,83 540,90 544,97 548,105 552,112 555,121 558,129 560,137 563,146 565,155 567,164 568,173 570,182 571,191 572,201 573,211 573,221 574,231 574,241 574,639">
          <text:p/>
        </draw:polygon>
        <draw:path draw:style-name="gr3" draw:text-style-name="P3" draw:layer="layout" svg:width="0.597cm" svg:height="0.871cm" svg:x="25.21cm" svg:y="0.149cm" svg:viewBox="0 0 598 872" svg:d="M441 860v-1l-1-1v-1-1l-1-2v-2-1-3l-1-2v-2l-1-2v-3-3-2l-1-3v-3-2-3l-1-3v-3-3l-1-3v-3-3-3-3l-1-3v-4-3-3-3-3l-1-3v-3-2-3-3-3-2-3h-2l-6 12-7 11-6 11-8 10-7 9-8 8-9 8-9 7-10 6-10 6-10 5-11 4-11 4-11 4-12 2-12 3-13 2-13 1-14 1h-14-11l-12-1-11-1-10-2-11-2-10-3-10-3-10-4-9-4-9-5-8-5-9-5-7-6-8-6-7-7-7-7-7-7-6-7-6-9-6-8-6-9-5-9-5-10-4-9-5-11-3-10-4-10-4-12-3-11-3-12-2-12-3-12-2-12-1-13-2-13-1-13-1-13-1-14v-13-14-14-14l1-14 1-14 1-13 2-13 2-12 2-13 2-12 3-12 3-12 3-11 4-11 4-11 4-10 4-11 5-9 6-10 5-9 6-9 6-8 6-8 7-8 7-8 7-7 8-7 8-6 8-6 9-5 8-5 10-5 9-4 10-4 12-3 10-2 11-2 12-2 11-2h12 13 6 6 6l6 1h6l6 1h5l6 2 6 1 6 1 5 1 6 2 5 1 6 2 5 2 5 2 5 2 5 2 6 3 4 2 5 3 5 3 5 3 4 3 4 4 5 3 4 4 4 3 4 5 4 4 4 5 4 4 4 5 3 5 4 5 3 5 3 5 3 5 3 6 3 6h1v-1-1-2-2-1-2-2-2l-1-2v-2-2-2-3-2-3-3-3-2-3-3-3-4-2-4-2-4-2-4-3-3-3-3-3-3-3-3-3-3-3-3-229h162v724 9 9l1 8v9 8 8 8 8l1 7v7 7l1 7v6l1 6v6 5 5l1 5v4 4zM433 544v-12-12l-1-12-1-11-1-10-1-10-1-10-2-9-2-9-2-8-3-8-2-8-3-7-3-7-3-6-3-7-3-6-4-5-3-6-4-5-4-4-4-5-4-4-4-3-4-4-4-3-5-3-4-3-5-2-5-2-5-2-4-2-5-1-5-1-5-1-5-2h-5l-5-1h-5-4-7-6l-6 1-5 1-6 1-5 1-6 2-5 2-5 2-5 2-5 3-4 3-5 3-4 3-4 4-4 4-4 4-4 5-3 4-3 5-4 6-3 5-3 6-2 6-3 7-2 7-2 7-3 7-2 8-1 8-2 8-1 9-2 9-1 9v10l-1 9-1 11v11l-1 11v11l2 40 4 36 6 33 9 27 11 23 15 20 16 15 19 10 22 6 24 3h5l5-1h5l5-1 4-1 5-1 5-1 5-2 5-2 5-2 5-2 4-3 5-2 4-3 5-4 4-3 5-4 3-5 4-4 4-5 4-5 4-5 3-6 3-6 3-7 4-7 2-7 3-8 3-7 2-9 2-8 2-9 2-10 2-10 1-10 1-10 1-12 1-11v-12z">
          <text:p/>
        </draw:path>
        <draw:path draw:style-name="gr3" draw:text-style-name="P3" draw:layer="layout" svg:width="0.597cm" svg:height="0.871cm" svg:x="26.263cm" svg:y="0.149cm" svg:viewBox="0 0 598 872" svg:d="M441 860v-1-1l-1-1v-1-2-2l-1-1v-3-2l-1-2v-2-3l-1-3v-2-3l-1-3v-2-3-3l-1-3v-3-3-3l-1-3v-3-3-3l-1-4v-3-3-3-3-3-3-2-3-3-3-2-3h-3l-6 12-6 11-7 11-7 10-8 9-8 8-9 8-9 7-9 6-10 6-11 5-10 4-11 4-12 4-13 2-12 3-13 2-13 1-13 1h-14-12l-11-1-11-1-11-2-10-2-11-3-9-3-10-4-9-4-9-5-8-5-8-5-8-6-8-6-7-7-7-7-7-7-6-7-6-9-6-8-5-9-5-9-5-10-5-9-4-11-4-10-4-10-3-12-4-11-2-12-3-12-2-12-2-12-2-13-1-13-2-13v-13l-1-14-1-13v-14-14l1-14 1-14 1-14 1-13 1-13 2-12 2-13 2-12 3-12 3-12 4-11 3-11 4-11 4-10 5-11 5-9 5-10 5-9 6-9 6-8 7-8 6-8 7-8 7-7 8-7 8-6 8-6 9-5 9-5 9-5 10-4 10-4 10-3 10-2 12-2 11-2 12-2h12 12 6 6 6l6 1h6l6 1h6l6 2 5 1 6 1 7 1 5 2 6 1 5 2 5 2 5 2 6 2 5 2 5 3 5 2 4 3 5 3 5 3 4 3 5 4 4 3 4 4 5 3 4 5 4 4 4 5 3 4 4 5 3 5 4 5 3 5 3 5 3 5 3 6 3 6h2l-1-1v-1-2-2-1-2-2-2-2-2-2-2-3-2-3-3-3-2-3-3-3-4-2-4l-1-2v-4-2-4-3-3-3-3-3-3-3-3-3-3-3-3-229h163v724 9 9 8 9 8 8l1 8v8 7l1 7v7 7l1 6v6 6 5l1 5v5 4 4zM434 544l-1-12v-12-12l-1-11-1-10-2-10-1-10-2-9-2-9-2-8-3-8-2-8-3-7-3-7-2-6-4-7-3-6-3-5-4-6-4-5-4-4-3-5-4-4-5-3-4-4-4-3-5-3-4-3-5-2-4-2-5-2-5-2-5-1-5-1-4-1-5-2h-5l-5-1h-5-6-6-6l-6 1-6 1-6 1-5 1-6 2-5 2-5 2-5 2-4 3-5 3-4 3-4 3-5 4-4 4-3 4-4 5-4 4-3 5-4 6-2 5-3 6-3 6-3 7-2 7-2 7-2 7-2 8-2 8-2 8-1 9-1 9-1 9-1 10-1 9-1 11v11 11 11l1 40 4 36 6 33 9 27 12 23 14 20 17 15 19 10 22 6 24 3h4l6-1h5l5-1 5-1 5-1 5-1 5-2 5-2 4-2 5-2 5-3 4-2 5-3 4-4 5-3 4-4 4-5 4-4 4-5 3-5 4-5 4-6 3-6 3-7 3-7 3-7 2-8 3-7 2-9 3-8 2-9 2-10 1-10 1-10 1-10 2-12v-11-12z">
          <text:p/>
        </draw:path>
        <draw:path draw:style-name="gr3" draw:text-style-name="P3" draw:layer="layout" svg:width="0.163cm" svg:height="0.859cm" svg:x="27.021cm" svg:y="0.149cm" svg:viewBox="0 0 164 860" svg:d="M0 120v-120h164v120zM0 860v-627h164v627z">
          <text:p/>
        </draw:path>
        <draw:polygon draw:style-name="gr3" draw:text-style-name="P3" draw:layer="layout" svg:width="0.569cm" svg:height="0.65cm" svg:x="27.309cm" svg:y="0.37cm" svg:viewBox="0 0 570 651" draw:points="570,455 570,464 570,473 569,482 568,490 566,498 564,506 561,514 558,522 555,529 551,536 548,544 543,550 539,557 534,563 528,570 523,576 517,582 511,587 504,593 497,598 490,603 482,608 474,613 466,617 457,621 448,625 439,628 429,632 419,635 409,638 399,640 388,642 376,644 365,646 354,648 342,649 329,650 316,650 303,651 290,651 278,651 266,650 255,650 244,649 233,649 222,648 212,647 202,645 192,644 182,642 172,641 163,638 154,636 145,633 137,631 128,628 120,625 112,621 105,618 97,614 90,610 83,605 77,600 70,595 64,590 58,584 53,579 47,573 42,567 37,561 32,554 28,547 24,540 19,533 16,525 12,517 9,509 6,500 3,491 0,482 144,461 145,466 146,471 148,475 150,480 152,484 154,488 156,492 158,496 160,499 163,503 165,506 168,509 170,512 173,515 176,517 179,520 182,522 186,524 189,526 193,528 197,529 200,531 204,533 208,534 212,535 216,536 221,537 225,538 230,539 234,539 239,540 245,540 250,541 255,541 260,541 266,542 272,542 277,542 283,542 290,542 296,542 301,542 307,542 312,542 317,541 322,541 327,541 332,540 337,540 342,539 347,539 351,538 356,537 360,536 364,535 369,534 373,533 376,531 380,530 383,528 387,527 391,525 394,523 397,521 399,519 402,516 405,514 407,512 409,509 411,507 413,503 415,500 416,497 418,494 419,490 419,486 420,483 421,479 421,475 421,471 421,466 421,461 420,457 419,453 418,449 416,445 414,442 412,438 410,435 407,432 404,429 401,427 397,424 394,421 390,419 386,417 382,415 378,413 373,411 368,409 363,407 358,406 352,404 347,402 342,401 336,399 330,397 323,396 317,395 310,394 303,392 297,391 290,389 282,388 275,386 268,384 261,383 253,381 246,380 239,378 231,376 223,374 215,372 207,370 199,368 192,366 184,364 176,362 169,359 161,357 154,354 146,352 139,349 132,346 125,343 118,339 112,336 105,332 99,328 93,324 87,320 81,315 76,310 70,305 65,300 61,295 56,290 52,284 48,278 44,271 41,265 37,258 35,250 32,243 30,235 28,226 27,218 26,209 26,200 25,190 26,181 26,172 27,164 28,156 30,148 32,140 34,132 37,125 40,117 43,110 47,104 51,97 55,90 59,84 64,78 70,72 75,67 81,61 87,56 94,51 101,46 108,42 115,37 123,33 131,29 140,25 149,22 157,19 167,16 176,13 187,11 197,8 208,6 219,5 230,3 241,2 253,1 265,0 278,0 291,0 302,0 312,0 321,1 331,1 341,2 350,3 360,5 369,6 378,8 387,10 395,12 404,14 412,16 420,19 428,22 436,25 443,28 451,32 458,36 465,40 472,44 479,48 485,53 491,58 497,63 503,68 508,74 513,80 518,86 523,92 528,98 532,105 536,112 540,120 543,127 546,135 549,143 552,151 554,160 556,169 412,184 411,179 410,175 409,171 408,167 406,163 405,160 403,156 401,153 399,150 398,147 395,144 393,141 391,139 388,136 386,134 383,131 380,129 378,127 375,125 372,123 368,122 365,120 362,118 358,117 355,116 351,115 348,114 344,113 340,112 336,112 332,111 328,110 324,110 319,109 315,109 310,109 306,109 301,108 296,108 291,108 279,108 269,109 258,110 249,111 240,112 232,114 224,116 216,118 210,120 204,123 198,126 193,130 189,134 185,138 182,143 179,148 178,153 176,159 175,166 175,172 175,177 175,181 176,184 177,188 178,191 179,195 180,198 182,201 184,204 186,207 189,209 192,212 194,214 198,216 201,218 204,220 208,223 212,224 216,226 220,228 224,230 229,231 234,233 239,234 244,236 249,237 254,238 260,240 266,241 271,242 278,244 284,245 291,246 297,248 304,249 310,250 317,252 324,254 331,255 338,257 346,259 355,261 364,263 372,265 381,267 389,269 398,272 406,274 415,276 423,279 431,281 440,284 447,287 455,290 463,293 470,297 477,301 484,305 491,309 498,313 504,317 510,322 516,327 522,332 527,338 532,343 537,349 542,356 546,362 550,369 554,376 557,383 561,391 563,399 566,407 567,416 569,425 570,435 570,445">
          <text:p/>
        </draw:polygon>
        <draw:polygon draw:style-name="gr3" draw:text-style-name="P3" draw:layer="layout" svg:width="0.365cm" svg:height="0.784cm" svg:x="27.942cm" svg:y="0.235cm" svg:viewBox="0 0 366 785" draw:points="228,785 214,784 201,783 188,781 176,779 165,775 154,771 144,766 134,760 126,753 118,746 110,738 104,729 98,719 93,708 89,696 85,684 83,671 80,657 79,643 79,627 79,258 0,258 0,147 87,147 138,0 240,0 240,147 359,147 359,258 240,258 240,583 240,592 241,601 241,609 243,616 244,623 246,629 248,636 251,641 254,646 257,651 261,655 265,659 269,662 274,665 279,667 285,669 291,670 297,671 304,672 311,672 314,672 317,672 320,672 323,672 325,672 328,671 331,671 333,671 336,671 338,670 341,670 343,669 347,669 350,668 352,668 355,667 358,666 360,666 363,665 366,664 366,765 360,767 354,769 348,771 341,772 334,774 328,775 322,776 315,778 308,779 302,779 295,780 288,782 281,782 274,783 267,783 259,784 252,784 244,785 236,785">
          <text:p/>
        </draw:polygon>
        <draw:path draw:style-name="gr3" draw:text-style-name="P3" draw:layer="layout" svg:width="0.633cm" svg:height="0.649cm" svg:x="28.356cm" svg:y="0.371cm" svg:viewBox="0 0 634 650" svg:d="M193 650h-9l-8-1h-9l-8-1-9-1-7-1-8-2-8-2-7-2-8-2-7-3-6-3-7-3-6-3-6-4-6-4-6-4-5-4-6-4-5-6-5-5-5-5-4-5-4-6-4-6-3-6-4-6-3-7-3-7-3-6-3-8-2-7-2-7-2-8-1-8-1-8-1-9-1-8v-9l-1-9 1-11 1-10v-10l2-10 1-10 3-9 2-9 3-8 3-8 4-8 4-8 4-7 5-7 5-6 5-6 5-6 6-6 6-6 6-5 7-4 7-5 7-4 7-4 8-4 7-4 8-3 9-3 8-3 9-2 9-2 9-3 9-2 9-1 10-2 9-1 10-1 10-1h10l10-1h10l135-2v-32-7l-1-6v-7l-1-6v-5l-1-6-1-5v-6l-1-4-2-5-1-5-1-4-2-4-1-4-2-4-2-4-2-3-2-3-2-4-2-2-3-3-2-3-3-3-2-2-3-2-3-2-3-2-3-1-3-1-4-2-4-1-3-1-4-1-3-1h-4l-4-1-4-1h-4-5-4-4-4-3-4l-4 1h-4l-3 1-4 1h-3l-3 1-3 1-4 1-2 1-3 1-3 2-2 1-3 2-3 2-2 1-2 2-3 3-2 2-2 2-2 2-2 3-2 3-2 3-2 3-1 3-2 4-1 3-1 4-1 4-2 3v5l-1 4-1 4-1 5-1 5-1 5-169-8 1-8 2-8 2-8 2-8 3-7 2-7 3-7 3-7 4-8 3-6 4-7 5-7 4-6 4-6 5-6 6-6 5-6 6-5 6-5 6-6 7-4 7-5 7-4 8-5 8-3 8-4 9-3 8-4 10-3 9-3 10-2 10-3 10-2 11-1 11-2 11-1 12-1 12-1h13 12 12 11l11 1 11 1 10 1 11 2 10 2 10 2 9 2 10 3 9 3 9 3 8 4 9 4 8 4 7 5 7 4 8 6 6 5 7 5 6 6 6 6 6 6 5 7 5 7 5 7 4 8 4 7 4 8 4 8 3 9 3 9 2 8 2 10 2 9 2 10 1 10v10l1 11v11 228 4 5l1 4v4 4 4 3 4l1 4v3l1 4v3l1 3v3l1 4 1 2 1 3 1 3 1 3v2l2 2 1 2 1 2 2 2 1 2 2 2 2 2 1 1 2 2 2 1 2 1 2 1 3 1 2 1h3l3 1h3 3l3 1h3 4 3l4-1h3 4 4l3-1h4l3-1 4-1v89l-3 1h-3l-3 1-3 1-2 1h-3l-2 1h-3l-2 1-2 1h-3l-2 1h-2l-3 1h-2l-2 1h-3l-2 1h-2-3l-2 1h-2-3-2l-3 1h-2-3l-2 1h-3-2-3-3l-3 1h-2-3-3-4-3-3-3-12l-12-1-11-1-10-2-9-3-9-3-8-5-7-4-7-5-6-6-6-6-5-8-5-7-4-8-4-9-3-9-3-10-2-10-2-11-1-11h-5l-6 11-7 11-8 10-7 10-9 9-8 9-9 9-9 9-10 7-10 7-10 6-11 5-11 5-12 4-12 4-12 3-13 2-14 2h-13zM383 347l-84 2h-5-5-5l-5 1h-5l-5 1h-5l-5 1h-5l-4 1-5 1-5 1-4 1-4 1-4 1-5 1-3 2-4 2-4 1-4 3-3 2-3 2-3 2-3 3-3 3-3 3-3 3-2 3-2 4-2 3-2 4-2 5-2 4-1 5-1 5-1 5-1 6v6l-1 6v6l1 9v8l1 8 1 7 2 7 3 7 2 6 3 5 4 5 4 5 4 4 4 4 5 3 5 3 6 2 5 2 6 1 6 1 7 1h6 7 6l6-1 6-1 5-1 6-1 5-2 6-2 5-2 5-3 5-3 5-3 5-3 4-3 5-3 4-4 4-3 4-4 3-4 4-4 3-5 4-5 3-4 3-5 3-5 2-5 3-5 2-6 3-5 2-6 2-6 1-5 2-6 1-6 1-6 1-6 1-5v-6l1-6v-6z">
          <text:p/>
        </draw:path>
        <draw:polygon draw:style-name="gr3" draw:text-style-name="P3" draw:layer="layout" svg:width="0.573cm" svg:height="0.638cm" svg:x="29.059cm" svg:y="0.37cm" svg:viewBox="0 0 574 639" draw:points="411,639 411,287 411,280 411,273 411,266 411,259 410,252 409,245 409,239 408,233 407,226 406,220 404,214 403,208 402,203 399,197 397,192 395,187 393,182 391,177 388,173 386,168 383,164 380,160 377,156 374,152 370,149 367,146 363,142 359,139 355,137 351,134 347,132 342,130 337,128 333,127 327,125 322,124 316,123 311,123 305,122 299,122 293,122 287,123 282,123 276,124 271,126 266,127 260,129 255,130 250,133 245,135 240,138 236,141 231,144 227,147 223,151 219,155 215,159 211,163 208,167 204,172 201,177 197,182 194,188 191,193 189,199 186,205 183,211 181,217 179,223 177,230 175,236 173,243 172,250 171,257 170,265 169,272 168,279 168,287 168,295 167,303 167,639 5,639 5,152 5,148 5,144 5,140 5,136 5,132 5,127 4,123 4,119 4,115 4,110 4,106 4,102 4,98 4,94 4,90 4,86 4,82 3,78 3,74 3,70 3,66 3,62 3,58 3,55 3,51 2,48 2,45 2,42 2,38 2,35 2,32 2,29 2,27 1,24 1,21 1,19 1,17 1,15 1,14 0,12 155,12 155,14 156,15 156,17 156,19 156,21 157,24 157,26 157,29 158,32 158,34 158,38 158,41 158,44 159,47 159,51 159,54 159,57 160,61 160,64 160,68 160,72 160,76 161,79 161,83 161,87 161,91 161,94 161,98 161,102 162,105 162,109 162,112 162,116 162,119 162,122 163,126 163,128 163,131 163,134 163,136 165,136 172,123 179,109 186,97 194,85 202,75 211,64 220,55 229,47 238,39 248,32 258,26 269,21 280,16 291,12 303,8 315,5 327,3 340,1 353,0 367,0 378,0 389,1 399,2 410,3 420,5 429,7 438,9 447,12 455,15 463,18 471,22 478,26 485,31 492,36 499,40 505,46 511,51 517,57 522,63 527,69 532,76 536,83 541,90 544,97 548,105 552,112 555,121 558,129 560,137 563,146 565,155 567,164 568,173 570,182 571,191 572,201 573,211 573,221 573,231 574,241 574,639">
          <text:p/>
        </draw:polygon>
        <draw:polygon draw:style-name="gr3" draw:text-style-name="P3" draw:layer="layout" svg:width="0.579cm" svg:height="0.649cm" svg:x="29.751cm" svg:y="0.371cm" svg:viewBox="0 0 580 650" draw:points="299,650 284,650 270,649 256,648 242,646 229,644 216,642 204,638 192,635 180,631 168,627 157,622 147,617 136,611 127,605 117,598 108,591 99,584 91,576 83,569 75,560 68,552 61,543 55,533 49,524 43,514 38,504 33,493 28,482 24,471 20,459 16,447 12,435 10,422 7,410 5,396 4,383 2,370 1,356 1,342 0,328 1,312 1,297 2,282 4,268 6,254 8,240 10,227 13,214 18,201 22,189 26,177 31,165 36,154 41,143 47,132 53,122 59,113 66,103 73,94 80,86 88,78 96,69 105,62 114,55 123,49 132,42 142,37 152,31 163,26 174,21 185,17 197,14 209,10 221,7 234,5 247,3 260,1 273,0 287,0 301,0 313,0 325,0 337,1 348,2 359,4 369,5 380,7 390,10 399,13 409,16 418,19 428,23 436,26 445,31 453,35 461,39 469,44 476,49 484,55 491,60 497,66 504,72 510,78 516,84 521,91 527,97 532,104 537,111 541,119 545,126 550,134 553,142 557,150 561,158 564,166 567,174 569,183 571,191 573,200 575,208 411,217 410,207 408,198 405,189 402,181 399,174 395,166 391,159 387,152 382,146 376,140 371,135 364,130 358,125 351,122 343,119 335,116 326,114 317,113 308,111 298,111 285,112 273,113 262,116 251,120 241,125 232,131 224,138 216,146 209,155 202,165 196,176 192,188 187,202 183,216 180,231 177,247 175,264 174,282 172,301 172,321 174,362 177,399 184,432 193,460 204,484 218,503 235,518 254,529 276,535 300,538 309,538 318,537 327,535 335,533 343,531 350,527 358,523 365,519 371,514 378,509 384,503 389,496 394,489 399,481 403,472 407,463 410,454 412,443 415,433 417,422 580,429 579,437 577,446 575,455 573,463 570,472 567,480 564,488 561,496 557,504 553,512 549,520 544,528 540,535 534,543 529,550 523,556 517,563 511,570 504,576 497,582 490,588 483,594 475,599 467,606 459,611 450,615 442,620 432,624 423,628 413,632 403,635 393,638 382,641 371,643 359,646 348,647 336,648 324,649 312,650">
          <text:p/>
        </draw:polygon>
        <draw:path draw:style-name="gr3" draw:text-style-name="P3" draw:layer="layout" svg:width="0.572cm" svg:height="0.649cm" svg:x="30.411cm" svg:y="0.371cm" svg:viewBox="0 0 573 650" svg:d="M294 650h-14l-13-1-13-1-12-1-13-2-12-2-12-3-11-3-13-3-11-4-10-4-10-5-11-5-9-5-10-6-8-7-9-7-9-7-8-8-8-8-7-8-7-9-7-9-6-10-6-10-6-10-5-11-5-11-5-12-4-12-4-13-3-13-3-13-3-14-2-14-2-15-2-15-1-16v-15-17-17l1-18 1-16 2-16 2-15 2-15 3-14 4-14 4-13 4-13 5-12 6-11 6-12 6-10 6-10 6-10 7-9 8-9 7-8 8-8 9-7 8-7 9-7 9-6 9-6 10-5 10-5 10-4 10-4 10-4 12-3 11-3 11-2 11-2 11-2 11-2 12-1 11-1h12 12 14l15 1 13 1 14 2 12 2 13 3 12 3 11 4 11 4 11 5 11 6 9 6 10 6 9 6 9 7 8 7 8 8 8 9 7 8 7 9 7 10 6 9 6 11 5 10 5 11 5 11 4 12 4 12 4 13 3 12 4 14 2 13 3 13 2 14 1 14 1 15 2 14 1 15v15 16 5h-403v7l1 8v8l1 7v7l1 8 1 7 1 7 1 7 2 7 1 7 1 6 2 6 2 6 2 6 3 6 2 6 4 5 3 5 3 6 3 4 3 5 4 4 4 4 4 4 4 4 4 3 5 4 5 3 4 3 6 3 5 2 5 2 6 2 6 2 6 1 7 1h6l7 1h7 8l8-1 8-1 7-1 7-2 7-1 7-3 6-3 6-2 6-4 5-4 5-4 5-5 4-5 4-5 4-6 3-7 3-6 3-7 3-8 153 14-2 5-3 6-2 5-3 6-3 5-3 6-3 6-3 5-4 6-4 6-3 6-5 6-4 6-4 6-5 5-5 6-6 5-5 6-6 5-6 5-7 5-7 5-7 5-7 5-8 4-8 4-8 4-9 4-8 3-10 4-9 3-10 3-10 2-11 2-11 2-11 1-12 1-13 1-12 1zM294 102h-5-5l-5 1h-5l-4 1-5 1-5 1-5 2-4 1-4 2-5 2-4 1-4 2-4 3-4 2-3 3-4 3-3 3-4 4-3 3-3 4-3 4-3 4-2 4-3 5-4 5-2 5-2 5-2 5-3 6-1 6-2 6-1 6-2 7-1 7-1 7-1 7v8l-1 8v8h244l-1-15-2-14-3-13-3-13-3-12-4-11-4-10-5-9-6-9-6-8-6-7-8-7-7-5-8-5-8-5-9-3-9-3-10-2-10-1z">
          <text:p/>
        </draw:path>
        <draw:polygon draw:style-name="gr3" draw:text-style-name="P3" draw:layer="layout" svg:width="0.569cm" svg:height="0.65cm" svg:x="31.065cm" svg:y="0.37cm" svg:viewBox="0 0 570 651" draw:points="570,455 570,464 569,473 568,482 567,490 566,498 563,506 561,514 558,522 555,529 551,536 547,544 543,550 538,557 533,563 528,570 523,576 517,582 511,587 504,593 497,598 489,603 482,608 474,613 465,617 456,621 447,625 438,628 428,632 418,635 408,638 397,640 386,642 375,644 364,646 352,648 340,649 328,650 315,650 302,651 289,651 277,651 266,650 254,650 243,649 232,649 222,648 211,647 201,645 191,644 181,642 172,641 163,638 154,636 145,633 136,631 128,628 120,625 112,621 104,618 97,614 90,610 83,605 76,600 70,595 64,590 58,584 52,579 47,573 42,567 37,561 32,554 28,547 23,540 19,533 16,525 12,517 9,509 6,500 3,491 0,482 143,461 145,466 146,471 148,475 150,480 151,484 154,488 156,492 158,496 160,499 162,503 165,506 167,509 170,512 173,515 176,517 179,520 182,522 186,524 189,526 192,528 196,529 200,531 204,533 208,534 212,535 216,536 220,537 225,538 229,539 234,539 239,540 244,540 249,541 254,541 260,541 266,542 271,542 277,542 283,542 289,542 295,542 300,542 305,542 311,542 316,541 321,541 326,541 331,540 336,540 341,539 345,539 350,538 355,537 359,536 363,535 367,534 371,533 375,531 379,530 382,528 386,527 389,525 392,523 395,521 398,519 401,516 403,514 406,512 408,509 410,507 412,503 414,500 415,497 416,494 417,490 418,486 419,483 420,479 420,475 420,471 420,466 419,461 419,457 417,453 416,449 415,445 413,442 411,438 408,435 405,432 403,429 399,427 396,424 392,421 389,419 385,417 381,415 376,413 372,411 367,409 362,407 356,406 351,404 346,402 340,401 334,399 328,397 322,396 315,395 309,394 302,392 295,391 289,389 282,388 275,386 268,384 260,383 253,381 246,380 238,378 230,376 222,374 215,372 207,370 199,368 191,366 184,364 176,362 168,359 161,357 153,354 146,352 138,349 131,346 124,343 118,339 111,336 105,332 99,328 92,324 87,320 81,315 75,310 70,305 65,300 60,295 56,290 52,284 47,278 44,271 40,265 37,258 34,250 32,243 30,235 28,226 27,218 26,209 26,200 25,190 26,181 26,172 27,164 28,156 29,148 32,140 34,132 36,125 39,117 42,110 46,104 50,97 54,90 59,84 64,78 69,72 75,67 81,61 87,56 94,51 100,46 107,42 115,37 123,33 131,29 139,25 148,22 157,19 167,16 176,13 186,11 197,8 208,6 218,5 230,3 241,2 253,1 265,0 277,0 290,0 300,0 310,0 320,1 330,1 339,2 349,3 358,5 367,6 376,8 385,10 394,12 402,14 411,16 419,19 427,22 435,25 442,28 450,32 457,36 465,40 472,44 478,48 485,53 491,58 497,63 502,68 508,74 513,80 518,86 523,92 527,98 532,105 536,112 539,120 543,127 546,135 549,143 551,151 554,160 556,169 411,184 410,179 409,175 408,171 407,167 405,163 403,160 402,156 400,153 398,150 396,147 394,144 392,141 390,139 387,136 384,134 382,131 379,129 376,127 373,125 370,123 367,122 364,120 361,118 357,117 354,116 350,115 347,114 343,113 339,112 335,112 331,111 326,110 322,110 318,109 313,109 309,109 305,109 300,108 295,108 290,108 279,108 268,109 258,110 248,111 240,112 231,114 223,116 216,118 210,120 203,123 198,126 193,130 189,134 185,138 182,143 179,148 177,153 176,159 175,166 174,172 175,177 175,181 175,184 177,188 178,191 179,195 180,198 182,201 184,204 186,207 188,209 191,212 194,214 197,216 200,218 204,220 208,223 211,224 215,226 220,228 224,230 229,231 234,233 239,234 244,236 249,237 254,238 260,240 265,241 271,242 277,244 283,245 290,246 296,248 302,249 309,250 316,252 323,254 330,255 337,257 345,259 354,261 362,263 371,265 380,267 388,269 397,272 405,274 413,276 422,279 430,281 438,284 446,287 454,290 463,293 470,297 477,301 484,305 491,309 497,313 504,317 510,322 516,327 521,332 527,338 532,343 537,349 542,356 546,362 550,369 554,376 557,383 560,391 563,399 565,407 567,416 568,425 569,435 570,445">
          <text:p/>
        </draw:polygon>
        <draw:line draw:style-name="gr6" draw:text-style-name="P6" draw:layer="layout" svg:x1="12.146cm" svg:y1="4.427cm" svg:x2="16.328cm" svg:y2="4.427cm">
          <text:p/>
        </draw:line>
        <draw:line draw:style-name="gr6" draw:text-style-name="P6" draw:layer="layout" svg:x1="5.812cm" svg:y1="3.557cm" svg:x2="10.15cm" svg:y2="3.557cm">
          <text:p/>
        </draw:line>
        <draw:polygon draw:style-name="gr10" draw:text-style-name="P9" draw:layer="layout" svg:width="0.999cm" svg:height="1.364cm" svg:x="7.55cm" svg:y="3.078cm" svg:viewBox="0 0 1000 1365" draw:points="0,1365 1000,1365 1000,0 0,0">
          <text:p text:style-name="P8"><text:span text:style-name="T1">*</text:span></text:p>
        </draw:polygon>
        <draw:line draw:style-name="gr6" draw:text-style-name="P6" draw:layer="layout" svg:x1="10.136cm" svg:y1="3.526cm" svg:x2="10.136cm" svg:y2="4.52cm">
          <text:p/>
        </draw:line>
        <draw:line draw:style-name="gr6" draw:text-style-name="P6" draw:layer="layout" svg:x1="5.8cm" svg:y1="3.526cm" svg:x2="5.8cm" svg:y2="4.52cm">
          <text:p/>
        </draw:line>
        <draw:line draw:style-name="gr6" draw:text-style-name="P6" draw:layer="layout" svg:x1="5.823cm" svg:y1="2.367cm" svg:x2="14.3cm" svg:y2="2.367cm">
          <text:p/>
        </draw:line>
        <draw:polygon draw:style-name="gr10" draw:text-style-name="P9" draw:layer="layout" svg:width="0.999cm" svg:height="1.364cm" svg:x="9.55cm" svg:y="1.888cm" svg:viewBox="0 0 1000 1365" draw:points="0,1365 1000,1365 1000,0 0,0">
          <text:p text:style-name="P8"><text:span text:style-name="T1">*</text:span></text:p>
        </draw:polygon>
        <draw:line draw:style-name="gr6" draw:text-style-name="P6" draw:layer="layout" svg:x1="14.274cm" svg:y1="2.336cm" svg:x2="14.274cm" svg:y2="3.33cm">
          <text:p/>
        </draw:line>
        <draw:line draw:style-name="gr6" draw:text-style-name="P6" draw:layer="layout" svg:x1="5.8cm" svg:y1="2.336cm" svg:x2="5.8cm" svg:y2="3.3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27T10:21:04.569222401</dc:date>
    <meta:editing-duration>PT23H35M13S</meta:editing-duration>
    <meta:editing-cycles>1</meta:editing-cycles>
    <meta:document-statistic meta:object-count="152"/>
    <meta:generator>LibreOffice/7.3.7.2$Linux_X86_64 LibreOffice_project/30$Build-2</meta:generator>
  </office:meta>
</office:document-meta>
</file>